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1EA000001ADADBC31F0BA639A5B.png" manifest:media-type="image/png"/>
  <manifest:file-entry manifest:full-path="Pictures/10000201000006400000064033D301F3F0E53D33.png" manifest:media-type="image/png"/>
  <manifest:file-entry manifest:full-path="Pictures/1000020100000435000002014AA292AE2CC1FE7E.png" manifest:media-type="image/png"/>
  <manifest:file-entry manifest:full-path="Pictures/100002010000035D0000019F2A9E7BCCB108298E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Calibri" svg:font-family="Calibri"/>
    <style:font-face style:name="Calibri1" svg:font-family="Calibri" style:font-family-generic="swiss"/>
    <style:font-face style:name="Calibri3" svg:font-family="Calibri" style:font-family-generic="roman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Open Sans" svg:font-family="'Open Sans'" style:font-family-generic="roman" style:font-pitch="variable"/>
    <style:font-face style:name="Times New Roman" svg:font-family="'Times New Roman'" style:font-family-generic="roman" style:font-pitch="variable"/>
    <style:font-face style:name="Calibri2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Calibri4" svg:font-family="Calibri" style:font-family-generic="system" style:font-pitch="variable"/>
    <style:font-face style:name="Georgia1" svg:font-family="Georgia" style:font-family-generic="system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  <style:font-face style:name="Lucida Sans" svg:font-family="'Lucida Sans'" style:font-family-generic="system" style:font-pitch="variable"/>
    <style:font-face style:name="Open Sans1" svg:font-family="'Open Sans'" style:font-family-generic="system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4" style:family="table">
      <style:table-properties style:width="7.2556in" fo:margin-left="-0.0854in" table:align="left"/>
    </style:style>
    <style:style style:name="Table4.A" style:family="table-column">
      <style:table-column-properties style:column-width="1.5382in"/>
    </style:style>
    <style:style style:name="Table4.B" style:family="table-column">
      <style:table-column-properties style:column-width="2.8688in"/>
    </style:style>
    <style:style style:name="Table4.C" style:family="table-column">
      <style:table-column-properties style:column-width="2.8486in"/>
    </style:style>
    <style:style style:name="Table4.A1" style:family="table-cell">
      <style:table-cell-properties fo:background-color="#eeece1" fo:padding-left="0.0681in" fo:padding-right="0.075in" fo:padding-top="0in" fo:padding-bottom="0in" fo:border="0.5pt solid #000001" style:writing-mode="lr-tb">
        <style:background-image/>
      </style:table-cell-properties>
    </style:style>
    <style:style style:name="Table4.A2" style:family="table-cell">
      <style:table-cell-properties fo:background-color="#ffffff" fo:padding-left="0.0681in" fo:padding-right="0.075in" fo:padding-top="0in" fo:padding-bottom="0in" fo:border="0.5pt solid #000001" style:writing-mode="lr-tb">
        <style:background-image/>
      </style:table-cell-properties>
    </style:style>
    <style:style style:name="Table4.A3" style:family="table-cell">
      <style:table-cell-properties fo:background-color="#ffffff" fo:padding-left="0.0681in" fo:padding-right="0.075in" fo:padding-top="0in" fo:padding-bottom="0in" fo:border-left="0.5pt solid #000001" fo:border-right="0.5pt solid #000001" fo:border-top="none" fo:border-bottom="0.5pt solid #000001" style:writing-mode="lr-tb">
        <style:background-image/>
      </style:table-cell-properties>
    </style:style>
    <style:style style:name="Exámenescortos" style:family="table">
      <style:table-properties style:width="5.5625in" table:align="left"/>
    </style:style>
    <style:style style:name="Exámenescortos.A" style:family="table-column">
      <style:table-column-properties style:column-width="2.1729in"/>
    </style:style>
    <style:style style:name="Exámenescortos.B" style:family="table-column">
      <style:table-column-properties style:column-width="1.6951in"/>
    </style:style>
    <style:style style:name="Exámenescortos.C" style:family="table-column">
      <style:table-column-properties style:column-width="1.6944in"/>
    </style:style>
    <style:style style:name="Exámenescortos.A1" style:family="table-cell">
      <style:table-cell-properties fo:padding="0in" fo:border="none" style:writing-mode="page"/>
    </style:style>
    <style:style style:name="tareas" style:family="table">
      <style:table-properties style:width="6.9236in" table:align="left"/>
    </style:style>
    <style:style style:name="tareas.A" style:family="table-column">
      <style:table-column-properties style:column-width="1.8125in"/>
    </style:style>
    <style:style style:name="tareas.B" style:family="table-column">
      <style:table-column-properties style:column-width="2.8042in"/>
    </style:style>
    <style:style style:name="tareas.C" style:family="table-column">
      <style:table-column-properties style:column-width="2.3069in"/>
    </style:style>
    <style:style style:name="tareas.A1" style:family="table-cell">
      <style:table-cell-properties style:vertical-align="middle" fo:padding="0in" fo:border="none" style:writing-mode="page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2.3083in" style:rel-column-width="21845*"/>
    </style:style>
    <style:style style:name="Table5.A1" style:family="table-cell">
      <style:table-cell-properties style:vertical-align="middle" fo:padding="0in" fo:border="none" style:writing-mode="page"/>
    </style:style>
    <style:style style:name="P1" style:family="paragraph" style:parent-style-name="Standard">
      <style:paragraph-properties fo:line-height="115%" fo:orphans="0" fo:widows="0"/>
      <style:text-properties style:font-name="Calibri3" fo:font-size="10pt" style:text-underline-style="solid" style:text-underline-width="auto" style:text-underline-color="font-color" fo:font-weight="bold" fo:background-color="#ffffff" style:font-name-asian="Calibri4" style:font-size-asian="10pt" style:font-weight-asian="bold" style:font-name-complex="Calibri4" style:font-size-complex="10pt"/>
    </style:style>
    <style:style style:name="P2" style:family="paragraph" style:parent-style-name="Standard">
      <style:paragraph-properties fo:line-height="115%" fo:orphans="0" fo:widows="0"/>
      <style:text-properties style:font-name="Calibri3" fo:font-size="10pt" fo:font-weight="bold" fo:background-color="#ffffff" style:font-name-asian="Calibri4" style:font-size-asian="10pt" style:font-weight-asian="bold" style:font-name-complex="Calibri4" style:font-size-complex="10pt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end" style:justify-single-word="false">
        <style:tab-stops>
          <style:tab-stop style:position="3.4626in" style:type="center"/>
          <style:tab-stop style:position="6.9252in" style:type="right"/>
        </style:tab-stops>
      </style:paragraph-properties>
      <style:text-properties fo:font-variant="small-caps" style:font-name="Calibri3" fo:font-size="40pt" style:text-underline-style="solid" style:text-underline-width="auto" style:text-underline-color="font-color" style:font-name-asian="Calibri4" style:font-size-asian="40pt" style:font-name-complex="Calibri4" style:font-size-complex="40pt"/>
    </style:style>
    <style:style style:name="P5" style:family="paragraph" style:parent-style-name="Standard">
      <style:paragraph-properties fo:line-height="150%" fo:text-align="justify" style:justify-single-word="false"/>
      <style:text-properties fo:color="#000000" style:font-name="Calibri2" fo:font-size="11pt" officeooo:paragraph-rsid="000945c0" fo:background-color="#ffffff" style:font-name-asian="Calibri2" style:font-size-asian="11pt" style:font-name-complex="Calibri2"/>
    </style:style>
    <style:style style:name="P6" style:family="paragraph" style:parent-style-name="Standard">
      <style:paragraph-properties>
        <style:tab-stops>
          <style:tab-stop style:position="3in"/>
          <style:tab-stop style:position="6in"/>
        </style:tab-stops>
      </style:paragraph-properties>
      <style:text-properties fo:color="#000000" style:font-name="Calibri2" fo:font-size="11pt" fo:font-weight="normal" officeooo:rsid="004c559a" officeooo:paragraph-rsid="000945c0" style:font-name-asian="Calibri2" style:font-size-asian="11pt" style:font-weight-asian="normal" style:font-name-complex="Calibri2" style:font-size-complex="10pt" style:font-weight-complex="normal"/>
    </style:style>
    <style:style style:name="P7" style:family="paragraph" style:parent-style-name="Standard">
      <style:paragraph-properties>
        <style:tab-stops>
          <style:tab-stop style:position="3in"/>
          <style:tab-stop style:position="6in"/>
        </style:tab-stops>
      </style:paragraph-properties>
      <style:text-properties fo:color="#000000" style:font-name="Calibri2" fo:font-size="11pt" fo:font-weight="normal" officeooo:rsid="00546e1d" officeooo:paragraph-rsid="000945c0" style:font-name-asian="Calibri2" style:font-size-asian="11pt" style:font-weight-asian="normal" style:font-name-complex="Calibri2" style:font-size-complex="10pt" style:font-weight-complex="normal"/>
    </style:style>
    <style:style style:name="P8" style:family="paragraph" style:parent-style-name="Standard">
      <style:paragraph-properties>
        <style:tab-stops>
          <style:tab-stop style:position="3in"/>
          <style:tab-stop style:position="6in"/>
        </style:tab-stops>
      </style:paragraph-properties>
      <style:text-properties fo:color="#000000" style:font-name="Calibri2" fo:font-size="11pt" fo:font-weight="normal" officeooo:rsid="00546e1d" officeooo:paragraph-rsid="000945c0" fo:background-color="#ffffff" style:font-name-asian="Calibri2" style:font-size-asian="11pt" style:font-weight-asian="normal" style:font-name-complex="Calibri2" style:font-size-complex="10pt" style:font-weight-complex="normal"/>
    </style:style>
    <style:style style:name="P9" style:family="paragraph" style:parent-style-name="Standard">
      <style:paragraph-properties fo:line-height="150%">
        <style:tab-stops>
          <style:tab-stop style:position="3in"/>
          <style:tab-stop style:position="6in"/>
        </style:tab-stops>
      </style:paragraph-properties>
      <style:text-properties fo:color="#000000" style:font-name="Calibri2" fo:font-size="11pt" fo:font-weight="bold" officeooo:rsid="002d6400" officeooo:paragraph-rsid="000945c0" style:font-name-asian="Calibri2" style:font-size-asian="11pt" style:font-weight-asian="bold" style:font-name-complex="Calibri2" style:font-size-complex="10pt" style:font-weight-complex="bold"/>
    </style:style>
    <style:style style:name="P10" style:family="paragraph" style:parent-style-name="Standard">
      <style:paragraph-properties fo:line-height="150%">
        <style:tab-stops>
          <style:tab-stop style:position="3in"/>
          <style:tab-stop style:position="6in"/>
        </style:tab-stops>
      </style:paragraph-properties>
      <style:text-properties fo:color="#000000" style:font-name="Calibri2" fo:font-size="11pt" fo:font-weight="bold" officeooo:rsid="002f9ba7" officeooo:paragraph-rsid="000945c0" style:font-name-asian="Calibri2" style:font-size-asian="11pt" style:font-weight-asian="bold" style:font-name-complex="Calibri2" style:font-weight-complex="bold"/>
    </style:style>
    <style:style style:name="P11" style:family="paragraph" style:parent-style-name="Standard">
      <style:paragraph-properties fo:line-height="150%">
        <style:tab-stops>
          <style:tab-stop style:position="3in"/>
          <style:tab-stop style:position="6in"/>
        </style:tab-stops>
      </style:paragraph-properties>
      <style:text-properties fo:color="#000000" style:font-name="Calibri2" fo:font-size="11pt" fo:font-weight="bold" officeooo:rsid="00313460" officeooo:paragraph-rsid="000945c0" fo:background-color="#ffffff" style:font-name-asian="Calibri2" style:font-size-asian="11pt" style:font-weight-asian="bold" style:font-name-complex="Calibri2" style:font-weight-complex="bold"/>
    </style:style>
    <style:style style:name="P12" style:family="paragraph" style:parent-style-name="Standard">
      <style:paragraph-properties fo:line-height="150%">
        <style:tab-stops>
          <style:tab-stop style:position="3in"/>
          <style:tab-stop style:position="6in"/>
        </style:tab-stops>
      </style:paragraph-properties>
      <style:text-properties fo:color="#000000" style:font-name="Calibri2" fo:font-size="11pt" fo:font-weight="bold" officeooo:rsid="0035eae1" officeooo:paragraph-rsid="000945c0" fo:background-color="#ffffff" style:font-name-asian="Calibri2" style:font-size-asian="11pt" style:font-weight-asian="bold" style:font-name-complex="Calibri2" style:font-weight-complex="bold"/>
    </style:style>
    <style:style style:name="P13" style:family="paragraph" style:parent-style-name="Standard">
      <style:paragraph-properties fo:line-height="150%">
        <style:tab-stops>
          <style:tab-stop style:position="3in"/>
          <style:tab-stop style:position="6in"/>
        </style:tab-stops>
      </style:paragraph-properties>
      <style:text-properties fo:color="#000000" style:font-name="Calibri2" fo:font-size="11pt" fo:font-weight="bold" officeooo:rsid="0038c3f6" officeooo:paragraph-rsid="000945c0" fo:background-color="#ffffff" style:font-name-asian="Calibri2" style:font-size-asian="11pt" style:font-weight-asian="bold" style:font-name-complex="Calibri2" style:font-weight-complex="bold"/>
    </style:style>
    <style:style style:name="P14" style:family="paragraph" style:parent-style-name="Standard">
      <style:paragraph-properties fo:line-height="150%">
        <style:tab-stops>
          <style:tab-stop style:position="3in"/>
          <style:tab-stop style:position="6in"/>
        </style:tab-stops>
      </style:paragraph-properties>
      <style:text-properties fo:color="#000000" style:font-name="Calibri2" fo:font-size="11pt" fo:font-weight="bold" officeooo:rsid="003a12ba" officeooo:paragraph-rsid="000945c0" fo:background-color="#ffffff" style:font-name-asian="Calibri2" style:font-size-asian="11pt" style:font-weight-asian="bold" style:font-name-complex="Calibri2" style:font-weight-complex="bold"/>
    </style:style>
    <style:style style:name="P15" style:family="paragraph" style:parent-style-name="Standard">
      <style:paragraph-properties fo:line-height="150%" fo:text-align="start" style:justify-single-word="false">
        <style:tab-stops>
          <style:tab-stop style:position="3in"/>
          <style:tab-stop style:position="6in"/>
        </style:tab-stops>
      </style:paragraph-properties>
      <style:text-properties fo:color="#000000" style:font-name="Calibri" fo:font-size="11pt" style:text-underline-style="none" fo:font-weight="bold" officeooo:rsid="0025f9b8" officeooo:paragraph-rsid="000945c0" fo:background-color="transparent" style:font-name-asian="Calibri" style:font-size-asian="10pt" style:font-weight-asian="bold" style:font-name-complex="Calibri" style:font-size-complex="10pt" style:font-weight-complex="bold"/>
    </style:style>
    <style:style style:name="P16" style:family="paragraph" style:parent-style-name="Standard">
      <style:paragraph-properties fo:line-height="150%">
        <style:tab-stops>
          <style:tab-stop style:position="3in"/>
          <style:tab-stop style:position="6in"/>
        </style:tab-stops>
      </style:paragraph-properties>
      <style:text-properties officeooo:paragraph-rsid="000945c0"/>
    </style:style>
    <style:style style:name="P17" style:family="paragraph" style:parent-style-name="Standard">
      <style:paragraph-properties fo:line-height="150%" fo:text-align="justify" style:justify-single-word="false">
        <style:tab-stops>
          <style:tab-stop style:position="3in"/>
          <style:tab-stop style:position="6in"/>
        </style:tab-stops>
      </style:paragraph-properties>
      <style:text-properties officeooo:paragraph-rsid="000945c0"/>
    </style:style>
    <style:style style:name="P18" style:family="paragraph" style:parent-style-name="Standard">
      <style:paragraph-properties fo:line-height="150%">
        <style:tab-stops>
          <style:tab-stop style:position="3in"/>
          <style:tab-stop style:position="6in"/>
        </style:tab-stops>
      </style:paragraph-properties>
      <style:text-properties style:font-name="Calibri2" fo:font-size="11pt" fo:font-weight="bold" officeooo:rsid="003a12ba" officeooo:paragraph-rsid="000945c0" style:font-name-asian="Calibri2" style:font-size-asian="11pt" style:font-weight-asian="bold" style:font-name-complex="Calibri2" style:font-weight-complex="bold"/>
    </style:style>
    <style:style style:name="P19" style:family="paragraph" style:parent-style-name="Standard">
      <style:paragraph-properties fo:line-height="150%" fo:text-align="justify" style:justify-single-word="false"/>
      <style:text-properties style:font-name="Calibri2" fo:font-size="11pt" fo:font-weight="normal" officeooo:rsid="00629813" officeooo:paragraph-rsid="000945c0" style:font-size-asian="11pt" style:font-weight-asian="normal" style:font-weight-complex="normal"/>
    </style:style>
    <style:style style:name="P20" style:family="paragraph" style:parent-style-name="Standard">
      <style:paragraph-properties fo:line-height="150%" fo:text-align="justify" style:justify-single-word="false">
        <style:tab-stops>
          <style:tab-stop style:position="3in"/>
          <style:tab-stop style:position="6in"/>
        </style:tab-stops>
      </style:paragraph-properties>
      <style:text-properties style:font-name="Calibri2" fo:font-size="11pt" officeooo:paragraph-rsid="000945c0" style:font-size-asian="11pt"/>
    </style:style>
    <style:style style:name="P21" style:family="paragraph" style:parent-style-name="Standard">
      <style:paragraph-properties fo:line-height="150%" fo:text-align="justify" style:justify-single-word="false">
        <style:tab-stops>
          <style:tab-stop style:position="3in"/>
          <style:tab-stop style:position="6in"/>
        </style:tab-stops>
      </style:paragraph-properties>
      <style:text-properties style:font-name="Calibri2" fo:font-size="11pt" officeooo:rsid="0047f1f2" officeooo:paragraph-rsid="000945c0" style:font-size-asian="11pt"/>
    </style:style>
    <style:style style:name="P22" style:family="paragraph" style:parent-style-name="Standard">
      <style:paragraph-properties fo:margin-left="0in" fo:margin-right="0.25in" fo:margin-top="0in" fo:margin-bottom="0in" loext:contextual-spacing="false" fo:line-height="100%" fo:text-align="center" style:justify-single-word="false" fo:keep-together="auto" fo:orphans="2" fo:widows="2" fo:text-indent="0in" style:auto-text-indent="false" fo:break-before="auto" fo:break-after="auto" fo:padding="0in" fo:border="none" fo:keep-with-next="auto">
        <style:tab-stops>
          <style:tab-stop style:position="3.4626in" style:type="center"/>
          <style:tab-stop style:position="6.9252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alibri3" fo:font-size="8pt" fo:font-style="normal" style:text-underline-style="none" fo:font-weight="bold" style:font-name-asian="Calibri4" style:font-size-asian="8pt" style:font-style-asian="normal" style:font-weight-asian="bold" style:font-name-complex="Calibri4" style:font-size-complex="8pt"/>
    </style:style>
    <style:style style:name="P23" style:family="paragraph" style:parent-style-name="Standard">
      <style:paragraph-properties fo:margin-left="0in" fo:margin-right="0.25in" fo:margin-top="0in" fo:margin-bottom="0in" loext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>
        <style:tab-stops>
          <style:tab-stop style:position="3.4626in" style:type="center"/>
          <style:tab-stop style:position="6.9252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alibri3" fo:font-size="8pt" fo:font-style="normal" style:text-underline-style="none" fo:font-weight="bold" style:font-name-asian="Calibri4" style:font-size-asian="8pt" style:font-style-asian="normal" style:font-weight-asian="bold" style:font-name-complex="Calibri4" style:font-size-complex="8pt"/>
    </style:style>
    <style:style style:name="P24" style:family="paragraph" style:parent-style-name="Standard">
      <style:paragraph-properties fo:margin-left="0in" fo:margin-right="0.25in" fo:margin-top="0in" fo:margin-bottom="0in" loext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>
        <style:tab-stops>
          <style:tab-stop style:position="3.4626in" style:type="center"/>
          <style:tab-stop style:position="6.9252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alibri3" fo:font-size="8pt" fo:font-style="normal" style:text-underline-style="none" fo:font-weight="normal" style:font-name-asian="Calibri4" style:font-size-asian="8pt" style:font-style-asian="normal" style:font-weight-asian="normal" style:font-name-complex="Calibri4" style:font-size-complex="8pt"/>
    </style:style>
    <style:style style:name="P25" style:family="paragraph" style:parent-style-name="Standard">
      <style:paragraph-properties fo:margin-left="0in" fo:margin-right="0.25in" fo:margin-top="0in" fo:margin-bottom="0in" loext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P26" style:family="paragraph" style:parent-style-name="Standard">
      <style:paragraph-properties fo:margin-left="0in" fo:margin-right="0.25in" fo:text-align="center" style:justify-single-word="false" fo:text-indent="0in" style:auto-text-indent="false">
        <style:tab-stops>
          <style:tab-stop style:position="3.4626in" style:type="center"/>
          <style:tab-stop style:position="6.9252in" style:type="right"/>
        </style:tab-stops>
      </style:paragraph-properties>
      <style:text-properties style:font-name="Calibri3" fo:font-size="8pt" fo:font-weight="bold" style:font-name-asian="Calibri4" style:font-size-asian="8pt" style:font-weight-asian="bold" style:font-name-complex="Calibri4" style:font-size-complex="8pt"/>
    </style:style>
    <style:style style:name="P27" style:family="paragraph" style:parent-style-name="Standard">
      <style:paragraph-properties fo:margin-left="0in" fo:margin-right="0.25in" fo:text-indent="0in" style:auto-text-indent="false">
        <style:tab-stops>
          <style:tab-stop style:position="3.4626in" style:type="center"/>
          <style:tab-stop style:position="6.9252in" style:type="right"/>
        </style:tab-stops>
      </style:paragraph-properties>
      <style:text-properties style:font-name="Calibri3" fo:font-size="8pt" fo:font-weight="bold" style:font-name-asian="Calibri4" style:font-size-asian="8pt" style:font-weight-asian="bold" style:font-name-complex="Calibri4" style:font-size-complex="8pt"/>
    </style:style>
    <style:style style:name="P28" style:family="paragraph" style:parent-style-name="Standard">
      <style:paragraph-properties fo:margin-left="0in" fo:margin-right="0.25in" fo:text-indent="0in" style:auto-text-indent="false">
        <style:tab-stops>
          <style:tab-stop style:position="3.4626in" style:type="center"/>
          <style:tab-stop style:position="6.9252in" style:type="right"/>
        </style:tab-stops>
      </style:paragraph-properties>
      <style:text-properties style:font-name="Calibri3" fo:font-size="8pt" style:font-name-asian="Calibri4" style:font-size-asian="8pt" style:font-name-complex="Calibri4" style:font-size-complex="8pt"/>
    </style:style>
    <style:style style:name="P29" style:family="paragraph" style:parent-style-name="Standard">
      <style:paragraph-properties fo:margin-left="0in" fo:margin-right="0.25in" fo:text-indent="0in" style:auto-text-indent="false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P30" style:family="paragraph" style:parent-style-name="Pie_20_de_20_página">
      <style:paragraph-properties fo:margin-left="0in" fo:margin-right="0.25in" fo:text-indent="0in" style:auto-text-indent="false"/>
    </style:style>
    <style:style style:name="P31" style:family="paragraph" style:parent-style-name="Pie_20_de_20_página">
      <style:paragraph-properties fo:margin-left="0in" fo:margin-right="0.25in" fo:text-align="center" style:justify-single-word="false" fo:text-indent="0in" style:auto-text-indent="false"/>
    </style:style>
    <style:style style:name="P32" style:family="paragraph" style:parent-style-name="Pie_20_de_20_página">
      <style:paragraph-properties fo:margin-left="0in" fo:margin-right="0.25in" fo:text-indent="0in" style:auto-text-indent="false"/>
      <style:text-properties style:font-name="Calibri Light" fo:font-size="8pt" fo:font-weight="bold" style:font-size-asian="8pt" style:font-weight-asian="bold" style:font-name-complex="Times New Roman" style:font-size-complex="8pt" style:font-weight-complex="bold"/>
    </style:style>
    <style:style style:name="P33" style:family="paragraph" style:parent-style-name="Pie_20_de_20_página">
      <style:paragraph-properties fo:margin-left="0in" fo:margin-right="0.25in" fo:text-indent="0in" style:auto-text-indent="false"/>
      <style:text-properties style:font-name="Calibri Light" fo:font-size="8pt" style:font-size-asian="8pt" style:font-name-complex="Times New Roman" style:font-size-complex="8pt"/>
    </style:style>
    <style:style style:name="P34" style:family="paragraph" style:parent-style-name="Standard">
      <style:paragraph-properties fo:margin-left="0in" fo:margin-right="0.0535in" fo:text-indent="0in" style:auto-text-indent="false">
        <style:tab-stops>
          <style:tab-stop style:position="3in" style:type="center"/>
          <style:tab-stop style:position="3.4626in" style:type="center"/>
          <style:tab-stop style:position="6in" style:type="right"/>
          <style:tab-stop style:position="6.5957in" style:type="right"/>
          <style:tab-stop style:position="6.9252in" style:type="right"/>
        </style:tab-stops>
      </style:paragraph-properties>
    </style:style>
    <style:style style:name="P35" style:family="paragraph" style:parent-style-name="Standard">
      <style:paragraph-properties fo:margin-left="0in" fo:margin-right="0.0535in" fo:text-align="center" style:justify-single-word="false" fo:text-indent="0in" style:auto-text-indent="false">
        <style:tab-stops>
          <style:tab-stop style:position="3in" style:type="center"/>
          <style:tab-stop style:position="3.4626in" style:type="center"/>
          <style:tab-stop style:position="6in" style:type="right"/>
          <style:tab-stop style:position="6.5957in" style:type="right"/>
          <style:tab-stop style:position="6.9252in" style:type="right"/>
        </style:tab-stops>
      </style:paragraph-properties>
    </style:style>
    <style:style style:name="P36" style:family="paragraph" style:parent-style-name="Encabezado">
      <style:paragraph-properties fo:margin-left="0in" fo:margin-right="0.0535in" fo:text-indent="0in" style:auto-text-indent="false">
        <style:tab-stops>
          <style:tab-stop style:position="3in" style:type="center"/>
          <style:tab-stop style:position="6in" style:type="right"/>
          <style:tab-stop style:position="6.5957in" style:type="right"/>
        </style:tab-stops>
      </style:paragraph-properties>
    </style:style>
    <style:style style:name="P37" style:family="paragraph" style:parent-style-name="Encabezado">
      <style:paragraph-properties fo:margin-left="0in" fo:margin-right="0.0535in" fo:text-align="center" style:justify-single-word="false" fo:text-indent="0in" style:auto-text-indent="false">
        <style:tab-stops>
          <style:tab-stop style:position="3in" style:type="center"/>
          <style:tab-stop style:position="6in" style:type="right"/>
          <style:tab-stop style:position="6.5957in" style:type="right"/>
        </style:tab-stops>
      </style:paragraph-properties>
    </style:style>
    <style:style style:name="P38" style:family="paragraph" style:parent-style-name="Encabezado">
      <style:paragraph-properties fo:text-align="end" style:justify-single-word="false"/>
    </style:style>
    <style:style style:name="P39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2" fo:widows="2" fo:text-indent="0in" style:auto-text-indent="false" fo:padding="0in" fo:border="none"/>
      <style:text-properties style:font-name="Times New Roman"/>
    </style:style>
    <style:style style:name="P40" style:family="paragraph" style:parent-style-name="Standard">
      <style:paragraph-properties fo:margin-left="0in" fo:margin-right="0in" fo:margin-top="0in" fo:margin-bottom="0in" loext:contextual-spacing="false" fo:line-height="115%" fo:text-align="justify" style:justify-single-word="false" fo:text-indent="0in" style:auto-text-indent="false">
        <style:tab-stops>
          <style:tab-stop style:position="3in"/>
          <style:tab-stop style:position="6in"/>
        </style:tab-stops>
      </style:paragraph-properties>
      <style:text-properties style:use-window-font-color="true" style:font-name="Calibri" fo:font-size="11pt" fo:font-weight="normal" officeooo:rsid="00529939" officeooo:paragraph-rsid="000945c0" fo:background-color="transparent" style:font-name-asian="Calibri" style:font-size-asian="11pt" style:font-weight-asian="normal" style:font-name-complex="Calibri" style:font-size-complex="10pt" style:font-weight-complex="normal"/>
    </style:style>
    <style:style style:name="P41" style:family="paragraph" style:parent-style-name="Standard">
      <style:paragraph-properties fo:margin-left="0in" fo:margin-right="0in" fo:margin-top="0in" fo:margin-bottom="0.0835in" loext:contextual-spacing="false" fo:line-height="150%" fo:text-align="justify" style:justify-single-word="false" fo:keep-together="auto" fo:orphans="2" fo:widows="2" fo:text-indent="0in" style:auto-text-indent="false" fo:padding="0in" fo:border="none" fo:keep-with-next="auto" style:writing-mode="lr-tb"/>
      <style:text-properties fo:color="#000000" style:font-name="Calibri2" fo:font-size="10pt" fo:font-weight="bold" officeooo:paragraph-rsid="000945c0" fo:background-color="#ffffff" style:font-name-asian="Calibri2" style:font-size-asian="10pt" style:font-weight-asian="bold" style:font-name-complex="Calibri2" style:font-size-complex="10pt" style:font-weight-complex="bold"/>
    </style:style>
    <style:style style:name="P42" style:family="paragraph" style:parent-style-name="Standard">
      <style:paragraph-properties fo:margin-left="0in" fo:margin-right="0in" fo:margin-top="0in" fo:margin-bottom="0.0835in" loext:contextual-spacing="false" fo:line-height="150%" fo:text-align="justify" style:justify-single-word="false" fo:text-indent="0in" style:auto-text-indent="false"/>
      <style:text-properties officeooo:paragraph-rsid="000945c0"/>
    </style:style>
    <style:style style:name="P43" style:family="paragraph" style:parent-style-name="Standard_20__28_user_29_">
      <style:paragraph-properties fo:margin-left="0in" fo:margin-right="0in" fo:margin-top="0in" fo:margin-bottom="0.0835in" loext:contextual-spacing="false" fo:line-height="150%" fo:text-align="justify" style:justify-single-word="false" fo:text-indent="0in" style:auto-text-indent="false"/>
      <style:text-properties officeooo:paragraph-rsid="000945c0"/>
    </style:style>
    <style:style style:name="P44" style:family="paragraph" style:parent-style-name="Standard_20__28_user_29_">
      <style:paragraph-properties fo:margin-left="0in" fo:margin-right="0in" fo:margin-top="0in" fo:margin-bottom="0.0835in" loext:contextual-spacing="false" fo:line-height="150%" fo:text-align="justify" style:justify-single-word="false" fo:text-indent="0in" style:auto-text-indent="false"/>
      <style:text-properties style:font-name="Calibri2" fo:font-size="11pt" fo:font-weight="bold" officeooo:paragraph-rsid="000945c0" style:font-size-asian="11pt" style:font-weight-asian="bold" style:font-weight-complex="bold"/>
    </style:style>
    <style:style style:name="P45" style:family="paragraph" style:parent-style-name="Standard_20__28_user_29_">
      <style:paragraph-properties fo:margin-left="0in" fo:margin-right="0in" fo:margin-top="0in" fo:margin-bottom="0.0835in" loext:contextual-spacing="false" fo:line-height="150%" fo:text-indent="0in" style:auto-text-indent="false"/>
      <style:text-properties style:font-name="Calibri2" fo:font-size="11pt" fo:font-weight="bold" officeooo:paragraph-rsid="000945c0" style:font-size-asian="11pt" style:font-weight-asian="bold" style:font-weight-complex="bold"/>
    </style:style>
    <style:style style:name="P46" style:family="paragraph" style:parent-style-name="Standard">
      <style:paragraph-properties fo:margin-left="0in" fo:margin-right="0in" fo:margin-top="0in" fo:margin-bottom="0.139in" loext:contextual-spacing="false" fo:line-height="150%" fo:text-indent="0in" style:auto-text-indent="false">
        <style:tab-stops>
          <style:tab-stop style:position="3in"/>
          <style:tab-stop style:position="6in"/>
        </style:tab-stops>
      </style:paragraph-properties>
      <style:text-properties fo:color="#000000" style:font-name="Calibri2" fo:font-size="11pt" fo:font-weight="normal" officeooo:rsid="0055ea90" officeooo:paragraph-rsid="000945c0" fo:background-color="#ffffff" style:font-name-asian="Calibri2" style:font-size-asian="11pt" style:font-weight-asian="normal" style:font-name-complex="Calibri2" style:font-size-complex="10pt" style:font-weight-complex="normal"/>
    </style:style>
    <style:style style:name="P47" style:family="paragraph" style:parent-style-name="Standard">
      <style:paragraph-properties fo:margin-left="0in" fo:margin-right="0in" fo:margin-top="0in" fo:margin-bottom="0.139in" loext:contextual-spacing="false" fo:line-height="150%" fo:text-indent="0in" style:auto-text-indent="false">
        <style:tab-stops>
          <style:tab-stop style:position="3in"/>
          <style:tab-stop style:position="6in"/>
        </style:tab-stops>
      </style:paragraph-properties>
      <style:text-properties fo:color="#000000" style:font-name="Calibri2" fo:font-size="11pt" fo:font-weight="normal" officeooo:rsid="005dfd31" officeooo:paragraph-rsid="000945c0" fo:background-color="#ffffff" style:font-name-asian="Calibri2" style:font-size-asian="11pt" style:font-weight-asian="normal" style:font-name-complex="Calibri2" style:font-size-complex="10pt" style:font-weight-complex="normal"/>
    </style:style>
    <style:style style:name="P48" style:family="paragraph" style:parent-style-name="Standard">
      <style:paragraph-properties fo:margin-left="0in" fo:margin-right="0in" fo:margin-top="0in" fo:margin-bottom="0.139in" loext:contextual-spacing="false" fo:line-height="115%" fo:text-indent="0in" style:auto-text-indent="false">
        <style:tab-stops>
          <style:tab-stop style:position="3in"/>
          <style:tab-stop style:position="6in"/>
        </style:tab-stops>
      </style:paragraph-properties>
      <style:text-properties fo:color="#000000" style:font-name="Calibri2" fo:font-size="11pt" fo:font-weight="normal" officeooo:paragraph-rsid="000945c0" fo:background-color="#ffffff" style:font-name-asian="Calibri2" style:font-size-asian="11pt" style:font-weight-asian="normal" style:font-name-complex="Calibri2" style:font-size-complex="10pt" style:font-weight-complex="normal"/>
    </style:style>
    <style:style style:name="P49" style:family="paragraph" style:parent-style-name="Standard">
      <style:paragraph-properties fo:margin-left="0in" fo:margin-right="0in" fo:line-height="150%" fo:text-align="justify" style:justify-single-word="false" fo:text-indent="0in" style:auto-text-indent="false">
        <style:tab-stops>
          <style:tab-stop style:position="3in"/>
          <style:tab-stop style:position="6in"/>
        </style:tab-stops>
      </style:paragraph-properties>
      <style:text-properties fo:color="#000000" style:font-name="Calibri2" fo:font-size="11pt" officeooo:paragraph-rsid="000945c0" fo:background-color="#ffffff" style:font-name-asian="Calibri2" style:font-size-asian="11pt" style:font-name-complex="Calibri2"/>
    </style:style>
    <style:style style:name="P50" style:family="paragraph" style:parent-style-name="Standard">
      <style:paragraph-properties fo:margin-left="0in" fo:margin-right="0in" fo:line-height="150%" fo:text-indent="0in" style:auto-text-indent="false">
        <style:tab-stops>
          <style:tab-stop style:position="3in"/>
          <style:tab-stop style:position="6in"/>
        </style:tab-stops>
      </style:paragraph-properties>
      <style:text-properties fo:color="#000000" style:font-name="Calibri2" fo:font-size="11pt" fo:font-weight="normal" officeooo:rsid="004c559a" officeooo:paragraph-rsid="000945c0" style:font-name-asian="Calibri2" style:font-size-asian="11pt" style:font-weight-asian="normal" style:font-name-complex="Calibri2" style:font-size-complex="10pt" style:font-weight-complex="normal"/>
    </style:style>
    <style:style style:name="P51" style:family="paragraph" style:parent-style-name="Standard">
      <style:paragraph-properties fo:margin-left="0in" fo:margin-right="0in" fo:line-height="150%" fo:text-indent="0in" style:auto-text-indent="false">
        <style:tab-stops>
          <style:tab-stop style:position="3in"/>
          <style:tab-stop style:position="6in"/>
        </style:tab-stops>
      </style:paragraph-properties>
      <style:text-properties fo:color="#000000" style:font-name="Calibri2" fo:font-size="11pt" fo:font-weight="normal" officeooo:rsid="00529939" officeooo:paragraph-rsid="000945c0" style:font-name-asian="Calibri2" style:font-size-asian="11pt" style:font-weight-asian="normal" style:font-name-complex="Calibri2" style:font-size-complex="10pt" style:font-weight-complex="normal"/>
    </style:style>
    <style:style style:name="P52" style:family="paragraph" style:parent-style-name="Standard">
      <style:paragraph-properties fo:margin-left="0in" fo:margin-right="0in" fo:line-height="150%" fo:text-indent="0in" style:auto-text-indent="false">
        <style:tab-stops>
          <style:tab-stop style:position="3in"/>
          <style:tab-stop style:position="6in"/>
        </style:tab-stops>
      </style:paragraph-properties>
      <style:text-properties fo:color="#000000" style:font-name="Calibri2" fo:font-size="11pt" fo:font-weight="normal" officeooo:paragraph-rsid="000945c0" style:font-name-asian="Calibri2" style:font-size-asian="11pt" style:font-weight-asian="normal" style:font-name-complex="Calibri2" style:font-size-complex="10pt" style:font-weight-complex="normal"/>
    </style:style>
    <style:style style:name="P53" style:family="paragraph" style:parent-style-name="Standard">
      <style:paragraph-properties fo:margin-left="0in" fo:margin-right="0in" fo:line-height="150%" fo:text-indent="0in" style:auto-text-indent="false">
        <style:tab-stops>
          <style:tab-stop style:position="3in"/>
          <style:tab-stop style:position="6in"/>
        </style:tab-stops>
      </style:paragraph-properties>
      <style:text-properties fo:color="#000000" style:font-name="Calibri2" fo:font-size="11pt" fo:font-weight="normal" officeooo:rsid="00546e1d" officeooo:paragraph-rsid="000945c0" style:font-name-asian="Calibri2" style:font-size-asian="11pt" style:font-weight-asian="normal" style:font-name-complex="Calibri2" style:font-size-complex="10pt" style:font-weight-complex="normal"/>
    </style:style>
    <style:style style:name="P54" style:family="paragraph" style:parent-style-name="Standard">
      <style:paragraph-properties fo:margin-left="0in" fo:margin-right="0in" fo:line-height="150%" fo:text-indent="0in" style:auto-text-indent="false">
        <style:tab-stops>
          <style:tab-stop style:position="3in"/>
          <style:tab-stop style:position="6in"/>
        </style:tab-stops>
      </style:paragraph-properties>
      <style:text-properties fo:color="#000000" style:font-name="Calibri2" fo:font-size="11pt" fo:font-weight="normal" officeooo:rsid="00529939" officeooo:paragraph-rsid="000945c0" fo:background-color="#ffffff" style:font-name-asian="Calibri2" style:font-size-asian="11pt" style:font-weight-asian="normal" style:font-name-complex="Calibri2" style:font-size-complex="10pt" style:font-weight-complex="normal"/>
    </style:style>
    <style:style style:name="P55" style:family="paragraph" style:parent-style-name="Standard">
      <style:paragraph-properties fo:margin-left="0in" fo:margin-right="0in" fo:line-height="150%" fo:text-indent="0in" style:auto-text-indent="false">
        <style:tab-stops>
          <style:tab-stop style:position="3in"/>
          <style:tab-stop style:position="6in"/>
        </style:tab-stops>
      </style:paragraph-properties>
      <style:text-properties fo:color="#000000" style:font-name="Calibri2" fo:font-size="11pt" fo:font-weight="normal" officeooo:rsid="00546e1d" officeooo:paragraph-rsid="000945c0" fo:background-color="#ffffff" style:font-name-asian="Calibri2" style:font-size-asian="11pt" style:font-weight-asian="normal" style:font-name-complex="Calibri2" style:font-size-complex="10pt" style:font-weight-complex="normal"/>
    </style:style>
    <style:style style:name="P56" style:family="paragraph" style:parent-style-name="Standard">
      <style:paragraph-properties fo:margin-left="0in" fo:margin-right="0in" fo:line-height="150%" fo:text-indent="0in" style:auto-text-indent="false">
        <style:tab-stops>
          <style:tab-stop style:position="3in"/>
          <style:tab-stop style:position="6in"/>
        </style:tab-stops>
      </style:paragraph-properties>
      <style:text-properties fo:color="#000000" style:font-name="Calibri2" fo:font-size="11pt" fo:font-weight="normal" officeooo:rsid="006540f0" officeooo:paragraph-rsid="000945c0" fo:background-color="#ffffff" style:font-name-asian="Calibri2" style:font-size-asian="11pt" style:font-weight-asian="normal" style:font-name-complex="Calibri2" style:font-size-complex="10pt" style:font-weight-complex="normal"/>
    </style:style>
    <style:style style:name="P57" style:family="paragraph" style:parent-style-name="Standard">
      <style:paragraph-properties fo:margin-left="0in" fo:margin-right="0in" fo:line-height="150%" fo:text-indent="0in" style:auto-text-indent="false">
        <style:tab-stops>
          <style:tab-stop style:position="3in"/>
          <style:tab-stop style:position="6in"/>
        </style:tab-stops>
      </style:paragraph-properties>
      <style:text-properties fo:color="#000000" style:font-name="Calibri2" fo:font-size="11pt" fo:font-weight="normal" officeooo:rsid="0055ea90" officeooo:paragraph-rsid="000945c0" fo:background-color="#ffffff" style:font-name-asian="Calibri2" style:font-size-asian="11pt" style:font-weight-asian="normal" style:font-name-complex="Calibri2" style:font-size-complex="10pt" style:font-weight-complex="normal"/>
    </style:style>
    <style:style style:name="P58" style:family="paragraph" style:parent-style-name="Standard">
      <style:paragraph-properties fo:margin-left="0in" fo:margin-right="0in" fo:line-height="150%" fo:text-indent="0in" style:auto-text-indent="false">
        <style:tab-stops>
          <style:tab-stop style:position="3in"/>
          <style:tab-stop style:position="6in"/>
        </style:tab-stops>
      </style:paragraph-properties>
      <style:text-properties fo:color="#000000" style:font-name="Calibri2" fo:font-size="11pt" fo:font-weight="bold" officeooo:paragraph-rsid="000945c0" fo:background-color="#ffffff" style:font-name-asian="Calibri2" style:font-size-asian="11pt" style:font-weight-asian="bold" style:font-name-complex="Calibri2" style:font-size-complex="10pt" style:font-weight-complex="bold"/>
    </style:style>
    <style:style style:name="P59" style:family="paragraph" style:parent-style-name="Standard">
      <style:paragraph-properties fo:margin-left="0in" fo:margin-right="0in" fo:line-height="150%" fo:text-align="justify" style:justify-single-word="false" fo:text-indent="0in" style:auto-text-indent="false">
        <style:tab-stops>
          <style:tab-stop style:position="3.0189in"/>
          <style:tab-stop style:position="6.8854in"/>
        </style:tab-stops>
      </style:paragraph-properties>
      <style:text-properties fo:color="#000000" style:font-name="Calibri2" fo:font-size="11pt" fo:font-weight="bold" officeooo:paragraph-rsid="000945c0" fo:background-color="#ffffff" style:font-name-asian="Calibri2" style:font-size-asian="11pt" style:font-weight-asian="bold" style:font-name-complex="Calibri2" style:font-weight-complex="bold"/>
    </style:style>
    <style:style style:name="P60" style:family="paragraph" style:parent-style-name="Standard">
      <style:paragraph-properties fo:margin-left="0in" fo:margin-right="0in" fo:line-height="150%" fo:text-align="justify" style:justify-single-word="false" fo:text-indent="0in" style:auto-text-indent="false">
        <style:tab-stops>
          <style:tab-stop style:position="3in"/>
          <style:tab-stop style:position="6in"/>
        </style:tab-stops>
      </style:paragraph-properties>
      <style:text-properties style:font-name="Calibri2" fo:font-size="11pt" fo:font-weight="bold" officeooo:paragraph-rsid="000945c0" style:font-size-asian="11pt" style:font-weight-asian="bold" style:font-weight-complex="bold"/>
    </style:style>
    <style:style style:name="P61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style:font-name="Calibri2" fo:font-size="11pt" fo:font-weight="bold" officeooo:paragraph-rsid="000945c0" style:font-size-asian="11pt" style:font-weight-asian="bold" style:font-weight-complex="bold"/>
    </style:style>
    <style:style style:name="P62" style:family="paragraph" style:parent-style-name="Standard">
      <style:paragraph-properties fo:margin-left="0in" fo:margin-right="0in" fo:line-height="150%" fo:text-align="justify" style:justify-single-word="false" fo:text-indent="0in" style:auto-text-indent="false">
        <style:tab-stops>
          <style:tab-stop style:position="3in"/>
          <style:tab-stop style:position="6in"/>
        </style:tab-stops>
      </style:paragraph-properties>
      <style:text-properties style:font-name="Calibri2" fo:font-size="11pt" officeooo:paragraph-rsid="000945c0" style:font-size-asian="11pt"/>
    </style:style>
    <style:style style:name="P63" style:family="paragraph" style:parent-style-name="Standard">
      <style:paragraph-properties fo:margin-left="0in" fo:margin-right="0in" fo:line-height="150%" fo:text-align="center" style:justify-single-word="false" fo:text-indent="0in" style:auto-text-indent="false"/>
      <style:text-properties style:font-name="Calibri2" fo:font-size="12pt" fo:font-weight="bold" officeooo:paragraph-rsid="000945c0" style:font-size-asian="12pt" style:font-weight-asian="bold" style:font-name-complex="Calibri2" style:font-size-complex="12pt" style:font-weight-complex="bold"/>
    </style:style>
    <style:style style:name="P64" style:family="paragraph" style:parent-style-name="Standard">
      <style:paragraph-properties fo:margin-left="0in" fo:margin-right="0in" fo:line-height="150%" fo:text-indent="0in" style:auto-text-indent="false">
        <style:tab-stops>
          <style:tab-stop style:position="3in"/>
          <style:tab-stop style:position="6in"/>
        </style:tab-stops>
      </style:paragraph-properties>
      <style:text-properties officeooo:paragraph-rsid="000945c0"/>
    </style:style>
    <style:style style:name="P65" style:family="paragraph" style:parent-style-name="Standard">
      <style:paragraph-properties fo:margin-left="0in" fo:margin-right="0in" fo:line-height="150%" fo:text-align="center" style:justify-single-word="false" fo:text-indent="0in" style:auto-text-indent="false"/>
      <style:text-properties officeooo:paragraph-rsid="000945c0"/>
    </style:style>
    <style:style style:name="P66" style:family="paragraph" style:parent-style-name="Standard">
      <style:paragraph-properties fo:margin-left="0in" fo:margin-right="0in" fo:line-height="150%" fo:text-align="justify" style:justify-single-word="false" fo:text-indent="0in" style:auto-text-indent="false">
        <style:tab-stops>
          <style:tab-stop style:position="3in"/>
          <style:tab-stop style:position="6in"/>
        </style:tab-stops>
      </style:paragraph-properties>
      <style:text-properties officeooo:paragraph-rsid="000945c0"/>
    </style:style>
    <style:style style:name="P67" style:family="paragraph" style:parent-style-name="Standard_20__28_user_29_">
      <style:paragraph-properties fo:margin-left="0in" fo:margin-right="0in" fo:line-height="150%" fo:text-align="center" style:justify-single-word="false" fo:text-indent="0in" style:auto-text-indent="false"/>
      <style:text-properties fo:color="#000000" style:font-name="Calibri2" fo:font-size="11pt" fo:font-weight="bold" officeooo:rsid="00108f3e" officeooo:paragraph-rsid="000945c0" fo:background-color="#ffffff" style:font-name-asian="Calibri2" style:font-size-asian="11pt" style:font-weight-asian="bold" style:font-name-complex="Calibri2"/>
    </style:style>
    <style:style style:name="P68" style:family="paragraph" style:parent-style-name="Standard_20__28_user_29_">
      <style:paragraph-properties fo:margin-left="0in" fo:margin-right="0in" fo:line-height="150%" fo:text-align="center" style:justify-single-word="false" fo:text-indent="0in" style:auto-text-indent="false"/>
      <style:text-properties style:font-name="Calibri2" fo:font-size="11pt" officeooo:paragraph-rsid="000945c0" style:font-size-asian="11pt"/>
    </style:style>
    <style:style style:name="P69" style:family="paragraph" style:parent-style-name="Standard_20__28_user_29_">
      <style:paragraph-properties fo:margin-left="0in" fo:margin-right="0in" fo:line-height="150%" fo:text-align="justify" style:justify-single-word="false" fo:text-indent="0in" style:auto-text-indent="false"/>
      <style:text-properties style:font-name="Calibri2" fo:font-size="11pt" fo:font-weight="bold" officeooo:paragraph-rsid="000945c0" style:font-size-asian="11pt" style:font-weight-asian="bold" style:font-weight-complex="bold"/>
    </style:style>
    <style:style style:name="P70" style:family="paragraph" style:parent-style-name="Standard_20__28_user_29_">
      <style:paragraph-properties fo:margin-left="0in" fo:margin-right="0in" fo:line-height="150%" fo:text-indent="0in" style:auto-text-indent="false"/>
      <style:text-properties style:font-name="Calibri2" fo:font-size="11pt" fo:font-weight="bold" officeooo:paragraph-rsid="000945c0" style:font-size-asian="11pt" style:font-weight-asian="bold" style:font-weight-complex="bold"/>
    </style:style>
    <style:style style:name="P71" style:family="paragraph" style:parent-style-name="Standard_20__28_user_29_">
      <style:paragraph-properties fo:margin-left="0in" fo:margin-right="0in" fo:line-height="150%" fo:text-align="center" style:justify-single-word="false" fo:text-indent="0in" style:auto-text-indent="false"/>
      <style:text-properties style:font-name="Calibri2" fo:font-size="11pt" fo:font-weight="bold" officeooo:paragraph-rsid="000945c0" style:font-size-asian="11pt" style:font-weight-asian="bold" style:font-size-complex="11pt" style:font-weight-complex="bold"/>
    </style:style>
    <style:style style:name="P72" style:family="paragraph" style:parent-style-name="Standard_20__28_user_29_">
      <style:paragraph-properties fo:margin-left="0in" fo:margin-right="0in" fo:line-height="150%" fo:text-align="justify" style:justify-single-word="false" fo:text-indent="0in" style:auto-text-indent="false"/>
      <style:text-properties style:font-name="Calibri2" fo:font-size="11pt" fo:language="es" fo:country="MX" fo:font-weight="bold" officeooo:paragraph-rsid="000945c0" style:font-size-asian="11pt" style:font-weight-asian="bold" style:font-weight-complex="bold"/>
    </style:style>
    <style:style style:name="P73" style:family="paragraph" style:parent-style-name="Standard_20__28_user_29_">
      <style:paragraph-properties fo:margin-left="0in" fo:margin-right="0in" fo:line-height="150%" fo:text-indent="0in" style:auto-text-indent="false"/>
      <style:text-properties style:font-name="Calibri2" fo:font-weight="bold" officeooo:paragraph-rsid="000945c0" style:font-weight-asian="bold" style:font-weight-complex="bold"/>
    </style:style>
    <style:style style:name="P74" style:family="paragraph" style:parent-style-name="Standard_20__28_user_29_">
      <style:paragraph-properties fo:margin-left="0in" fo:margin-right="0in" fo:line-height="150%" fo:text-align="center" style:justify-single-word="false" fo:text-indent="0in" style:auto-text-indent="false"/>
      <style:text-properties style:font-name="Calibri2" fo:font-size="14pt" fo:font-weight="bold" officeooo:paragraph-rsid="000945c0" style:font-size-asian="14pt" style:font-weight-asian="bold" style:font-weight-complex="bold"/>
    </style:style>
    <style:style style:name="P75" style:family="paragraph" style:parent-style-name="Standard_20__28_user_29_">
      <style:paragraph-properties fo:margin-left="0in" fo:margin-right="0in" fo:line-height="150%" fo:text-align="center" style:justify-single-word="false" fo:text-indent="0in" style:auto-text-indent="false"/>
      <style:text-properties style:font-name="Calibri2" fo:font-size="10pt" officeooo:paragraph-rsid="000945c0" style:font-size-asian="10pt" style:font-size-complex="10pt"/>
    </style:style>
    <style:style style:name="P76" style:family="paragraph" style:parent-style-name="Standard_20__28_user_29_">
      <style:paragraph-properties fo:margin-left="0in" fo:margin-right="0in" fo:line-height="150%" fo:text-align="center" style:justify-single-word="false" fo:text-indent="0in" style:auto-text-indent="false"/>
      <style:text-properties style:font-name="Calibri2" fo:font-size="12pt" fo:font-weight="bold" officeooo:rsid="001fe989" officeooo:paragraph-rsid="000945c0" style:font-size-asian="12pt" style:font-weight-asian="bold" style:font-size-complex="12pt" style:font-weight-complex="bold"/>
    </style:style>
    <style:style style:name="P77" style:family="paragraph" style:parent-style-name="Standard_20__28_user_29_">
      <style:paragraph-properties fo:margin-left="0in" fo:margin-right="0in" fo:line-height="150%" fo:text-align="center" style:justify-single-word="false" fo:text-indent="0in" style:auto-text-indent="false"/>
      <style:text-properties style:font-name="Calibri2" fo:font-size="12pt" fo:font-weight="bold" officeooo:rsid="0020aa53" officeooo:paragraph-rsid="000945c0" style:font-size-asian="12pt" style:font-weight-asian="bold" style:font-size-complex="12pt" style:font-weight-complex="bold"/>
    </style:style>
    <style:style style:name="P78" style:family="paragraph" style:parent-style-name="Standard_20__28_user_29_">
      <style:paragraph-properties fo:margin-left="0in" fo:margin-right="0in" fo:line-height="150%" fo:text-align="center" style:justify-single-word="false" fo:text-indent="0in" style:auto-text-indent="false"/>
      <style:text-properties style:font-name="Calibri2" fo:font-size="12pt" fo:font-weight="bold" officeooo:rsid="00243ba0" officeooo:paragraph-rsid="000945c0" style:font-size-asian="12pt" style:font-weight-asian="bold" style:font-size-complex="12pt" style:font-weight-complex="bold"/>
    </style:style>
    <style:style style:name="P79" style:family="paragraph" style:parent-style-name="Standard_20__28_user_29_">
      <style:paragraph-properties fo:margin-left="0in" fo:margin-right="0in" fo:line-height="150%" fo:text-align="center" style:justify-single-word="false" fo:text-indent="0in" style:auto-text-indent="false"/>
      <style:text-properties officeooo:paragraph-rsid="000945c0"/>
    </style:style>
    <style:style style:name="P80" style:family="paragraph" style:parent-style-name="Standard_20__28_user_29_">
      <style:paragraph-properties fo:margin-left="0in" fo:margin-right="0in" fo:line-height="150%" fo:text-align="justify" style:justify-single-word="false" fo:text-indent="0in" style:auto-text-indent="false"/>
      <style:text-properties officeooo:paragraph-rsid="000945c0"/>
    </style:style>
    <style:style style:name="P81" style:family="paragraph" style:parent-style-name="Standard_20__28_user_29_">
      <style:paragraph-properties fo:margin-left="0in" fo:margin-right="0in" fo:line-height="150%" fo:text-align="center" style:justify-single-word="false" fo:text-indent="0in" style:auto-text-indent="false"/>
      <style:text-properties fo:color="#1c1c1c" style:font-name="Calibri2" fo:font-size="12pt" fo:font-weight="bold" officeooo:rsid="001efe85" officeooo:paragraph-rsid="000945c0" style:font-size-asian="12pt" style:font-weight-asian="bold" style:font-size-complex="12pt" style:font-weight-complex="bold"/>
    </style:style>
    <style:style style:name="P82" style:family="paragraph" style:parent-style-name="Standard_20__28_user_29_">
      <style:paragraph-properties fo:margin-left="0in" fo:margin-right="0in" fo:line-height="150%" fo:text-align="center" style:justify-single-word="false" fo:text-indent="0in" style:auto-text-indent="false"/>
      <style:text-properties fo:color="#1c1c1c" style:font-name="Calibri2" fo:font-size="12pt" fo:font-weight="bold" officeooo:rsid="0026029b" officeooo:paragraph-rsid="000945c0" style:font-size-asian="12pt" style:font-weight-asian="bold" style:font-size-complex="12pt" style:font-weight-complex="bold"/>
    </style:style>
    <style:style style:name="P83" style:family="paragraph" style:parent-style-name="Standard_20__28_user_29_">
      <style:paragraph-properties fo:margin-left="0in" fo:margin-right="0in" fo:line-height="150%" fo:text-align="center" style:justify-single-word="false" fo:text-indent="0in" style:auto-text-indent="false"/>
      <style:text-properties fo:color="#1c1c1c" style:font-name="Calibri2" fo:font-size="12pt" fo:font-weight="bold" officeooo:rsid="001fe6fc" officeooo:paragraph-rsid="000945c0" style:font-size-asian="12pt" style:font-weight-asian="bold" style:font-size-complex="12pt" style:font-weight-complex="bold"/>
    </style:style>
    <style:style style:name="P84" style:family="paragraph" style:parent-style-name="Standard_20__28_user_29_">
      <style:paragraph-properties fo:margin-left="0in" fo:margin-right="0in" fo:line-height="150%" fo:text-align="center" style:justify-single-word="false" fo:text-indent="0in" style:auto-text-indent="false"/>
      <style:text-properties fo:color="#1c1c1c" style:font-name="Calibri2" fo:font-size="10pt" officeooo:paragraph-rsid="000945c0" style:font-size-asian="10pt" style:font-size-complex="10pt"/>
    </style:style>
    <style:style style:name="P85" style:family="paragraph" style:parent-style-name="Standard_20__28_user_29_">
      <style:paragraph-properties fo:margin-left="0in" fo:margin-right="0in" fo:line-height="150%" fo:text-align="center" style:justify-single-word="false" fo:text-indent="0in" style:auto-text-indent="false"/>
      <style:text-properties fo:color="#1c1c1c" style:font-name="Calibri2" fo:font-size="10pt" officeooo:rsid="001fe6fc" officeooo:paragraph-rsid="000945c0" style:font-size-asian="10pt" style:font-size-complex="10pt"/>
    </style:style>
    <style:style style:name="P86" style:family="paragraph" style:parent-style-name="Standard_20__28_user_29_">
      <style:paragraph-properties fo:margin-left="0in" fo:margin-right="0in" fo:line-height="150%" fo:text-align="center" style:justify-single-word="false" fo:text-indent="0in" style:auto-text-indent="false"/>
      <style:text-properties fo:color="#1c1c1c" style:font-name="Calibri2" fo:font-size="10pt" fo:font-weight="bold" officeooo:rsid="0026029b" officeooo:paragraph-rsid="000945c0" style:font-size-asian="10pt" style:font-weight-asian="bold" style:font-size-complex="10pt" style:font-weight-complex="bold"/>
    </style:style>
    <style:style style:name="P87" style:family="paragraph" style:parent-style-name="Standard_20__28_user_29_">
      <style:paragraph-properties fo:margin-left="0in" fo:margin-right="0in" fo:line-height="150%" fo:text-align="justify" style:justify-single-word="false" fo:text-indent="0in" style:auto-text-indent="false"/>
      <style:text-properties fo:color="#111111" style:font-name="Calibri2" fo:font-size="11pt" fo:font-weight="normal" officeooo:rsid="0026029b" officeooo:paragraph-rsid="000945c0" style:font-size-asian="11pt" style:font-weight-asian="normal" style:font-weight-complex="normal"/>
    </style:style>
    <style:style style:name="P88" style:family="paragraph" style:parent-style-name="Standard_20__28_user_29_">
      <style:paragraph-properties fo:margin-left="0in" fo:margin-right="0in" fo:line-height="150%" fo:text-align="justify" style:justify-single-word="false" fo:text-indent="0in" style:auto-text-indent="false"/>
      <style:text-properties fo:color="#111111" style:font-name="Calibri2" fo:font-size="11pt" fo:font-weight="bold" officeooo:paragraph-rsid="000945c0" style:font-size-asian="11pt" style:font-weight-asian="bold" style:font-weight-complex="bold"/>
    </style:style>
    <style:style style:name="P89" style:family="paragraph" style:parent-style-name="Standard">
      <style:paragraph-properties fo:margin-left="0in" fo:margin-right="0in" fo:margin-top="0in" fo:margin-bottom="0.0835in" loext:contextual-spacing="false" fo:line-height="150%" fo:text-align="justify" style:justify-single-word="false" fo:text-indent="0.25in" style:auto-text-indent="false"/>
      <style:text-properties style:font-name="Calibri2" fo:font-size="11pt" fo:font-weight="bold" officeooo:paragraph-rsid="000945c0" style:font-size-asian="11pt" style:font-weight-asian="bold" style:font-weight-complex="bold"/>
    </style:style>
    <style:style style:name="P90" style:family="paragraph" style:parent-style-name="Standard">
      <style:paragraph-properties fo:margin-top="0.0398in" fo:margin-bottom="0.0398in" loext:contextual-spacing="false" fo:line-height="150%" fo:text-align="justify" style:justify-single-word="false">
        <style:tab-stops>
          <style:tab-stop style:position="3in"/>
          <style:tab-stop style:position="6in"/>
        </style:tab-stops>
      </style:paragraph-properties>
      <style:text-properties fo:color="#000000" style:font-name="Calibri2" fo:font-size="11pt" fo:font-weight="bold" officeooo:paragraph-rsid="000945c0" style:font-name-asian="Calibri2" style:font-size-asian="11pt" style:font-weight-asian="bold" style:font-name-complex="Calibri2" style:font-weight-complex="bold"/>
    </style:style>
    <style:style style:name="P91" style:family="paragraph" style:parent-style-name="Standard">
      <style:paragraph-properties fo:margin-top="0.0398in" fo:margin-bottom="0.0398in" loext:contextual-spacing="false" fo:line-height="150%" fo:text-align="justify" style:justify-single-word="false">
        <style:tab-stops>
          <style:tab-stop style:position="3in"/>
          <style:tab-stop style:position="6in"/>
        </style:tab-stops>
      </style:paragraph-properties>
      <style:text-properties fo:color="#000000" style:font-name="Calibri" fo:font-size="11pt" style:text-underline-style="none" fo:font-weight="bold" officeooo:rsid="0025f9b8" officeooo:paragraph-rsid="000945c0" fo:background-color="transparent" style:font-name-asian="Calibri" style:font-weight-asian="bold" style:font-name-complex="Calibri" style:font-weight-complex="bold"/>
    </style:style>
    <style:style style:name="P92" style:family="paragraph" style:parent-style-name="Standard">
      <style:paragraph-properties fo:margin-top="0in" fo:margin-bottom="0in" loext:contextual-spacing="false" fo:line-height="115%" fo:text-align="justify" style:justify-single-word="false">
        <style:tab-stops>
          <style:tab-stop style:position="3in"/>
          <style:tab-stop style:position="6in"/>
        </style:tab-stops>
      </style:paragraph-properties>
      <style:text-properties style:use-window-font-color="true" style:font-name="Calibri" fo:font-size="11pt" fo:font-weight="normal" officeooo:rsid="004c559a" officeooo:paragraph-rsid="000945c0" fo:background-color="transparent" style:font-name-asian="Calibri" style:font-size-asian="11pt" style:font-weight-asian="normal" style:font-name-complex="Calibri" style:font-size-complex="10pt" style:font-weight-complex="normal"/>
    </style:style>
    <style:style style:name="P93" style:family="paragraph" style:parent-style-name="Standard">
      <style:paragraph-properties fo:margin-top="0in" fo:margin-bottom="0in" loext:contextual-spacing="false" fo:line-height="150%" fo:text-align="justify" style:justify-single-word="false"/>
      <style:text-properties style:use-window-font-color="true" style:font-name="Calibri" fo:font-size="11pt" fo:font-weight="normal" officeooo:rsid="009626cb" officeooo:paragraph-rsid="000945c0" fo:background-color="transparent" style:font-name-asian="Calibri" style:font-weight-asian="normal" style:font-name-complex="Calibri" style:font-weight-complex="normal"/>
    </style:style>
    <style:style style:name="P94" style:family="paragraph" style:parent-style-name="Standard">
      <style:paragraph-properties fo:margin-top="0in" fo:margin-bottom="0in" loext:contextual-spacing="false" fo:line-height="150%" fo:text-align="justify" style:justify-single-word="false"/>
      <style:text-properties style:use-window-font-color="true" style:font-name="Calibri" fo:font-size="11pt" fo:font-weight="normal" officeooo:paragraph-rsid="000945c0" fo:background-color="transparent" style:font-name-asian="Calibri" style:font-weight-asian="normal" style:font-name-complex="Calibri" style:font-weight-complex="normal"/>
    </style:style>
    <style:style style:name="P95" style:family="paragraph" style:parent-style-name="Standard">
      <style:paragraph-properties fo:margin-top="0in" fo:margin-bottom="0in" loext:contextual-spacing="false" fo:line-height="150%" fo:text-align="justify" style:justify-single-word="false"/>
      <style:text-properties style:use-window-font-color="true" style:font-name="Calibri" fo:font-size="11pt" fo:font-weight="normal" officeooo:paragraph-rsid="000945c0" fo:background-color="transparent" style:font-name-asian="Calibri" style:font-name-complex="Calibri"/>
    </style:style>
    <style:style style:name="P96" style:family="paragraph" style:parent-style-name="Standard">
      <style:paragraph-properties fo:margin-top="0in" fo:margin-bottom="0in" loext:contextual-spacing="false" fo:line-height="150%">
        <style:tab-stops>
          <style:tab-stop style:position="3in"/>
          <style:tab-stop style:position="6in"/>
        </style:tab-stops>
      </style:paragraph-properties>
      <style:text-properties fo:color="#000000" style:font-name="Calibri2" fo:font-size="11pt" fo:font-weight="bold" officeooo:rsid="003a12ba" officeooo:paragraph-rsid="000945c0" fo:background-color="#ffffff" style:font-name-asian="Calibri2" style:font-size-asian="11pt" style:font-weight-asian="bold" style:font-name-complex="Calibri2" style:font-weight-complex="bold"/>
    </style:style>
    <style:style style:name="P97" style:family="paragraph" style:parent-style-name="Standard">
      <style:paragraph-properties fo:margin-top="0in" fo:margin-bottom="0in" loext:contextual-spacing="false" fo:line-height="150%">
        <style:tab-stops>
          <style:tab-stop style:position="3in"/>
          <style:tab-stop style:position="6in"/>
        </style:tab-stops>
      </style:paragraph-properties>
      <style:text-properties fo:color="#000000" style:font-name="Calibri2" fo:font-size="11pt" fo:font-weight="bold" officeooo:rsid="0040977a" officeooo:paragraph-rsid="000945c0" fo:background-color="#ffffff" style:font-name-asian="Calibri2" style:font-size-asian="11pt" style:font-weight-asian="bold" style:font-name-complex="Calibri2" style:font-weight-complex="bold"/>
    </style:style>
    <style:style style:name="P98" style:family="paragraph" style:parent-style-name="Standard">
      <style:paragraph-properties fo:margin-top="0in" fo:margin-bottom="0in" loext:contextual-spacing="false" fo:line-height="150%" fo:text-align="justify" style:justify-single-word="false"/>
      <style:text-properties fo:color="#000000" style:font-name="Calibri2" fo:font-size="11pt" officeooo:paragraph-rsid="000945c0" fo:background-color="#ffffff" style:font-name-asian="Calibri2" style:font-size-asian="11pt" style:font-name-complex="Calibri2"/>
    </style:style>
    <style:style style:name="P99" style:family="paragraph" style:parent-style-name="Standard">
      <style:paragraph-properties fo:margin-top="0in" fo:margin-bottom="0in" loext:contextual-spacing="false" fo:line-height="150%" fo:text-align="justify" style:justify-single-word="false"/>
      <style:text-properties fo:color="#000000" style:font-name="Calibri2" fo:font-size="11pt" fo:font-weight="normal" officeooo:paragraph-rsid="000945c0" fo:background-color="#ffffff" style:font-name-asian="Calibri2" style:font-size-asian="11pt" style:font-weight-asian="normal" style:font-name-complex="Calibri2" style:font-weight-complex="normal"/>
    </style:style>
    <style:style style:name="P100" style:family="paragraph" style:parent-style-name="Standard">
      <style:paragraph-properties fo:margin-top="0in" fo:margin-bottom="0in" loext:contextual-spacing="false" fo:line-height="150%" fo:text-align="justify" style:justify-single-word="false"/>
      <style:text-properties fo:color="#000000" style:font-name="Calibri" fo:font-size="11pt" fo:font-weight="normal" officeooo:paragraph-rsid="000945c0" fo:background-color="#ffffff" style:font-name-asian="Calibri" style:font-size-asian="11pt" style:font-name-complex="Calibri" style:font-size-complex="11pt"/>
    </style:style>
    <style:style style:name="P101" style:family="paragraph" style:parent-style-name="Standard">
      <style:paragraph-properties fo:margin-top="0in" fo:margin-bottom="0in" loext:contextual-spacing="false" fo:line-height="150%" fo:text-align="justify" style:justify-single-word="false"/>
      <style:text-properties officeooo:paragraph-rsid="000945c0"/>
    </style:style>
    <style:style style:name="P102" style:family="paragraph" style:parent-style-name="Standard">
      <style:paragraph-properties fo:margin-top="0in" fo:margin-bottom="0in" loext:contextual-spacing="false" fo:line-height="150%" fo:text-align="justify" style:justify-single-word="false"/>
      <style:text-properties style:font-name="Calibri1" fo:font-size="11pt" officeooo:paragraph-rsid="000945c0" style:font-size-asian="11pt" style:font-weight-asian="normal" style:font-size-complex="11pt" style:font-weight-complex="normal"/>
    </style:style>
    <style:style style:name="P103" style:family="paragraph" style:parent-style-name="Standard">
      <style:paragraph-properties fo:margin-top="0in" fo:margin-bottom="0in" loext:contextual-spacing="false" fo:line-height="150%" fo:text-align="justify" style:justify-single-word="false"/>
      <style:text-properties style:font-name="Calibri1" fo:font-size="11pt" officeooo:paragraph-rsid="000945c0" style:font-size-asian="11pt" style:font-size-complex="11pt"/>
    </style:style>
    <style:style style:name="P104" style:family="paragraph" style:parent-style-name="Standard">
      <style:paragraph-properties fo:margin-top="0in" fo:margin-bottom="0in" loext:contextual-spacing="false" fo:line-height="150%" fo:text-align="justify" style:justify-single-word="false"/>
      <style:text-properties style:font-name="Calibri1" fo:font-size="11pt" officeooo:rsid="0097dcda" officeooo:paragraph-rsid="000945c0" style:font-size-asian="11pt" style:font-size-complex="11pt"/>
    </style:style>
    <style:style style:name="P105" style:family="paragraph" style:parent-style-name="Standard">
      <style:paragraph-properties fo:margin-top="0in" fo:margin-bottom="0.139in" loext:contextual-spacing="false">
        <style:tab-stops>
          <style:tab-stop style:position="3in"/>
          <style:tab-stop style:position="6in"/>
        </style:tab-stops>
      </style:paragraph-properties>
      <style:text-properties fo:color="#000000" style:font-name="Calibri2" fo:font-size="11pt" fo:font-weight="bold" officeooo:rsid="00414c97" officeooo:paragraph-rsid="000945c0" fo:background-color="#ffffff" style:font-name-asian="Calibri2" style:font-size-asian="11pt" style:font-weight-asian="bold" style:font-name-complex="Calibri2" style:font-weight-complex="bold"/>
    </style:style>
    <style:style style:name="P106" style:family="paragraph" style:parent-style-name="Standard">
      <style:paragraph-properties fo:margin-top="0in" fo:margin-bottom="0.0835in" loext:contextual-spacing="false" fo:line-height="150%" fo:text-align="justify" style:justify-single-word="false"/>
      <style:text-properties style:font-name="Calibri2" fo:font-size="11pt" fo:font-weight="bold" officeooo:paragraph-rsid="000945c0" style:font-name-asian="Calibri2" style:font-size-asian="11pt" style:font-weight-asian="bold" style:font-name-complex="Calibri2" style:font-weight-complex="bold"/>
    </style:style>
    <style:style style:name="P107" style:family="paragraph" style:parent-style-name="Standard">
      <style:paragraph-properties fo:margin-top="0in" fo:margin-bottom="0.0835in" loext:contextual-spacing="false" fo:line-height="150%" fo:text-align="justify" style:justify-single-word="false"/>
      <style:text-properties officeooo:paragraph-rsid="000945c0"/>
    </style:style>
    <style:style style:name="P108" style:family="paragraph" style:parent-style-name="Standard_20__28_user_29_">
      <style:paragraph-properties fo:margin-top="0in" fo:margin-bottom="0.0835in" loext:contextual-spacing="false" fo:line-height="150%" fo:text-align="justify" style:justify-single-word="false"/>
      <style:text-properties officeooo:paragraph-rsid="000945c0"/>
    </style:style>
    <style:style style:name="P109" style:family="paragraph" style:parent-style-name="Standard_20__28_user_29_">
      <style:paragraph-properties fo:line-height="150%" fo:text-align="justify" style:justify-single-word="false"/>
      <style:text-properties style:font-name="Calibri2" fo:font-size="11pt" fo:font-weight="normal" officeooo:rsid="00493fde" officeooo:paragraph-rsid="000945c0" style:font-size-asian="11pt" style:font-weight-asian="normal" style:font-weight-complex="normal"/>
    </style:style>
    <style:style style:name="P110" style:family="paragraph" style:parent-style-name="Standard_20__28_user_29_">
      <style:paragraph-properties fo:line-height="150%" fo:text-align="center" style:justify-single-word="false"/>
      <style:text-properties style:font-name="Calibri2" fo:font-size="11pt" fo:font-weight="normal" officeooo:rsid="00493fde" officeooo:paragraph-rsid="000945c0" style:font-size-asian="11pt" style:font-weight-asian="normal" style:font-weight-complex="normal"/>
    </style:style>
    <style:style style:name="P111" style:family="paragraph" style:parent-style-name="Standard_20__28_user_29_">
      <style:paragraph-properties fo:line-height="150%" fo:text-align="justify" style:justify-single-word="false"/>
      <style:text-properties style:font-name="Calibri2" fo:font-size="11pt" fo:font-weight="normal" officeooo:rsid="00613e16" officeooo:paragraph-rsid="000945c0" style:font-size-asian="11pt" style:font-weight-asian="normal" style:font-weight-complex="normal"/>
    </style:style>
    <style:style style:name="P112" style:family="paragraph" style:parent-style-name="Standard_20__28_user_29_">
      <style:paragraph-properties fo:line-height="150%" fo:text-align="justify" style:justify-single-word="false"/>
      <style:text-properties style:font-name="Calibri2" fo:font-size="11pt" fo:font-weight="normal" officeooo:rsid="00629813" officeooo:paragraph-rsid="000945c0" style:font-size-asian="11pt" style:font-weight-asian="normal" style:font-weight-complex="normal"/>
    </style:style>
    <style:style style:name="P113" style:family="paragraph" style:parent-style-name="Standard_20__28_user_29_">
      <style:paragraph-properties fo:line-height="150%" fo:text-align="justify" style:justify-single-word="false"/>
      <style:text-properties officeooo:paragraph-rsid="000945c0"/>
    </style:style>
    <style:style style:name="P114" style:family="paragraph" style:parent-style-name="Table_20_Contents">
      <style:paragraph-properties fo:line-height="150%" fo:text-align="center" style:justify-single-word="false"/>
      <style:text-properties style:font-name="Calibri2" fo:font-size="11pt" fo:font-weight="bold" officeooo:rsid="006797dd" officeooo:paragraph-rsid="000945c0" style:font-name-asian="Times New Roman" style:font-size-asian="11pt" style:font-weight-asian="bold" style:font-name-complex="Times New Roman" style:font-weight-complex="bold"/>
    </style:style>
    <style:style style:name="P115" style:family="paragraph" style:parent-style-name="Table_20_Contents">
      <style:paragraph-properties fo:line-height="150%" fo:text-align="center" style:justify-single-word="false"/>
      <style:text-properties style:font-name="Calibri2" fo:font-size="11pt" fo:font-weight="bold" officeooo:rsid="006a6a8e" officeooo:paragraph-rsid="000945c0" style:font-name-asian="Times New Roman" style:font-size-asian="11pt" style:font-weight-asian="bold" style:font-name-complex="Times New Roman" style:font-weight-complex="bold"/>
    </style:style>
    <style:style style:name="P116" style:family="paragraph" style:parent-style-name="Table_20_Contents">
      <style:paragraph-properties fo:line-height="150%" fo:text-align="center" style:justify-single-word="false"/>
      <style:text-properties style:font-name="Calibri2" fo:font-size="11pt" officeooo:rsid="006797dd" officeooo:paragraph-rsid="000945c0" style:font-name-asian="Times New Roman" style:font-size-asian="11pt" style:font-name-complex="Times New Roman"/>
    </style:style>
    <style:style style:name="P117" style:family="paragraph" style:parent-style-name="Table_20_Contents">
      <style:paragraph-properties fo:line-height="150%" fo:text-align="center" style:justify-single-word="false"/>
      <style:text-properties style:font-name="Calibri2" fo:font-size="11pt" officeooo:rsid="007e13d4" officeooo:paragraph-rsid="000945c0" style:font-name-asian="Times New Roman" style:font-size-asian="11pt" style:font-name-complex="Times New Roman"/>
    </style:style>
    <style:style style:name="P118" style:family="paragraph" style:parent-style-name="Table_20_Contents">
      <style:paragraph-properties fo:line-height="150%" fo:text-align="center" style:justify-single-word="false"/>
      <style:text-properties style:font-name="Calibri2" fo:font-size="11pt" officeooo:rsid="006cfdba" officeooo:paragraph-rsid="000945c0" style:font-name-asian="Times New Roman" style:font-size-asian="11pt" style:font-name-complex="Times New Roman"/>
    </style:style>
    <style:style style:name="P119" style:family="paragraph" style:parent-style-name="Table_20_Contents">
      <style:paragraph-properties fo:line-height="150%" fo:text-align="center" style:justify-single-word="false"/>
      <style:text-properties style:font-name="Calibri2" fo:font-size="11pt" officeooo:rsid="006c6ba2" officeooo:paragraph-rsid="000945c0" style:font-name-asian="Times New Roman" style:font-size-asian="11pt" style:font-name-complex="Times New Roman"/>
    </style:style>
    <style:style style:name="P120" style:family="paragraph" style:parent-style-name="Table_20_Contents">
      <style:paragraph-properties fo:line-height="150%" fo:text-align="center" style:justify-single-word="false"/>
      <style:text-properties style:font-name="Calibri2" fo:font-size="11pt" officeooo:rsid="006a3901" officeooo:paragraph-rsid="000945c0" style:font-name-asian="Times New Roman" style:font-size-asian="11pt" style:font-name-complex="Times New Roman"/>
    </style:style>
    <style:style style:name="P121" style:family="paragraph" style:parent-style-name="Table_20_Contents">
      <style:paragraph-properties fo:line-height="150%" fo:text-align="center" style:justify-single-word="false"/>
      <style:text-properties style:font-name="Calibri2" fo:font-size="11pt" officeooo:rsid="006a6a8e" officeooo:paragraph-rsid="000945c0" style:font-name-asian="Times New Roman" style:font-size-asian="11pt" style:font-name-complex="Times New Roman"/>
    </style:style>
    <style:style style:name="P122" style:family="paragraph" style:parent-style-name="Table_20_Contents">
      <style:paragraph-properties fo:line-height="150%" fo:text-align="justify" style:justify-single-word="false"/>
      <style:text-properties style:font-name="Calibri2" fo:font-size="11pt" officeooo:rsid="006a6a8e" officeooo:paragraph-rsid="000945c0" style:font-name-asian="Times New Roman" style:font-size-asian="11pt" style:font-name-complex="Times New Roman"/>
    </style:style>
    <style:style style:name="P123" style:family="paragraph" style:parent-style-name="Table_20_Contents">
      <style:paragraph-properties fo:line-height="150%" fo:text-align="justify" style:justify-single-word="false"/>
      <style:text-properties style:font-name="Calibri2" fo:font-size="11pt" officeooo:rsid="006dcdf4" officeooo:paragraph-rsid="000945c0" style:font-name-asian="Times New Roman" style:font-size-asian="11pt" style:font-name-complex="Times New Roman"/>
    </style:style>
    <style:style style:name="P124" style:family="paragraph" style:parent-style-name="Table_20_Contents">
      <style:paragraph-properties fo:line-height="150%" fo:text-align="center" style:justify-single-word="false"/>
      <style:text-properties style:font-name="Calibri2" fo:font-size="11pt" officeooo:rsid="006982a2" officeooo:paragraph-rsid="000945c0" style:font-name-asian="Times New Roman" style:font-size-asian="11pt" style:font-name-complex="Times New Roman"/>
    </style:style>
    <style:style style:name="P125" style:family="paragraph" style:parent-style-name="Table_20_Contents">
      <style:paragraph-properties fo:line-height="150%" fo:text-align="justify" style:justify-single-word="false"/>
      <style:text-properties style:font-name="Calibri2" fo:font-size="11pt" officeooo:rsid="006982a2" officeooo:paragraph-rsid="000945c0" style:font-name-asian="Times New Roman" style:font-size-asian="11pt" style:font-name-complex="Times New Roman"/>
    </style:style>
    <style:style style:name="P126" style:family="paragraph" style:parent-style-name="Standard_20__28_user_29_">
      <style:paragraph-properties fo:margin-left="0in" fo:margin-right="0in" fo:line-height="150%" fo:text-align="center" style:justify-single-word="false" fo:text-indent="0in" style:auto-text-indent="false" fo:break-before="auto" fo:break-after="auto"/>
      <style:text-properties style:font-name="Calibri2" fo:font-size="14pt" fo:font-weight="bold" officeooo:rsid="00108f3e" officeooo:paragraph-rsid="000945c0" style:font-size-asian="14pt" style:font-weight-asian="bold" style:font-weight-complex="bold"/>
    </style:style>
    <style:style style:name="P127" style:family="paragraph" style:parent-style-name="Standard" style:list-style-name="L1">
      <style:paragraph-properties fo:line-height="150%" fo:text-align="justify" style:justify-single-word="false">
        <style:tab-stops>
          <style:tab-stop style:position="3in"/>
          <style:tab-stop style:position="6in"/>
        </style:tab-stops>
      </style:paragraph-properties>
      <style:text-properties fo:color="#000000" style:font-name="Calibri2" fo:font-size="11pt" officeooo:rsid="002fc769" officeooo:paragraph-rsid="000945c0" fo:background-color="#ffffff" style:font-name-asian="Calibri2" style:font-size-asian="11pt" style:font-name-complex="Calibri2"/>
    </style:style>
    <style:style style:name="P128" style:family="paragraph" style:parent-style-name="Standard" style:list-style-name="L1">
      <style:paragraph-properties fo:line-height="150%" fo:text-align="justify" style:justify-single-word="false">
        <style:tab-stops>
          <style:tab-stop style:position="3in"/>
          <style:tab-stop style:position="6in"/>
        </style:tab-stops>
      </style:paragraph-properties>
      <style:text-properties fo:color="#000000" style:font-name="Calibri2" fo:font-size="11pt" officeooo:paragraph-rsid="000945c0" fo:background-color="#ffffff" style:font-name-asian="Calibri2" style:font-size-asian="11pt" style:font-name-complex="Calibri2"/>
    </style:style>
    <style:style style:name="P129" style:family="paragraph" style:parent-style-name="Standard" style:list-style-name="L12">
      <style:paragraph-properties fo:line-height="150%">
        <style:tab-stops>
          <style:tab-stop style:position="3in"/>
          <style:tab-stop style:position="6in"/>
        </style:tab-stops>
      </style:paragraph-properties>
      <style:text-properties fo:color="#000000" style:font-name="Calibri2" fo:font-size="11pt" officeooo:rsid="003a12ba" officeooo:paragraph-rsid="000945c0" fo:background-color="#ffffff" style:font-name-asian="Calibri2" style:font-size-asian="11pt" style:font-name-complex="Calibri2"/>
    </style:style>
    <style:style style:name="P130" style:family="paragraph" style:parent-style-name="Standard" style:list-style-name="L4">
      <style:paragraph-properties fo:line-height="150%">
        <style:tab-stops>
          <style:tab-stop style:position="3in"/>
          <style:tab-stop style:position="6in"/>
        </style:tab-stops>
      </style:paragraph-properties>
      <style:text-properties fo:color="#000000" style:font-name="Calibri2" fo:font-size="11pt" fo:font-weight="normal" officeooo:rsid="00295a6d" officeooo:paragraph-rsid="000945c0" fo:background-color="#ffffff" style:font-name-asian="Calibri2" style:font-size-asian="11pt" style:font-weight-asian="normal" style:font-name-complex="Calibri2" style:font-size-complex="10pt" style:font-weight-complex="normal"/>
    </style:style>
    <style:style style:name="P131" style:family="paragraph" style:parent-style-name="Standard" style:list-style-name="L8">
      <style:paragraph-properties fo:line-height="150%">
        <style:tab-stops>
          <style:tab-stop style:position="3in"/>
          <style:tab-stop style:position="6in"/>
        </style:tab-stops>
      </style:paragraph-properties>
      <style:text-properties fo:color="#000000" style:font-name="Calibri2" fo:font-size="11pt" fo:font-weight="normal" officeooo:rsid="00313460" officeooo:paragraph-rsid="000945c0" fo:background-color="#ffffff" style:font-name-asian="Calibri2" style:font-size-asian="11pt" style:font-weight-asian="normal" style:font-name-complex="Calibri2" style:font-weight-complex="normal"/>
    </style:style>
    <style:style style:name="P132" style:family="paragraph" style:parent-style-name="Standard" style:list-style-name="L8">
      <style:paragraph-properties fo:line-height="150%">
        <style:tab-stops>
          <style:tab-stop style:position="3in"/>
          <style:tab-stop style:position="6in"/>
        </style:tab-stops>
      </style:paragraph-properties>
      <style:text-properties fo:color="#000000" style:font-name="Calibri2" fo:font-size="11pt" fo:font-weight="normal" officeooo:rsid="0032bbb2" officeooo:paragraph-rsid="000945c0" fo:background-color="#ffffff" style:font-name-asian="Calibri2" style:font-size-asian="11pt" style:font-weight-asian="normal" style:font-name-complex="Calibri2" style:font-weight-complex="normal"/>
    </style:style>
    <style:style style:name="P133" style:family="paragraph" style:parent-style-name="Standard" style:list-style-name="L9">
      <style:paragraph-properties fo:line-height="150%">
        <style:tab-stops>
          <style:tab-stop style:position="3in"/>
          <style:tab-stop style:position="6in"/>
        </style:tab-stops>
      </style:paragraph-properties>
      <style:text-properties fo:color="#000000" style:font-name="Calibri2" fo:font-size="11pt" fo:font-weight="normal" officeooo:rsid="0036b681" officeooo:paragraph-rsid="000945c0" fo:background-color="#ffffff" style:font-name-asian="Calibri2" style:font-size-asian="11pt" style:font-weight-asian="normal" style:font-name-complex="Calibri2" style:font-weight-complex="normal"/>
    </style:style>
    <style:style style:name="P134" style:family="paragraph" style:parent-style-name="Standard" style:list-style-name="L11">
      <style:paragraph-properties fo:line-height="150%">
        <style:tab-stops>
          <style:tab-stop style:position="3in"/>
          <style:tab-stop style:position="6in"/>
        </style:tab-stops>
      </style:paragraph-properties>
      <style:text-properties fo:color="#000000" style:font-name="Calibri2" fo:font-size="11pt" fo:font-weight="normal" officeooo:rsid="003a12ba" officeooo:paragraph-rsid="000945c0" fo:background-color="#ffffff" style:font-name-asian="Calibri2" style:font-size-asian="11pt" style:font-weight-asian="normal" style:font-name-complex="Calibri2" style:font-weight-complex="normal"/>
    </style:style>
    <style:style style:name="P135" style:family="paragraph" style:parent-style-name="Standard" style:list-style-name="L11">
      <style:paragraph-properties fo:line-height="150%">
        <style:tab-stops>
          <style:tab-stop style:position="3in"/>
          <style:tab-stop style:position="6in"/>
        </style:tab-stops>
      </style:paragraph-properties>
      <style:text-properties fo:color="#000000" style:font-name="Calibri2" fo:font-size="11pt" fo:font-weight="normal" officeooo:rsid="0038c3f6" officeooo:paragraph-rsid="000945c0" fo:background-color="#ffffff" style:font-name-asian="Calibri2" style:font-size-asian="11pt" style:font-weight-asian="normal" style:font-name-complex="Calibri2" style:font-weight-complex="normal"/>
    </style:style>
    <style:style style:name="P136" style:family="paragraph" style:parent-style-name="Standard" style:list-style-name="L6">
      <style:paragraph-properties fo:line-height="150%">
        <style:tab-stops>
          <style:tab-stop style:position="3in"/>
          <style:tab-stop style:position="6in"/>
        </style:tab-stops>
      </style:paragraph-properties>
      <style:text-properties fo:color="#000000" style:font-name="Calibri2" fo:font-size="11pt" fo:font-weight="normal" officeooo:rsid="002e2ce2" officeooo:paragraph-rsid="000945c0" style:font-name-asian="Calibri2" style:font-size-asian="11pt" style:font-weight-asian="normal" style:font-name-complex="Calibri2" style:font-size-complex="10pt" style:font-weight-complex="normal"/>
    </style:style>
    <style:style style:name="P137" style:family="paragraph" style:parent-style-name="Standard" style:list-style-name="L6">
      <style:paragraph-properties fo:line-height="150%">
        <style:tab-stops>
          <style:tab-stop style:position="3in"/>
          <style:tab-stop style:position="6in"/>
        </style:tab-stops>
      </style:paragraph-properties>
      <style:text-properties fo:color="#000000" style:font-name="Calibri2" fo:font-size="11pt" fo:font-weight="normal" officeooo:rsid="002d6400" officeooo:paragraph-rsid="000945c0" style:font-name-asian="Calibri2" style:font-size-asian="11pt" style:font-weight-asian="normal" style:font-name-complex="Calibri2" style:font-size-complex="10pt" style:font-weight-complex="normal"/>
    </style:style>
    <style:style style:name="P138" style:family="paragraph" style:parent-style-name="Standard" style:list-style-name="L7">
      <style:paragraph-properties fo:line-height="150%">
        <style:tab-stops>
          <style:tab-stop style:position="3in"/>
          <style:tab-stop style:position="6in"/>
        </style:tab-stops>
      </style:paragraph-properties>
      <style:text-properties fo:color="#000000" style:font-name="Calibri2" fo:font-size="11pt" fo:font-weight="normal" officeooo:rsid="002f9ba7" officeooo:paragraph-rsid="000945c0" style:font-name-asian="Calibri2" style:font-size-asian="11pt" style:font-weight-asian="normal" style:font-name-complex="Calibri2" style:font-weight-complex="normal"/>
    </style:style>
    <style:style style:name="P139" style:family="paragraph" style:parent-style-name="Standard" style:list-style-name="L3">
      <style:paragraph-properties fo:line-height="150%" fo:text-align="start" style:justify-single-word="false">
        <style:tab-stops>
          <style:tab-stop style:position="3in"/>
          <style:tab-stop style:position="6in"/>
        </style:tab-stops>
      </style:paragraph-properties>
      <style:text-properties fo:color="#000000" style:font-name="Calibri" fo:font-size="11pt" style:text-underline-style="none" fo:font-weight="normal" officeooo:rsid="008272bb" officeooo:paragraph-rsid="000945c0" fo:background-color="transparent" style:font-name-asian="Calibri" style:font-size-asian="10pt" style:font-weight-asian="bold" style:font-name-complex="Calibri" style:font-size-complex="10pt" style:font-weight-complex="bold"/>
    </style:style>
    <style:style style:name="P140" style:family="paragraph" style:parent-style-name="Standard" style:list-style-name="L3">
      <style:paragraph-properties fo:line-height="150%" fo:text-align="start" style:justify-single-word="false">
        <style:tab-stops>
          <style:tab-stop style:position="3in"/>
          <style:tab-stop style:position="6in"/>
        </style:tab-stops>
      </style:paragraph-properties>
      <style:text-properties fo:color="#000000" style:font-name="Calibri" fo:font-size="11pt" style:text-underline-style="none" fo:font-weight="normal" officeooo:rsid="00a5feef" officeooo:paragraph-rsid="000945c0" fo:background-color="transparent" style:font-name-asian="Calibri" style:font-size-asian="10pt" style:font-weight-asian="bold" style:font-name-complex="Calibri" style:font-size-complex="10pt" style:font-weight-complex="bold"/>
    </style:style>
    <style:style style:name="P141" style:family="paragraph" style:parent-style-name="Standard" style:list-style-name="L3">
      <style:paragraph-properties fo:line-height="150%" fo:text-align="start" style:justify-single-word="false">
        <style:tab-stops>
          <style:tab-stop style:position="3in"/>
          <style:tab-stop style:position="6in"/>
        </style:tab-stops>
      </style:paragraph-properties>
      <style:text-properties fo:color="#000000" style:font-name="Calibri" fo:font-size="11pt" style:text-underline-style="none" fo:font-weight="normal" officeooo:rsid="00875e1b" officeooo:paragraph-rsid="000945c0" fo:background-color="transparent" style:font-name-asian="Calibri" style:font-size-asian="10pt" style:font-weight-asian="bold" style:font-name-complex="Calibri" style:font-size-complex="10pt" style:font-weight-complex="bold"/>
    </style:style>
    <style:style style:name="P142" style:family="paragraph" style:parent-style-name="Standard" style:list-style-name="L3">
      <style:paragraph-properties fo:line-height="150%" fo:text-align="start" style:justify-single-word="false">
        <style:tab-stops>
          <style:tab-stop style:position="3in"/>
          <style:tab-stop style:position="6in"/>
        </style:tab-stops>
      </style:paragraph-properties>
      <style:text-properties fo:color="#000000" style:font-name="Calibri" fo:font-size="11pt" style:text-underline-style="none" fo:font-weight="normal" officeooo:rsid="00b50198" officeooo:paragraph-rsid="000945c0" fo:background-color="transparent" style:font-name-asian="Calibri" style:font-size-asian="10pt" style:font-weight-asian="bold" style:font-name-complex="Calibri" style:font-size-complex="10pt" style:font-weight-complex="bold"/>
    </style:style>
    <style:style style:name="P143" style:family="paragraph" style:parent-style-name="Standard" style:list-style-name="L3">
      <style:paragraph-properties fo:line-height="150%" fo:text-align="start" style:justify-single-word="false">
        <style:tab-stops>
          <style:tab-stop style:position="3in"/>
          <style:tab-stop style:position="6in"/>
        </style:tab-stops>
      </style:paragraph-properties>
      <style:text-properties fo:color="#000000" style:font-name="Calibri" fo:font-size="11pt" style:text-underline-style="none" fo:font-weight="normal" officeooo:rsid="00a7a73f" officeooo:paragraph-rsid="000945c0" fo:background-color="transparent" style:font-name-asian="Calibri" style:font-size-asian="10pt" style:font-weight-asian="bold" style:font-name-complex="Calibri" style:font-size-complex="10pt" style:font-weight-complex="bold"/>
    </style:style>
    <style:style style:name="P144" style:family="paragraph" style:parent-style-name="Standard" style:list-style-name="L3">
      <style:paragraph-properties fo:line-height="150%" fo:text-align="start" style:justify-single-word="false">
        <style:tab-stops>
          <style:tab-stop style:position="3in"/>
          <style:tab-stop style:position="6in"/>
        </style:tab-stops>
      </style:paragraph-properties>
      <style:text-properties fo:color="#000000" style:font-name="Calibri" fo:font-size="11pt" style:text-underline-style="none" fo:font-weight="normal" officeooo:rsid="00a8ed43" officeooo:paragraph-rsid="000945c0" fo:background-color="transparent" style:font-name-asian="Calibri" style:font-size-asian="10pt" style:font-weight-asian="bold" style:font-name-complex="Calibri" style:font-size-complex="10pt" style:font-weight-complex="bold"/>
    </style:style>
    <style:style style:name="P145" style:family="paragraph" style:parent-style-name="Standard" style:list-style-name="L5">
      <style:paragraph-properties fo:line-height="150%">
        <style:tab-stops>
          <style:tab-stop style:position="3in"/>
          <style:tab-stop style:position="6in"/>
        </style:tab-stops>
      </style:paragraph-properties>
      <style:text-properties officeooo:paragraph-rsid="000945c0"/>
    </style:style>
    <style:style style:name="P146" style:family="paragraph" style:parent-style-name="Standard" style:list-style-name="L8">
      <style:paragraph-properties fo:line-height="150%">
        <style:tab-stops>
          <style:tab-stop style:position="3in"/>
          <style:tab-stop style:position="6in"/>
        </style:tab-stops>
      </style:paragraph-properties>
      <style:text-properties officeooo:paragraph-rsid="000945c0"/>
    </style:style>
    <style:style style:name="P147" style:family="paragraph" style:parent-style-name="Standard" style:list-style-name="L10">
      <style:paragraph-properties fo:line-height="150%">
        <style:tab-stops>
          <style:tab-stop style:position="3in"/>
          <style:tab-stop style:position="6in"/>
        </style:tab-stops>
      </style:paragraph-properties>
      <style:text-properties officeooo:paragraph-rsid="000945c0"/>
    </style:style>
    <style:style style:name="P148" style:family="paragraph" style:parent-style-name="Standard" style:list-style-name="L13">
      <style:paragraph-properties fo:line-height="150%">
        <style:tab-stops>
          <style:tab-stop style:position="3in"/>
          <style:tab-stop style:position="6in"/>
        </style:tab-stops>
      </style:paragraph-properties>
      <style:text-properties style:font-name="Calibri2" fo:font-size="11pt" fo:font-weight="normal" officeooo:rsid="003a12ba" officeooo:paragraph-rsid="000945c0" style:font-name-asian="Calibri2" style:font-size-asian="11pt" style:font-weight-asian="normal" style:font-name-complex="Calibri2" style:font-weight-complex="normal"/>
    </style:style>
    <style:style style:name="P149" style:family="paragraph" style:parent-style-name="Standard" style:master-page-name="First_20_Page"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in" style:auto-text-indent="false" style:page-number="1" fo:break-before="auto" fo:break-after="auto" fo:padding="0in" fo:border="none" fo:keep-with-next="auto"/>
      <style:text-properties fo:color="#00000a" style:font-name="Calibri3" fo:font-size="14pt" fo:font-weight="bold" style:font-name-asian="Calibri4" style:font-size-asian="14pt" style:font-weight-asian="bold" style:font-name-complex="Calibri4" style:font-size-complex="14pt"/>
    </style:style>
    <style:style style:name="P150" style:family="paragraph" style:parent-style-name="Standard" style:list-style-name="L13">
      <style:paragraph-properties fo:margin-left="0in" fo:margin-right="0in" fo:margin-top="0in" fo:margin-bottom="0in" loext:contextual-spacing="false" fo:line-height="150%" fo:text-indent="0in" style:auto-text-indent="false">
        <style:tab-stops>
          <style:tab-stop style:position="3in"/>
          <style:tab-stop style:position="6in"/>
        </style:tab-stops>
      </style:paragraph-properties>
      <style:text-properties fo:color="#000000" style:font-name="Calibri2" fo:font-size="11pt" fo:language="es" fo:country="CR" fo:font-weight="normal" officeooo:rsid="003a12ba" officeooo:paragraph-rsid="000945c0" fo:background-color="#ffffff" style:font-name-asian="Calibri2" style:font-size-asian="11pt" style:font-weight-asian="normal" style:font-name-complex="Calibri2" style:font-weight-complex="normal"/>
    </style:style>
    <style:style style:name="P151" style:family="paragraph" style:parent-style-name="Standard" style:list-style-name="L14">
      <style:paragraph-properties fo:margin-left="0in" fo:margin-right="0in" fo:margin-top="0in" fo:margin-bottom="0in" loext:contextual-spacing="false" fo:line-height="150%" fo:text-indent="0in" style:auto-text-indent="false">
        <style:tab-stops>
          <style:tab-stop style:position="3in"/>
          <style:tab-stop style:position="6in"/>
        </style:tab-stops>
      </style:paragraph-properties>
      <style:text-properties fo:color="#000000" style:font-name="Calibri2" fo:font-size="11pt" officeooo:rsid="003be60e" officeooo:paragraph-rsid="000945c0" fo:background-color="#ffffff" style:font-name-asian="Calibri2" style:font-size-asian="11pt" style:font-name-complex="Calibri2"/>
    </style:style>
    <style:style style:name="P152" style:family="paragraph" style:parent-style-name="Standard" style:list-style-name="L4">
      <style:paragraph-properties fo:margin-left="0in" fo:margin-right="0in" fo:line-height="150%" fo:text-indent="0in" style:auto-text-indent="false">
        <style:tab-stops>
          <style:tab-stop style:position="3in"/>
          <style:tab-stop style:position="6in"/>
        </style:tab-stops>
      </style:paragraph-properties>
      <style:text-properties fo:color="#000000" style:font-name="Calibri2" fo:font-size="11pt" fo:font-weight="normal" officeooo:rsid="00295a6d" officeooo:paragraph-rsid="000945c0" fo:background-color="#ffffff" style:font-name-asian="Calibri2" style:font-size-asian="11pt" style:font-weight-asian="normal" style:font-name-complex="Calibri2" style:font-size-complex="10pt" style:font-weight-complex="normal"/>
    </style:style>
    <style:style style:name="P153" style:family="paragraph" style:parent-style-name="Standard" style:list-style-name="L12">
      <style:paragraph-properties fo:margin-left="0in" fo:margin-right="0in" fo:line-height="150%" fo:text-indent="0in" style:auto-text-indent="false">
        <style:tab-stops>
          <style:tab-stop style:position="3in"/>
          <style:tab-stop style:position="6in"/>
        </style:tab-stops>
      </style:paragraph-properties>
      <style:text-properties fo:color="#000000" style:font-name="Calibri2" fo:font-size="11pt" fo:font-weight="normal" officeooo:rsid="003a12ba" officeooo:paragraph-rsid="000945c0" fo:background-color="#ffffff" style:font-name-asian="Calibri2" style:font-size-asian="11pt" style:font-weight-asian="normal" style:font-name-complex="Calibri2" style:font-weight-complex="normal"/>
    </style:style>
    <style:style style:name="P154" style:family="paragraph" style:parent-style-name="Standard" style:list-style-name="L6">
      <style:paragraph-properties fo:margin-left="0in" fo:margin-right="0in" fo:line-height="150%" fo:text-indent="0in" style:auto-text-indent="false">
        <style:tab-stops>
          <style:tab-stop style:position="3in"/>
          <style:tab-stop style:position="6in"/>
        </style:tab-stops>
      </style:paragraph-properties>
      <style:text-properties fo:color="#000000" style:font-name="Calibri2" fo:font-size="11pt" fo:font-weight="normal" officeooo:rsid="002d6400" officeooo:paragraph-rsid="000945c0" style:font-name-asian="Calibri2" style:font-size-asian="11pt" style:font-weight-asian="normal" style:font-name-complex="Calibri2" style:font-size-complex="10pt" style:font-weight-complex="normal"/>
    </style:style>
    <style:style style:name="P155" style:family="paragraph" style:parent-style-name="Standard" style:list-style-name="L7">
      <style:paragraph-properties fo:margin-left="0in" fo:margin-right="0in" fo:line-height="150%" fo:text-indent="0in" style:auto-text-indent="false">
        <style:tab-stops>
          <style:tab-stop style:position="3in"/>
          <style:tab-stop style:position="6in"/>
        </style:tab-stops>
      </style:paragraph-properties>
      <style:text-properties fo:color="#000000" style:font-name="Calibri2" fo:font-size="11pt" fo:font-weight="normal" officeooo:rsid="00313460" officeooo:paragraph-rsid="000945c0" style:font-name-asian="Calibri2" style:font-size-asian="11pt" style:font-weight-asian="normal" style:font-name-complex="Calibri2" style:font-weight-complex="normal"/>
    </style:style>
    <style:style style:name="P156" style:family="paragraph" style:parent-style-name="Standard" style:list-style-name="L5">
      <style:paragraph-properties fo:margin-left="0in" fo:margin-right="0in" fo:line-height="150%" fo:text-indent="0in" style:auto-text-indent="false">
        <style:tab-stops>
          <style:tab-stop style:position="3in"/>
          <style:tab-stop style:position="6in"/>
        </style:tab-stops>
      </style:paragraph-properties>
      <style:text-properties officeooo:paragraph-rsid="000945c0"/>
    </style:style>
    <style:style style:name="P157" style:family="paragraph" style:parent-style-name="Standard" style:list-style-name="L2">
      <style:paragraph-properties fo:margin-top="0.0398in" fo:margin-bottom="0.0398in" loext:contextual-spacing="false" fo:line-height="150%" fo:text-align="justify" style:justify-single-word="false">
        <style:tab-stops>
          <style:tab-stop style:position="3in"/>
          <style:tab-stop style:position="6in"/>
        </style:tab-stops>
      </style:paragraph-properties>
      <style:text-properties fo:color="#000000" style:font-name="Calibri" fo:font-size="11pt" style:text-underline-style="none" fo:font-weight="normal" officeooo:rsid="0025f9b8" officeooo:paragraph-rsid="000945c0" fo:background-color="transparent" style:font-name-asian="Calibri" style:font-name-complex="Calibri"/>
    </style:style>
    <style:style style:name="P158" style:family="paragraph" style:parent-style-name="Standard" style:list-style-name="L2">
      <style:paragraph-properties fo:margin-top="0.0398in" fo:margin-bottom="0.0398in" loext:contextual-spacing="false" fo:line-height="150%" fo:text-align="justify" style:justify-single-word="false">
        <style:tab-stops>
          <style:tab-stop style:position="3in"/>
          <style:tab-stop style:position="6in"/>
        </style:tab-stops>
      </style:paragraph-properties>
      <style:text-properties fo:color="#000000" style:font-name="Calibri" fo:font-size="11pt" style:text-underline-style="none" fo:font-weight="normal" officeooo:rsid="0093a85c" officeooo:paragraph-rsid="000945c0" fo:background-color="transparent" style:font-name-asian="Calibri" style:font-name-complex="Calibri"/>
    </style:style>
    <style:style style:name="P159" style:family="paragraph" style:parent-style-name="Standard" style:list-style-name="L2">
      <style:paragraph-properties fo:margin-top="0.0398in" fo:margin-bottom="0.0398in" loext:contextual-spacing="false" fo:line-height="150%" fo:text-align="justify" style:justify-single-word="false">
        <style:tab-stops>
          <style:tab-stop style:position="3in"/>
          <style:tab-stop style:position="6in"/>
        </style:tab-stops>
      </style:paragraph-properties>
      <style:text-properties fo:color="#000000" style:font-name="Calibri" fo:font-size="11pt" style:text-underline-style="none" fo:font-weight="normal" officeooo:rsid="00939cab" officeooo:paragraph-rsid="000945c0" fo:background-color="transparent" style:font-name-asian="Calibri" style:font-name-complex="Calibri"/>
    </style:style>
    <style:style style:name="P160" style:family="paragraph" style:parent-style-name="Standard" style:list-style-name="L2">
      <style:paragraph-properties fo:margin-top="0.0398in" fo:margin-bottom="0.0398in" loext:contextual-spacing="false" fo:line-height="150%" fo:text-align="justify" style:justify-single-word="false">
        <style:tab-stops>
          <style:tab-stop style:position="3in"/>
          <style:tab-stop style:position="6in"/>
        </style:tab-stops>
      </style:paragraph-properties>
      <style:text-properties fo:color="#000000" style:font-name="Calibri" fo:font-size="11pt" style:text-underline-style="none" fo:font-weight="normal" officeooo:rsid="007e9636" officeooo:paragraph-rsid="000945c0" fo:background-color="transparent" style:font-name-asian="Calibri" style:font-size-asian="11pt" style:font-weight-asian="bold" style:font-name-complex="Calibri" style:font-weight-complex="bold"/>
    </style:style>
    <style:style style:name="P161" style:family="paragraph" style:parent-style-name="Standard" style:list-style-name="L2">
      <style:paragraph-properties fo:margin-top="0.0398in" fo:margin-bottom="0.0398in" loext:contextual-spacing="false" fo:line-height="150%" fo:text-align="justify" style:justify-single-word="false">
        <style:tab-stops>
          <style:tab-stop style:position="3in"/>
          <style:tab-stop style:position="6in"/>
        </style:tab-stops>
      </style:paragraph-properties>
      <style:text-properties fo:color="#000000" style:font-name="Calibri" fo:font-size="11pt" style:text-underline-style="none" fo:font-weight="normal" officeooo:rsid="004c559a" officeooo:paragraph-rsid="000945c0" fo:background-color="transparent" style:font-name-asian="Calibri" style:font-size-asian="11pt" style:font-weight-asian="bold" style:font-name-complex="Calibri" style:font-weight-complex="bold"/>
    </style:style>
    <style:style style:name="P162" style:family="paragraph" style:parent-style-name="Standard" style:list-style-name="L14">
      <style:paragraph-properties fo:margin-top="0in" fo:margin-bottom="0in" loext:contextual-spacing="false" fo:line-height="150%">
        <style:tab-stops>
          <style:tab-stop style:position="3in"/>
          <style:tab-stop style:position="6in"/>
        </style:tab-stops>
      </style:paragraph-properties>
      <style:text-properties fo:color="#000000" style:font-name="Calibri2" fo:font-size="11pt" officeooo:rsid="003be60e" officeooo:paragraph-rsid="000945c0" fo:background-color="#ffffff" style:font-name-asian="Calibri2" style:font-size-asian="11pt" style:font-name-complex="Calibri2"/>
    </style:style>
    <style:style style:name="P163" style:family="paragraph" style:parent-style-name="Standard" style:list-style-name="L15">
      <style:paragraph-properties fo:margin-top="0in" fo:margin-bottom="0in" loext:contextual-spacing="false" fo:line-height="150%">
        <style:tab-stops>
          <style:tab-stop style:position="3in"/>
          <style:tab-stop style:position="6in"/>
        </style:tab-stops>
      </style:paragraph-properties>
      <style:text-properties fo:color="#000000" style:font-name="Calibri2" fo:font-size="11pt" fo:font-weight="normal" officeooo:rsid="0040977a" officeooo:paragraph-rsid="000945c0" fo:background-color="#ffffff" style:font-name-asian="Calibri2" style:font-size-asian="11pt" style:font-weight-asian="normal" style:font-name-complex="Calibri2" style:font-weight-complex="normal"/>
    </style:style>
    <style:style style:name="P164" style:family="paragraph" style:parent-style-name="Standard" style:list-style-name="L16">
      <style:paragraph-properties fo:margin-top="0in" fo:margin-bottom="0in" loext:contextual-spacing="false" fo:line-height="150%">
        <style:tab-stops>
          <style:tab-stop style:position="3in"/>
          <style:tab-stop style:position="6in"/>
        </style:tab-stops>
      </style:paragraph-properties>
      <style:text-properties fo:color="#000000" style:font-name="Calibri2" fo:font-size="11pt" fo:font-weight="normal" officeooo:rsid="0040977a" officeooo:paragraph-rsid="000945c0" fo:background-color="#ffffff" style:font-name-asian="Calibri2" style:font-size-asian="11pt" style:font-weight-asian="normal" style:font-name-complex="Calibri2" style:font-weight-complex="normal"/>
    </style:style>
    <style:style style:name="P165" style:family="paragraph" style:parent-style-name="Standard" style:list-style-name="L17">
      <style:paragraph-properties fo:margin-top="0in" fo:margin-bottom="0.139in" loext:contextual-spacing="false" fo:line-height="150%">
        <style:tab-stops>
          <style:tab-stop style:position="3in"/>
          <style:tab-stop style:position="6in"/>
        </style:tab-stops>
      </style:paragraph-properties>
      <style:text-properties fo:color="#000000" style:font-name="Calibri2" fo:font-size="11pt" fo:font-weight="normal" officeooo:rsid="00414c97" officeooo:paragraph-rsid="000945c0" fo:background-color="#ffffff" style:font-name-asian="Calibri2" style:font-size-asian="11pt" style:font-weight-asian="normal" style:font-name-complex="Calibri2" style:font-weight-complex="normal"/>
    </style:style>
    <style:style style:name="P166" style:family="paragraph">
      <loext:graphic-properties draw:fill="none"/>
    </style:style>
    <style:style style:name="P167" style:family="paragraph">
      <loext:graphic-properties draw:fill="none"/>
      <style:paragraph-properties fo:text-align="start"/>
      <style:text-properties fo:font-size="18pt"/>
    </style:style>
    <style:style style:name="P168" style:family="paragraph">
      <loext:graphic-properties draw:fill="none" draw:fill-color="#ffffff"/>
      <style:paragraph-properties fo:text-align="center" style:writing-mode="lr-tb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3" fo:font-size="12pt" fo:font-style="italic" style:text-underline-style="none" fo:font-weight="normal" style:font-name-asian="Calibri4" style:font-size-asian="12pt" style:font-style-asian="italic" style:font-weight-asian="normal" style:font-name-complex="Calibri4" style:font-size-complex="12pt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3" fo:font-size="8pt" fo:font-style="italic" style:text-underline-style="solid" style:text-underline-width="auto" style:text-underline-color="font-color" fo:font-weight="normal" style:font-name-asian="Calibri4" style:font-size-asian="8pt" style:font-style-asian="italic" style:font-weight-asian="normal" style:font-name-complex="Calibri4" style:font-size-complex="8pt"/>
    </style:style>
    <style:style style:name="T3" style:family="text">
      <style:text-properties fo:font-variant="normal" fo:text-transform="none" fo:color="#000080" style:text-line-through-style="none" style:text-line-through-type="none" style:text-position="0% 100%" style:font-name="Calibri3" fo:font-size="12pt" fo:font-style="italic" style:text-underline-style="solid" style:text-underline-width="auto" style:text-underline-color="font-color" fo:font-weight="normal" style:font-name-asian="Calibri4" style:font-size-asian="12pt" style:font-style-asian="italic" style:font-weight-asian="normal" style:font-name-complex="Calibri4" style:font-size-complex="12pt"/>
    </style:style>
    <style:style style:name="T4" style:family="text">
      <style:text-properties fo:font-variant="normal" fo:text-transform="none" fo:color="#000080" style:text-line-through-style="none" style:text-line-through-type="none" style:text-position="0% 100%" style:font-name="Calibri3" fo:font-size="12pt" fo:font-style="italic" style:text-underline-style="none" fo:font-weight="normal" style:font-name-asian="Calibri4" style:font-size-asian="12pt" style:font-style-asian="italic" style:font-weight-asian="normal" style:font-name-complex="Calibri4" style:font-size-complex="12pt"/>
    </style:style>
    <style:style style:name="T5" style:family="text">
      <style:text-properties fo:font-variant="normal" fo:text-transform="none" fo:color="#000080" style:text-line-through-style="none" style:text-line-through-type="none" style:text-position="0% 100%" style:font-name="Calibri3" fo:font-size="12pt" fo:font-style="normal" style:text-underline-style="none" fo:font-weight="normal" style:font-name-asian="Calibri4" style:font-size-asian="12pt" style:font-style-asian="normal" style:font-weight-asian="normal" style:font-name-complex="Calibri4" style:font-size-complex="12pt"/>
    </style:style>
    <style:style style:name="T6" style:family="text">
      <style:text-properties style:font-name="Calibri3" fo:font-style="italic" style:font-name-asian="Calibri4" style:font-style-asian="italic" style:font-name-complex="Calibri4"/>
    </style:style>
    <style:style style:name="T7" style:family="text">
      <style:text-properties style:font-name="Calibri3" fo:font-size="8pt" fo:font-style="italic" style:text-underline-style="solid" style:text-underline-width="auto" style:text-underline-color="font-color" style:font-name-asian="Calibri4" style:font-size-asian="8pt" style:font-style-asian="italic" style:font-name-complex="Calibri4" style:font-size-complex="8pt"/>
    </style:style>
    <style:style style:name="T8" style:family="text">
      <style:text-properties fo:color="#000080" style:font-name="Calibri3" fo:font-style="italic" style:text-underline-style="solid" style:text-underline-width="auto" style:text-underline-color="font-color" style:font-name-asian="Calibri4" style:font-style-asian="italic" style:font-name-complex="Calibri4"/>
    </style:style>
    <style:style style:name="T9" style:family="text">
      <style:text-properties fo:color="#000080" style:font-name="Calibri3" fo:font-style="italic" style:font-name-asian="Calibri4" style:font-style-asian="italic" style:font-name-complex="Calibri4"/>
    </style:style>
    <style:style style:name="T10" style:family="text">
      <style:text-properties fo:color="#000080" style:font-name="Calibri3" style:font-name-asian="Calibri4" style:font-name-complex="Calibri4"/>
    </style:style>
    <style:style style:name="T11" style:family="text">
      <style:text-properties style:font-name="Calibri Light" fo:font-size="8pt" style:font-size-asian="8pt" style:font-name-complex="Times New Roman" style:font-size-complex="8pt" style:font-weight-complex="bold"/>
    </style:style>
    <style:style style:name="T12" style:family="text">
      <style:text-properties style:font-name="Calibri Light" fo:font-size="8pt" fo:font-style="italic" style:text-underline-style="solid" style:text-underline-width="auto" style:text-underline-color="font-color" style:text-underline-mode="continuous" style:text-overline-mode="continuous" style:text-line-through-mode="continuous" style:font-size-asian="8pt" style:font-style-asian="italic" style:font-name-complex="Times New Roman" style:font-size-complex="8pt" style:font-weight-complex="bold"/>
    </style:style>
    <style:style style:name="T13" style:family="text">
      <style:text-properties style:font-name="Calibri Light" fo:font-style="italic" style:font-style-asian="italic" style:font-name-complex="Times New Roman" style:font-weight-complex="bold"/>
    </style:style>
    <style:style style:name="T14" style:family="text">
      <style:text-properties style:font-name="Calibri Light" fo:font-style="italic" style:text-underline-style="none" style:font-style-asian="italic" style:font-name-complex="Times New Roman" style:font-weight-complex="bold"/>
    </style:style>
    <style:style style:name="T15" style:family="text">
      <style:text-properties style:font-name="Calibri Light" style:text-underline-style="none" style:font-name-complex="Times New Roman" style:font-weight-complex="bold"/>
    </style:style>
    <style:style style:name="T16" style:family="text">
      <style:text-properties fo:color="#000000" style:font-name="Calibri Light" fo:font-size="8pt" style:text-underline-style="none" style:font-size-asian="8pt" style:font-name-complex="Times New Roman" style:font-size-complex="8pt" style:font-weight-complex="bold"/>
    </style:style>
    <style:style style:name="T17" style:family="text">
      <style:text-properties fo:color="#000000" style:font-name="Calibri Light" fo:font-style="italic" style:text-underline-style="none" style:font-style-asian="italic" style:font-name-complex="Times New Roman" style:font-weight-complex="bold"/>
    </style:style>
    <style:style style:name="T18" style:family="text">
      <style:text-properties fo:color="#000000" style:font-name="Calibri2" fo:font-size="11pt" fo:background-color="#ffffff" loext:char-shading-value="0" style:font-name-asian="Calibri2" style:font-size-asian="11pt" style:font-name-complex="Calibri2"/>
    </style:style>
    <style:style style:name="T19" style:family="text">
      <style:text-properties fo:color="#000000" style:font-name="Calibri2" fo:font-size="11pt" officeooo:rsid="0011504f" fo:background-color="#ffffff" loext:char-shading-value="0" style:font-name-asian="Calibri2" style:font-size-asian="11pt" style:font-name-complex="Calibri2"/>
    </style:style>
    <style:style style:name="T20" style:family="text">
      <style:text-properties fo:color="#000000" style:font-name="Calibri2" fo:font-size="11pt" style:font-name-asian="Calibri2" style:font-size-asian="11pt" style:font-name-complex="Calibri2"/>
    </style:style>
    <style:style style:name="T21" style:family="text">
      <style:text-properties fo:color="#000000" style:font-name="Calibri2" fo:font-size="11pt" officeooo:rsid="0011504f" style:font-name-asian="Calibri2" style:font-size-asian="11pt" style:font-name-complex="Calibri2"/>
    </style:style>
    <style:style style:name="T22" style:family="text">
      <style:text-properties fo:color="#000000" style:font-name="Calibri2" fo:font-size="11pt" fo:font-weight="normal" style:font-name-asian="Calibri2" style:font-size-asian="11pt" style:font-weight-asian="normal" style:font-name-complex="Calibri2" style:font-size-complex="10pt" style:font-weight-complex="normal"/>
    </style:style>
    <style:style style:name="T23" style:family="text">
      <style:text-properties fo:color="#000000" style:font-name="Calibri2" fo:font-size="11pt" fo:font-weight="normal" officeooo:rsid="004b91b9" style:font-name-asian="Calibri2" style:font-size-asian="11pt" style:font-weight-asian="normal" style:font-name-complex="Calibri2" style:font-size-complex="10pt" style:font-weight-complex="normal"/>
    </style:style>
    <style:style style:name="T24" style:family="text">
      <style:text-properties fo:color="#000000" style:font-name="Calibri2" fo:font-size="11pt" fo:font-weight="normal" officeooo:rsid="004c559a" style:font-name-asian="Calibri2" style:font-size-asian="11pt" style:font-weight-asian="normal" style:font-name-complex="Calibri2" style:font-size-complex="10pt" style:font-weight-complex="normal"/>
    </style:style>
    <style:style style:name="T25" style:family="text">
      <style:text-properties fo:color="#000000" style:font-name="Calibri2" fo:font-size="11pt" fo:font-weight="normal" officeooo:rsid="002d2a15" style:font-name-asian="Calibri2" style:font-size-asian="11pt" style:font-weight-asian="normal" style:font-name-complex="Calibri2" style:font-size-complex="10pt" style:font-weight-complex="normal"/>
    </style:style>
    <style:style style:name="T26" style:family="text">
      <style:text-properties fo:color="#000000" style:font-name="Calibri2" fo:font-size="11pt" fo:font-weight="normal" officeooo:rsid="002e2ce2" style:font-name-asian="Calibri2" style:font-size-asian="11pt" style:font-weight-asian="normal" style:font-name-complex="Calibri2" style:font-size-complex="10pt" style:font-weight-complex="normal"/>
    </style:style>
    <style:style style:name="T27" style:family="text">
      <style:text-properties fo:color="#000000" style:font-name="Calibri2" fo:font-size="11pt" fo:font-weight="normal" officeooo:rsid="00313460" fo:background-color="#ffffff" loext:char-shading-value="0" style:font-name-asian="Calibri2" style:font-size-asian="11pt" style:font-weight-asian="normal" style:font-name-complex="Calibri2" style:font-weight-complex="normal"/>
    </style:style>
    <style:style style:name="T28" style:family="text">
      <style:text-properties fo:color="#000000" style:font-name="Calibri2" fo:font-size="11pt" fo:font-weight="normal" officeooo:rsid="0040977a" fo:background-color="#ffffff" loext:char-shading-value="0" style:font-name-asian="Calibri2" style:font-size-asian="11pt" style:font-weight-asian="normal" style:font-name-complex="Calibri2" style:font-weight-complex="normal"/>
    </style:style>
    <style:style style:name="T29" style:family="text">
      <style:text-properties fo:color="#000000" style:font-name="Calibri2" fo:font-size="11pt" fo:font-weight="normal" officeooo:rsid="0032bbb2" fo:background-color="#ffffff" loext:char-shading-value="0" style:font-name-asian="Calibri2" style:font-size-asian="11pt" style:font-weight-asian="normal" style:font-name-complex="Calibri2" style:font-weight-complex="normal"/>
    </style:style>
    <style:style style:name="T30" style:family="text">
      <style:text-properties fo:color="#000000" style:font-name="Calibri2" fo:font-size="11pt" fo:font-weight="normal" officeooo:rsid="00209034" fo:background-color="#ffffff" loext:char-shading-value="0" style:font-name-asian="Calibri2" style:font-size-asian="11pt" style:font-weight-asian="normal" style:font-name-complex="Calibri2" style:font-weight-complex="normal"/>
    </style:style>
    <style:style style:name="T31" style:family="text">
      <style:text-properties fo:color="#000000" style:font-name="Calibri2" fo:font-size="11pt" fo:font-weight="normal" officeooo:rsid="0036b681" fo:background-color="#ffffff" loext:char-shading-value="0" style:font-name-asian="Calibri2" style:font-size-asian="11pt" style:font-weight-asian="normal" style:font-name-complex="Calibri2" style:font-weight-complex="normal"/>
    </style:style>
    <style:style style:name="T32" style:family="text">
      <style:text-properties fo:color="#000000" style:font-name="Calibri2" fo:font-size="11pt" fo:font-weight="bold" officeooo:rsid="0027990f" fo:background-color="#ffffff" loext:char-shading-value="0" style:font-name-asian="Calibri2" style:font-size-asian="11pt" style:font-weight-asian="bold" style:font-name-complex="Calibri2" style:font-size-complex="10pt" style:font-weight-complex="bold"/>
    </style:style>
    <style:style style:name="T33" style:family="text">
      <style:text-properties fo:color="#000000" style:font-name="Calibri2" fo:font-size="11pt" fo:font-weight="bold" officeooo:rsid="002c4a0a" fo:background-color="#ffffff" loext:char-shading-value="0" style:font-name-asian="Calibri2" style:font-size-asian="11pt" style:font-weight-asian="bold" style:font-name-complex="Calibri2" style:font-size-complex="10pt" style:font-weight-complex="bold"/>
    </style:style>
    <style:style style:name="T34" style:family="text">
      <style:text-properties fo:color="#000000" style:font-name="Calibri2" fo:font-size="11pt" fo:font-weight="bold" officeooo:rsid="002d2a15" style:font-name-asian="Calibri2" style:font-size-asian="11pt" style:font-weight-asian="bold" style:font-name-complex="Calibri2" style:font-size-complex="10pt" style:font-weight-complex="bold"/>
    </style:style>
    <style:style style:name="T35" style:family="text">
      <style:text-properties fo:color="#000000" style:font-name="Calibri2" fo:font-size="11pt" fo:font-weight="bold" officeooo:rsid="001d3231" style:font-name-asian="Calibri2" style:font-size-asian="11pt" style:font-weight-asian="bold" style:font-name-complex="Calibri2" style:font-size-complex="10pt" style:font-weight-complex="bold"/>
    </style:style>
    <style:style style:name="T36" style:family="text">
      <style:text-properties fo:font-size="11pt" style:font-size-asian="11pt"/>
    </style:style>
    <style:style style:name="T37" style:family="text">
      <style:text-properties fo:font-size="11pt" style:font-size-asian="11pt" style:font-size-complex="11pt"/>
    </style:style>
    <style:style style:name="T38" style:family="text">
      <style:text-properties officeooo:rsid="00108f3e"/>
    </style:style>
    <style:style style:name="T39" style:family="text">
      <style:text-properties officeooo:rsid="0011504f"/>
    </style:style>
    <style:style style:name="T40" style:family="text">
      <style:text-properties style:font-name="Calibri2" fo:font-size="11pt" style:font-size-asian="11pt"/>
    </style:style>
    <style:style style:name="T41" style:family="text">
      <style:text-properties style:font-name="Calibri2" fo:font-size="11pt" officeooo:rsid="0011504f" style:font-size-asian="11pt"/>
    </style:style>
    <style:style style:name="T42" style:family="text">
      <style:text-properties style:font-name="Calibri2" fo:font-size="11pt" officeooo:rsid="00397e06" style:font-size-asian="11pt"/>
    </style:style>
    <style:style style:name="T43" style:family="text">
      <style:text-properties style:font-name="Calibri2" fo:font-size="11pt" officeooo:rsid="002e78b7" style:font-size-asian="11pt"/>
    </style:style>
    <style:style style:name="T44" style:family="text">
      <style:text-properties style:font-name="Calibri2" fo:font-size="11pt" officeooo:rsid="00859e07" style:font-size-asian="11pt"/>
    </style:style>
    <style:style style:name="T45" style:family="text">
      <style:text-properties style:font-name="Calibri2" fo:font-size="11pt" officeooo:rsid="0036d85e" style:font-size-asian="11pt"/>
    </style:style>
    <style:style style:name="T46" style:family="text">
      <style:text-properties style:font-name="Calibri2" fo:font-size="11pt" officeooo:rsid="00374cae" style:font-size-asian="11pt"/>
    </style:style>
    <style:style style:name="T47" style:family="text">
      <style:text-properties style:font-name="Calibri2" fo:font-size="11pt" officeooo:rsid="00356db0" style:font-size-asian="11pt"/>
    </style:style>
    <style:style style:name="T48" style:family="text">
      <style:text-properties style:font-name="Calibri2" fo:font-size="11pt" officeooo:rsid="006d5a06" style:font-size-asian="11pt"/>
    </style:style>
    <style:style style:name="T49" style:family="text">
      <style:text-properties style:font-name="Calibri2" fo:font-size="11pt" officeooo:rsid="0081a67d" style:font-size-asian="11pt"/>
    </style:style>
    <style:style style:name="T50" style:family="text">
      <style:text-properties style:font-name="Calibri2" fo:font-size="11pt" officeooo:rsid="003b7361" style:font-size-asian="11pt"/>
    </style:style>
    <style:style style:name="T51" style:family="text">
      <style:text-properties style:font-name="Calibri2" fo:font-size="11pt" officeooo:rsid="0016a401" style:font-size-asian="11pt"/>
    </style:style>
    <style:style style:name="T52" style:family="text">
      <style:text-properties style:font-name="Calibri2" fo:font-size="11pt" officeooo:rsid="0041d497" style:font-size-asian="11pt"/>
    </style:style>
    <style:style style:name="T53" style:family="text">
      <style:text-properties style:font-name="Calibri2" fo:font-size="11pt" officeooo:rsid="0047f1f2" style:font-size-asian="11pt"/>
    </style:style>
    <style:style style:name="T54" style:family="text">
      <style:text-properties style:font-name="Calibri2" fo:font-size="11pt" officeooo:rsid="0085f784" style:font-size-asian="11pt"/>
    </style:style>
    <style:style style:name="T55" style:family="text">
      <style:text-properties style:font-name="Calibri2" fo:font-size="11pt" officeooo:rsid="008453ff" style:font-size-asian="11pt"/>
    </style:style>
    <style:style style:name="T56" style:family="text">
      <style:text-properties style:font-name="Calibri2" fo:font-size="11pt" officeooo:rsid="008792dc" style:font-size-asian="11pt"/>
    </style:style>
    <style:style style:name="T57" style:family="text">
      <style:text-properties style:font-name="Calibri2" fo:font-size="11pt" officeooo:rsid="00828d02" style:font-size-asian="11pt"/>
    </style:style>
    <style:style style:name="T58" style:family="text">
      <style:text-properties style:font-name="Calibri2" fo:font-size="11pt" officeooo:rsid="0026029b" style:font-size-asian="11pt"/>
    </style:style>
    <style:style style:name="T59" style:family="text">
      <style:text-properties style:font-name="Calibri2" fo:font-size="11pt" officeooo:rsid="004278a4" style:font-size-asian="11pt"/>
    </style:style>
    <style:style style:name="T60" style:family="text">
      <style:text-properties style:font-name="Calibri2" fo:font-size="11pt" style:font-size-asian="11pt" style:font-weight-complex="bold"/>
    </style:style>
    <style:style style:name="T61" style:family="text">
      <style:text-properties style:font-name="Calibri2" fo:font-size="11pt" fo:font-weight="bold" style:font-size-asian="11pt" style:font-weight-asian="bold" style:font-weight-complex="bold"/>
    </style:style>
    <style:style style:name="T62" style:family="text">
      <style:text-properties style:font-name="Calibri2" fo:font-size="11pt" fo:font-weight="bold" officeooo:rsid="00493fde" style:font-size-asian="11pt" style:font-weight-asian="bold" style:font-weight-complex="bold"/>
    </style:style>
    <style:style style:name="T63" style:family="text">
      <style:text-properties style:font-name="Calibri2" fo:font-size="11pt" fo:font-weight="bold" style:font-name-asian="Calibri2" style:font-size-asian="11pt" style:font-weight-asian="bold" style:font-name-complex="Calibri2" style:font-weight-complex="bold"/>
    </style:style>
    <style:style style:name="T64" style:family="text">
      <style:text-properties style:font-name="Calibri2" fo:font-size="11pt" fo:font-weight="normal" officeooo:rsid="00493fde" style:font-size-asian="11pt" style:font-weight-asian="normal" style:font-weight-complex="normal"/>
    </style:style>
    <style:style style:name="T65" style:family="text">
      <style:text-properties style:font-name="Calibri2" fo:font-size="11pt" fo:font-weight="normal" officeooo:rsid="006d5a06" style:font-size-asian="11pt" style:font-weight-asian="normal" style:font-weight-complex="normal"/>
    </style:style>
    <style:style style:name="T66" style:family="text">
      <style:text-properties style:font-name="Calibri2" fo:font-size="11pt" fo:font-weight="normal" officeooo:rsid="006797dd" style:font-size-asian="11pt" style:font-weight-asian="normal" style:font-weight-complex="normal"/>
    </style:style>
    <style:style style:name="T67" style:family="text">
      <style:text-properties style:font-name="Calibri2" fo:font-size="11pt" fo:font-weight="normal" officeooo:rsid="004b91b9" style:font-size-asian="11pt" style:font-weight-asian="normal" style:font-weight-complex="normal"/>
    </style:style>
    <style:style style:name="T68" style:family="text">
      <style:text-properties style:font-name="Calibri2" fo:font-size="11pt" fo:font-weight="normal" officeooo:rsid="006dcdf4" style:font-size-asian="11pt" style:font-weight-asian="normal" style:font-weight-complex="normal"/>
    </style:style>
    <style:style style:name="T69" style:family="text">
      <style:text-properties style:font-name="Calibri2" fo:font-size="11pt" fo:font-weight="normal" officeooo:rsid="006d809d" style:font-size-asian="11pt" style:font-weight-asian="normal" style:font-weight-complex="normal"/>
    </style:style>
    <style:style style:name="T70" style:family="text">
      <style:text-properties style:font-name="Calibri2" fo:font-size="11pt" fo:font-weight="normal" officeooo:rsid="00613e16" style:font-size-asian="11pt" style:font-weight-asian="normal" style:font-weight-complex="normal"/>
    </style:style>
    <style:style style:name="T71" style:family="text">
      <style:text-properties style:font-name="Calibri2" fo:font-size="11pt" fo:language="es" fo:country="MX" style:font-size-asian="11pt"/>
    </style:style>
    <style:style style:name="T72" style:family="text">
      <style:text-properties style:font-name="Calibri2" fo:font-size="11pt" fo:language="es" fo:country="MX" fo:font-weight="bold" style:font-size-asian="11pt" style:font-weight-asian="bold" style:font-weight-complex="bold"/>
    </style:style>
    <style:style style:name="T73" style:family="text">
      <style:text-properties style:font-name="Calibri2" fo:font-size="10pt" style:font-size-asian="10pt" style:font-size-complex="10pt"/>
    </style:style>
    <style:style style:name="T74" style:family="text">
      <style:text-properties style:font-name="Calibri2" fo:font-size="12pt" fo:font-weight="bold" style:font-size-asian="12pt" style:font-weight-asian="bold" style:font-name-complex="Calibri2" style:font-size-complex="12pt" style:font-weight-complex="bold"/>
    </style:style>
    <style:style style:name="T75" style:family="text">
      <style:text-properties officeooo:rsid="003cd33f"/>
    </style:style>
    <style:style style:name="T76" style:family="text">
      <style:text-properties officeooo:rsid="00374cae"/>
    </style:style>
    <style:style style:name="T77" style:family="text">
      <style:text-properties officeooo:rsid="003f7323"/>
    </style:style>
    <style:style style:name="T78" style:family="text">
      <style:text-properties officeooo:rsid="002257b8"/>
    </style:style>
    <style:style style:name="T79" style:family="text">
      <style:text-properties officeooo:rsid="004c559a"/>
    </style:style>
    <style:style style:name="T80" style:family="text">
      <style:text-properties officeooo:rsid="0058a399"/>
    </style:style>
    <style:style style:name="T81" style:family="text">
      <style:text-properties officeooo:rsid="00a5feef"/>
    </style:style>
    <style:style style:name="T82" style:family="text">
      <style:text-properties officeooo:rsid="00a7a73f"/>
    </style:style>
    <style:style style:name="T83" style:family="text">
      <style:text-properties officeooo:rsid="00a8ed43"/>
    </style:style>
    <style:style style:name="T84" style:family="text">
      <style:text-properties officeooo:rsid="00955a22"/>
    </style:style>
    <style:style style:name="T85" style:family="text">
      <style:text-properties officeooo:rsid="004fc235"/>
    </style:style>
    <style:style style:name="T86" style:family="text">
      <style:text-properties officeooo:rsid="002a8c41"/>
    </style:style>
    <style:style style:name="T87" style:family="text">
      <style:text-properties officeooo:rsid="005aa1b5"/>
    </style:style>
    <style:style style:name="T88" style:family="text">
      <style:text-properties officeooo:rsid="004f7abb"/>
    </style:style>
    <style:style style:name="T89" style:family="text">
      <style:text-properties officeooo:rsid="002d2a15"/>
    </style:style>
    <style:style style:name="T90" style:family="text">
      <style:text-properties officeooo:rsid="001d3231"/>
    </style:style>
    <style:style style:name="T91" style:family="text">
      <style:text-properties officeooo:rsid="008d0a18"/>
    </style:style>
    <style:style style:name="T92" style:family="text">
      <style:text-properties officeooo:rsid="00410359"/>
    </style:style>
    <style:style style:name="T93" style:family="text">
      <style:text-properties officeooo:rsid="001fe989"/>
    </style:style>
    <style:style style:name="T94" style:family="text">
      <style:text-properties officeooo:rsid="0032bbb2"/>
    </style:style>
    <style:style style:name="T95" style:family="text">
      <style:text-properties fo:font-style="italic"/>
    </style:style>
    <style:style style:name="T96" style:family="text">
      <style:text-properties fo:font-style="italic" style:font-style-asian="italic" style:font-style-complex="italic"/>
    </style:style>
    <style:style style:name="T97" style:family="text">
      <style:text-properties fo:font-style="italic" style:font-weight-asian="normal" style:font-weight-complex="normal"/>
    </style:style>
    <style:style style:name="T98" style:family="text">
      <style:text-properties officeooo:rsid="0040977a"/>
    </style:style>
    <style:style style:name="T99" style:family="text">
      <style:text-properties officeooo:rsid="0037303d"/>
    </style:style>
    <style:style style:name="T100" style:family="text">
      <style:text-properties officeooo:rsid="0064e39f"/>
    </style:style>
    <style:style style:name="T101" style:family="text">
      <style:text-properties officeooo:rsid="00548515"/>
    </style:style>
    <style:style style:name="T102" style:family="text">
      <style:text-properties officeooo:rsid="00209034"/>
    </style:style>
    <style:style style:name="T103" style:family="text">
      <style:text-properties officeooo:rsid="004133d9"/>
    </style:style>
    <style:style style:name="T104" style:family="text">
      <style:text-properties officeooo:rsid="005fdabf"/>
    </style:style>
    <style:style style:name="T105" style:family="text">
      <style:text-properties officeooo:rsid="004165ed"/>
    </style:style>
    <style:style style:name="T106" style:family="text">
      <style:text-properties officeooo:rsid="00605030"/>
    </style:style>
    <style:style style:name="T107" style:family="text">
      <style:text-properties officeooo:rsid="002b1eb6"/>
    </style:style>
    <style:style style:name="T108" style:family="text">
      <style:text-properties officeooo:rsid="0026029b"/>
    </style:style>
    <style:style style:name="T109" style:family="text">
      <style:text-properties officeooo:rsid="006d5a06"/>
    </style:style>
    <style:style style:name="T110" style:family="text">
      <style:text-properties officeooo:rsid="008792dc"/>
    </style:style>
    <style:style style:name="T111" style:family="text">
      <style:text-properties fo:color="#00000a" style:font-name="Calibri2" fo:font-size="11pt" fo:language="es" fo:country="CR" fo:font-weight="normal" officeooo:rsid="006d5a06" style:font-name-asian="Times New Roman" style:font-size-asian="11pt" style:language-asian="es" style:country-asian="ES" style:font-weight-asian="normal" style:font-name-complex="Times New Roman" style:language-complex="ar" style:country-complex="SA" style:font-weight-complex="normal"/>
    </style:style>
    <style:style style:name="T112" style:family="text">
      <style:text-properties fo:color="#00000a" style:font-name="Calibri2" fo:font-size="11pt" fo:language="es" fo:country="CR" fo:font-weight="normal" officeooo:rsid="00613e16" style:font-name-asian="Times New Roman" style:font-size-asian="11pt" style:language-asian="es" style:country-asian="ES" style:font-weight-asian="normal" style:font-name-complex="Times New Roman" style:language-complex="ar" style:country-complex="SA" style:font-weight-complex="normal"/>
    </style:style>
    <style:style style:name="T113" style:family="text">
      <style:text-properties officeooo:rsid="006cfdba"/>
    </style:style>
    <style:style style:name="T114" style:family="text">
      <style:text-properties officeooo:rsid="007e13d4"/>
    </style:style>
    <style:style style:name="T115" style:family="text">
      <style:text-properties fo:font-weight="bold" style:font-weight-asian="bold" style:font-weight-complex="bold"/>
    </style:style>
    <style:style style:name="T116" style:family="text">
      <style:text-properties officeooo:rsid="006797dd"/>
    </style:style>
    <style:style style:name="T117" style:family="text">
      <style:text-properties officeooo:rsid="00665bb5"/>
    </style:style>
    <style:style style:name="T118" style:family="text">
      <style:text-properties officeooo:rsid="006c439e"/>
    </style:style>
    <style:style style:name="T119" style:family="text">
      <style:text-properties officeooo:rsid="006982a2"/>
    </style:style>
    <style:style style:name="T120" style:family="text">
      <style:text-properties officeooo:rsid="006dcdf4"/>
    </style:style>
    <style:style style:name="T121" style:family="text">
      <style:text-properties officeooo:rsid="002a2ae2"/>
    </style:style>
    <style:style style:name="T122" style:family="text">
      <style:text-properties style:font-weight-asian="normal" style:font-weight-complex="normal"/>
    </style:style>
    <style:style style:name="T123" style:family="text">
      <style:text-properties officeooo:rsid="00be9d5e"/>
    </style:style>
    <style:style style:name="T124" style:family="text">
      <style:text-properties officeooo:rsid="007f9d53"/>
    </style:style>
    <style:style style:name="T125" style:family="text">
      <style:text-properties style:font-name="Calibri1" fo:font-size="11pt" officeooo:rsid="0097dcda" style:font-size-asian="11pt" style:font-size-complex="11pt"/>
    </style:style>
    <style:style style:name="T126" style:family="text">
      <style:text-properties style:font-name="Calibri1" fo:font-size="11pt" fo:font-style="italic" officeooo:rsid="0097dcda" style:font-size-asian="11pt" style:font-size-complex="11pt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in" fo:border="none" style:mirror="none" fo:clip="rect(0.548in, 0in, 0.548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2.652in, 6.0307in, 16.7709in, 1.8689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in" fo:margin-right="0in" fo:margin-top="0in" fo:margin-bottom="0in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.411in, 0in, 0.411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.1252in" fo:margin-right="0.1252in" fo:margin-top="0.1252in" fo:margin-bottom="0.1252in"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in" fo:border="none" style:mirror="none" fo:clip="rect(5.3327in, 1.7217in, 2.1047in, 13.0165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2.652in, 15.8965in, 16.7709in, 1.8689in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style:style style:name="gr1" style:family="graphic">
      <style:graphic-properties draw:stroke="solid" svg:stroke-width="0.0138in" svg:stroke-color="#000000" svg:stroke-opacity="100%" draw:stroke-linejoin="miter" svg:stroke-linecap="butt" draw:fill="none" fo:padding-top="0.0071in" fo:padding-bottom="0.0071in" fo:padding-left="0.0071in" fo:padding-right="0.007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2.8055in, 2.9126in, 15.6587in, 2.0142in)" draw:image-opacity="100%" style:mirror="none" fo:margin-left="0.1866in" fo:margin-right="0.1866in" fo:margin-top="0.6752in" fo:margin-bottom="0.6752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none" svg:stroke-width="0.0102in" svg:stroke-color="#000000" draw:fill="none" draw:fill-color="#ffffff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style:run-through="background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9"/>
      <text:p text:style-name="P126">GF0604 Procesamiento de datos geográficos</text:p>
      <text:p text:style-name="P67">Profesor: Manuel Vargas Del Valle</text:p>
      <text:p text:style-name="P68">Grupo: <text:span text:style-name="T38">001.</text:span> <text:span text:style-name="T38">H</text:span>orario: <text:span text:style-name="T38">L 13-14-15, </text:span><text:span text:style-name="T39">K 10-11-12.</text:span> <text:span text:style-name="T39">A</text:span>ula: <text:span text:style-name="T39">213.</text:span> Créditos: <text:span text:style-name="T39">4.</text:span></text:p>
      <text:p text:style-name="P79"><text:span text:style-name="Fuente_20_de_20_párrafo_20_predeter."><text:span text:style-name="T40">Horas totales semanales: </text:span></text:span><text:span text:style-name="Fuente_20_de_20_párrafo_20_predeter."><text:span text:style-name="T41">6. H</text:span></text:span><text:span text:style-name="Fuente_20_de_20_párrafo_20_predeter."><text:span text:style-name="T18">oras presenciales: </text:span></text:span><text:span text:style-name="Fuente_20_de_20_párrafo_20_predeter."><text:span text:style-name="T19">3 de teoría y 3 de laboratorio.</text:span></text:span></text:p>
      <text:p text:style-name="P79"><text:span text:style-name="Fuente_20_de_20_párrafo_20_predeter."><text:span text:style-name="T40">Horario de atención a </text:span></text:span><text:span text:style-name="Fuente_20_de_20_párrafo_20_predeter."><text:span text:style-name="T42">estudiantes</text:span></text:span><text:span text:style-name="Fuente_20_de_20_párrafo_20_predeter."><text:span text:style-name="T40">: </text:span></text:span><text:span text:style-name="Fuente_20_de_20_párrafo_20_predeter."><text:span text:style-name="T41">L 16, K 13, M 16, J 16</text:span></text:span><text:span text:style-name="Fuente_20_de_20_párrafo_20_predeter."><text:span text:style-name="T18">.</text:span></text:span></text:p>
      <text:p text:style-name="P79"><text:span text:style-name="Fuente_20_de_20_párrafo_20_predeter."><text:span text:style-name="T40"><text:s/></text:span></text:span><text:span text:style-name="Fuente_20_de_20_párrafo_20_predeter."><text:span text:style-name="T20">Correo electrónico institucional: </text:span></text:span><text:span text:style-name="Fuente_20_de_20_párrafo_20_predeter."><text:span text:style-name="T21">manuel.vargas_d</text:span></text:span><text:span text:style-name="Fuente_20_de_20_párrafo_20_predeter."><text:span text:style-name="T20">@</text:span></text:span><text:span text:style-name="Fuente_20_de_20_párrafo_20_predeter."><text:span text:style-name="T18">ucr.ac.cr</text:span></text:span></text:p>
      <text:p text:style-name="P68">I ciclo lectivo 2023</text:p>
      <text:p text:style-name="P73"/>
      <text:p text:style-name="P74">PROGRAMA DEL CURSO</text:p>
      <text:p text:style-name="P70"/>
      <text:p text:style-name="P69">1. DESCRIPCIÓN</text:p>
      <text:p text:style-name="P42"><text:span text:style-name="Fuente_20_de_20_párrafo_20_predeter."><text:span text:style-name="T40">Este es un curso introductorio a l</text:span></text:span><text:span text:style-name="Fuente_20_de_20_párrafo_20_predeter."><text:span text:style-name="T43">a programación de computadoras y al</text:span></text:span><text:span text:style-name="Fuente_20_de_20_párrafo_20_predeter."><text:span text:style-name="T40"> procesamiento de datos geográficos mediante el lenguaje de programación R. </text:span></text:span><text:span text:style-name="Fuente_20_de_20_párrafo_20_predeter."><text:span text:style-name="T44">También s</text:span></text:span><text:span text:style-name="Fuente_20_de_20_párrafo_20_predeter."><text:span text:style-name="T40">e </text:span></text:span><text:span text:style-name="Fuente_20_de_20_párrafo_20_predeter."><text:span text:style-name="T45">estudian</text:span></text:span><text:span text:style-name="Fuente_20_de_20_párrafo_20_predeter."><text:span text:style-name="T40"> herramientas para facilitar la reproducibilidad de los procedimientos </text:span></text:span><text:span text:style-name="Fuente_20_de_20_párrafo_20_predeter."><text:span text:style-name="T46">y</text:span></text:span><text:span text:style-name="Fuente_20_de_20_párrafo_20_predeter."><text:span text:style-name="T40"> </text:span></text:span><text:span text:style-name="Fuente_20_de_20_párrafo_20_predeter."><text:span text:style-name="T45">la comunicación de las soluciones a través de Internet y otros medios.</text:span></text:span></text:p>
      <text:p text:style-name="P42"><text:span text:style-name="Fuente_20_de_20_párrafo_20_predeter."><text:span text:style-name="T40"/></text:span></text:p>
      <text:p text:style-name="P42"><text:span text:style-name="Fuente_20_de_20_párrafo_20_predeter."><text:span text:style-name="T40">El enfoque del curso es teórico-práctico, con lecciones teóricas combinadas con ejercicios de programación en los cuales los estudiantes aplican en diversos escenarios de procesamiento de datos los conocimientos y habilidades aprendidas. No se requiere de experiencia previa en programación de computadoras. </text:span></text:span><text:span text:style-name="Fuente_20_de_20_párrafo_20_predeter."><text:span text:style-name="T47">Es recomendable contar con conocimentos básicos de datos geoespaciales y sistemas de información geográfica.</text:span></text:span></text:p>
      <text:p text:style-name="P42"><text:span text:style-name="Fuente_20_de_20_párrafo_20_predeter."><text:span text:style-name="T40"/></text:span></text:p>
      <text:p text:style-name="P42"><text:span text:style-name="Fuente_20_de_20_párrafo_20_predeter."><text:span text:style-name="T48">Tanto las </text:span></text:span><text:span text:style-name="Fuente_20_de_20_párrafo_20_predeter."><text:span text:style-name="T49">lecciones</text:span></text:span><text:span text:style-name="Fuente_20_de_20_párrafo_20_predeter."><text:span text:style-name="T48"> teóricas como las prácticas se </text:span></text:span><text:span text:style-name="Fuente_20_de_20_párrafo_20_predeter."><text:span text:style-name="T50">imparten</text:span></text:span><text:span text:style-name="Fuente_20_de_20_párrafo_20_predeter."><text:span text:style-name="T48"> de manera presencial, con apoyo de medios virtuales. Los contenidos del curso y los recursos relacionados se comparten en el sitio web </text:span></text:span><text:a xlink:type="simple" xlink:href="https://gf0604-procesamientodatosgeograficos.github.io/2023-i/" text:style-name="Internet_20_link" text:visited-style-name="Visited_20_Internet_20_Link"><text:span text:style-name="Fuente_20_de_20_párrafo_20_predeter."><text:span text:style-name="T48">https://gf0604-procesamientodatosgeograficos.github.io/2023-i/</text:span></text:span></text:a><text:span text:style-name="Fuente_20_de_20_párrafo_20_predeter."><text:span text:style-name="T48"> </text:span></text:span><text:span text:style-name="Fuente_20_de_20_párrafo_20_predeter."><text:span text:style-name="T51">y</text:span></text:span><text:span text:style-name="Fuente_20_de_20_párrafo_20_predeter."><text:span text:style-name="T48"> en la plataforma Mediación Virtual de la Universidad de Costa Rica. </text:span></text:span></text:p>
      <text:p text:style-name="P89"/>
      <text:p text:style-name="P89"><text:soft-page-break/></text:p>
      <text:p text:style-name="P80"><text:span text:style-name="Fuente_20_de_20_párrafo_20_predeter."><text:span text:style-name="T61">2. OBJETIVOS</text:span></text:span></text:p>
      <text:p text:style-name="P49">Al finalizar el curso, <text:span text:style-name="T75">los estudiantes serán capaces de</text:span>:</text:p>
      <text:p text:style-name="P49"/>
      <text:list xml:id="list1298728264" text:style-name="L1">
        <text:list-item>
          <text:p text:style-name="P127">Resolver problemas mediante programación de computadoras.</text:p>
        </text:list-item>
        <text:list-item>
          <text:p text:style-name="P128">Desarrollar programas en el lenguaje de programación R, enfocados en el procesamiento de datos geoespaciales.</text:p>
        </text:list-item>
        <text:list-item>
          <text:p text:style-name="P128">Generar <text:span text:style-name="T76">tablas, </text:span>gráficos estadísticos <text:span text:style-name="T76">y mapas </text:span>mediante R <text:span text:style-name="T76">e integrarlos en documentos técnicos y aplicaciones interactivas.</text:span></text:p>
        </text:list-item>
        <text:list-item>
          <text:p text:style-name="P128">Desarrollar soluciones reproducibles a problemas computacionales.</text:p>
        </text:list-item>
        <text:list-item>
          <text:p text:style-name="P128">Aprender herramientas para compartir y documentar programas y sus resultados.</text:p>
        </text:list-item>
        <text:list-item>
          <text:p text:style-name="P128">Aplicar los conocimientos de programación y visualización en diversos escenarios de procesamiento de datos sociales y ambientales.</text:p>
        </text:list-item>
      </text:list>
      <text:p text:style-name="P60"/>
      <text:p text:style-name="P80"><text:span text:style-name="Fuente_20_de_20_párrafo_20_predeter."><text:span text:style-name="T61">3. CONTENIDO DEL CURSO</text:span></text:span></text:p>
      <text:p text:style-name="P69"/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Line94276019245056">
          <table:table-cell table:style-name="Table4.A1" office:value-type="string">
            <text:p text:style-name="P71">SEMANA</text:p>
          </table:table-cell>
          <table:table-cell table:style-name="Table4.A1" office:value-type="string">
            <text:p text:style-name="P71">CONTENIDO</text:p>
          </table:table-cell>
          <table:table-cell table:style-name="Table4.A1" office:value-type="string">
            <text:p text:style-name="P71">LECTURA OBLIGATORIA</text:p>
          </table:table-cell>
        </table:table-row>
        <table:table-row table:style-name="TableLine94276183008160">
          <table:table-cell table:style-name="Table4.A2" table:number-columns-spanned="3" office:value-type="string">
            <text:p text:style-name="P81"/>
            <text:p text:style-name="P81"><text:span text:style-name="T77">1</text:span>. INTRODUCCIÓN A LA PROGRAMACIÓN DE COMPUTADORAS</text:p>
            <text:p text:style-name="P81"/>
          </table:table-cell>
          <table:covered-table-cell/>
          <table:covered-table-cell/>
        </table:table-row>
        <table:table-row table:style-name="TableLine94276073399392">
          <table:table-cell table:style-name="Table4.A3" office:value-type="string">
            <text:p text:style-name="P84">I</text:p>
            <text:p text:style-name="P84">(13 al 17 de marzo)</text:p>
          </table:table-cell>
          <table:table-cell table:style-name="Table4.A3" office:value-type="string">
            <text:p text:style-name="P90">Entrega y discusión de<text:span text:style-name="T78">l</text:span> programa de<text:span text:style-name="T78">l</text:span> curso</text:p>
            <text:p text:style-name="P91">Introducción al pensamiento computacional</text:p>
            <text:list xml:id="list661625473" text:style-name="L2">
              <text:list-item>
                <text:p text:style-name="P157">Conceptos fundamentales del pensamiento computacional</text:p>
              </text:list-item>
              <text:list-item>
                <text:p text:style-name="P158">Arquitectura de computadoras</text:p>
              </text:list-item>
              <text:list-item>
                <text:p text:style-name="P159">Representación de información <text:span text:style-name="T79">en computadoras</text:span></text:p>
              </text:list-item>
              <text:list-item>
                <text:p text:style-name="P160"><text:soft-page-break/>Lenguajes de programación</text:p>
                <text:list>
                  <text:list-item>
                    <text:p text:style-name="P161">Scratch: <text:span text:style-name="T80">lenguaje para aprendizaje de programación</text:span></text:p>
                  </text:list-item>
                </text:list>
              </text:list-item>
            </text:list>
          </table:table-cell>
          <table:table-cell table:style-name="Table4.A3" office:value-type="string">
            <text:p text:style-name="P64"><text:span text:style-name="Fuente_20_de_20_párrafo_20_predeter."><text:span text:style-name="T23">Jeannette M. </text:span></text:span><text:span text:style-name="Fuente_20_de_20_párrafo_20_predeter."><text:span text:style-name="T22">Wing (2006, p</text:span></text:span><text:span text:style-name="Fuente_20_de_20_párrafo_20_predeter."><text:span text:style-name="T24">p</text:span></text:span><text:span text:style-name="Fuente_20_de_20_párrafo_20_predeter."><text:span text:style-name="T22">. 33-35</text:span></text:span><text:span text:style-name="Fuente_20_de_20_párrafo_20_predeter."><text:span text:style-name="T24">)</text:span></text:span></text:p>
          </table:table-cell>
        </table:table-row>
        <table:table-row table:style-name="TableLine94276127407616">
          <table:table-cell table:style-name="Table4.A2" office:value-type="string">
            <text:p text:style-name="P84">II</text:p>
            <text:p text:style-name="P84">(20 al 24 de marzo)</text:p>
          </table:table-cell>
          <table:table-cell table:style-name="Table4.A2" office:value-type="string">
            <text:p text:style-name="P15">Interacción entre humanos y computadoras</text:p>
            <text:list xml:id="list667366583" text:style-name="L3">
              <text:list-item>
                <text:p text:style-name="P139"><text:span text:style-name="T81">Interfaces </text:span><text:span text:style-name="T82">humano-computador</text:span></text:p>
                <text:list>
                  <text:list-item>
                    <text:p text:style-name="P140">Interfaces gráficas <text:span text:style-name="T82">de usuario (GUI)</text:span></text:p>
                    <text:list>
                      <text:list-item>
                        <text:p text:style-name="P140">QGIS: sistema de información geográfica de escritorio</text:p>
                      </text:list-item>
                    </text:list>
                  </text:list-item>
                  <text:list-item>
                    <text:p text:style-name="P141">Interfaces de línea de comandos <text:span text:style-name="T82">(CLI)</text:span></text:p>
                    <text:list>
                      <text:list-item>
                        <text:p text:style-name="P142">GDAL/OGR: <text:span text:style-name="T83">biblioteca</text:span> para <text:span text:style-name="T84">procesamiento de </text:span>datos geoespaciales</text:p>
                      </text:list-item>
                    </text:list>
                  </text:list-item>
                </text:list>
              </text:list-item>
              <text:list-item>
                <text:p text:style-name="P143">Interfaces programa-<text:span text:style-name="T83">programa</text:span></text:p>
                <text:list>
                  <text:list-item>
                    <text:p text:style-name="P143">Interfaces de programación de aplicaciones (API)</text:p>
                    <text:list>
                      <text:list-item>
                        <text:p text:style-name="P144">Interfaces tipo REST (ej. GBIF, OpenStreetMap)</text:p>
                      </text:list-item>
                    </text:list>
                  </text:list-item>
                </text:list>
              </text:list-item>
            </text:list>
          </table:table-cell>
          <table:table-cell table:style-name="Table4.A2" office:value-type="string">
            <text:p text:style-name="P6">Edzer Pebesma et al. (2016)</text:p>
            <text:p text:style-name="P6"/>
            <text:p text:style-name="P50">Ujaval Gandhi <text:span text:style-name="T85">(2020)</text:span></text:p>
          </table:table-cell>
        </table:table-row>
        <table:table-row table:style-name="TableLine94276220932752">
          <table:table-cell table:style-name="Table4.A2" office:value-type="string">
            <text:p text:style-name="P84">III</text:p>
            <text:p text:style-name="P84">(27 al 31 de marzo)</text:p>
          </table:table-cell>
          <table:table-cell table:style-name="Table4.A2" office:value-type="string">
            <text:p text:style-name="P16"><text:span text:style-name="T32">Herramientas para investigación reproducible y </text:span><text:span text:style-name="T33">desarrollo</text:span><text:span text:style-name="T32"> colaborativo </text:span><text:span text:style-name="T33">de programas</text:span></text:p>
            <text:list xml:id="list3923021395" text:style-name="L4">
              <text:list-item>
                <text:p text:style-name="P130">Reproducibilidad</text:p>
              </text:list-item>
              <text:list-item>
                <text:p text:style-name="P130">Markdown: lenguaje de marcado</text:p>
              </text:list-item>
              <text:list-item>
                <text:p text:style-name="P152">Git: <text:span text:style-name="T86">sistema de control de </text:span><text:soft-page-break/><text:span text:style-name="T86">versiones</text:span></text:p>
              </text:list-item>
            </text:list>
          </table:table-cell>
          <table:table-cell table:style-name="Table4.A2" office:value-type="string">
            <text:p text:style-name="P92"><text:span text:style-name="T87">Ihechikara Vincent Abba</text:span> <text:span text:style-name="T88">(20</text:span><text:span text:style-name="T87">21</text:span><text:span text:style-name="T88">)</text:span></text:p>
            <text:p text:style-name="P92"/>
            <text:p text:style-name="P40">Markdown Tutorial (s.f.)</text:p>
          </table:table-cell>
        </table:table-row>
        <table:table-row table:style-name="TableLine94276159546368">
          <table:table-cell table:style-name="Table4.A3" table:number-columns-spanned="3" office:value-type="string">
            <text:p text:style-name="P86"/>
            <text:p text:style-name="P82">SEMANA SANTA</text:p>
            <text:p text:style-name="P82">(3 al 7 de abril)</text:p>
            <text:p text:style-name="P86"/>
          </table:table-cell>
          <table:covered-table-cell/>
          <table:covered-table-cell/>
        </table:table-row>
        <table:table-row table:style-name="TableLine94276113625840">
          <table:table-cell table:style-name="Table4.A2" table:number-columns-spanned="3" office:value-type="string">
            <text:p text:style-name="P85"/>
            <text:p text:style-name="P83"><text:span text:style-name="T77">2</text:span>. EL LENGUAJE DE PROGRAMACIÓN R</text:p>
            <text:p text:style-name="P85"/>
          </table:table-cell>
          <table:covered-table-cell/>
          <table:covered-table-cell/>
        </table:table-row>
        <table:table-row table:style-name="TableLine94276189537488">
          <table:table-cell table:style-name="Table4.A3" office:value-type="string">
            <text:p text:style-name="P84">IV</text:p>
            <text:p text:style-name="P84">(10 al 14 de abril)</text:p>
          </table:table-cell>
          <table:table-cell table:style-name="Table4.A3" office:value-type="string">
            <text:p text:style-name="P16"><text:span text:style-name="Fuente_20_de_20_párrafo_20_predeter."><text:span text:style-name="T34">Conceptos básicos de</text:span></text:span><text:span text:style-name="Fuente_20_de_20_párrafo_20_predeter."><text:span text:style-name="T35"> R</text:span></text:span></text:p>
            <text:list xml:id="list2714057722" text:style-name="L5">
              <text:list-item>
                <text:p text:style-name="P145"><text:span text:style-name="Fuente_20_de_20_párrafo_20_predeter."><text:span text:style-name="T25">Características generales</text:span></text:span></text:p>
              </text:list-item>
              <text:list-item>
                <text:p text:style-name="P145"><text:span text:style-name="Fuente_20_de_20_párrafo_20_predeter."><text:span text:style-name="T25">Rstudio: ambiente de desarrollo integrado para R</text:span></text:span></text:p>
              </text:list-item>
              <text:list-item>
                <text:p text:style-name="P145"><text:span text:style-name="Fuente_20_de_20_párrafo_20_predeter."><text:span text:style-name="T25">Tipos de datos, operadores y variables</text:span></text:span></text:p>
              </text:list-item>
              <text:list-item>
                <text:p text:style-name="P156"><text:span text:style-name="Fuente_20_de_20_párrafo_20_predeter."><text:span text:style-name="T25">Funciones </text:span></text:span><text:span text:style-name="Fuente_20_de_20_párrafo_20_predeter."><text:span text:style-name="T26">y p</text:span></text:span><text:span text:style-name="Fuente_20_de_20_párrafo_20_predeter."><text:span text:style-name="T25">aquetes</text:span></text:span></text:p>
              </text:list-item>
            </text:list>
          </table:table-cell>
          <table:table-cell table:style-name="Table4.A3" office:value-type="string">
            <text:p text:style-name="P51">Garret Grolemund et al. (2014, capítulos 1-8)</text:p>
          </table:table-cell>
        </table:table-row>
        <table:table-row table:style-name="TableLine94276098195536">
          <table:table-cell table:style-name="Table4.A3" office:value-type="string">
            <text:p text:style-name="P75">V</text:p>
            <text:p text:style-name="P79"><text:span text:style-name="Fuente_20_de_20_párrafo_20_predeter."><text:span text:style-name="T73">(17 al 21 de abril)</text:span></text:span></text:p>
          </table:table-cell>
          <table:table-cell table:style-name="Table4.A3" office:value-type="string">
            <text:p text:style-name="P9"><text:span text:style-name="Fuente_20_de_20_párrafo_20_predeter."><text:span text:style-name="T89">Conceptos básicos d</text:span></text:span><text:span text:style-name="Fuente_20_de_20_párrafo_20_predeter."><text:span text:style-name="T90">e R (continuación)</text:span></text:span></text:p>
            <text:list xml:id="list774955655" text:style-name="L6">
              <text:list-item>
                <text:p text:style-name="P136">Definición de funciones</text:p>
              </text:list-item>
              <text:list-item>
                <text:p text:style-name="P137">Condicionales</text:p>
              </text:list-item>
              <text:list-item>
                <text:p text:style-name="P154">Ciclos</text:p>
              </text:list-item>
            </text:list>
          </table:table-cell>
          <table:table-cell table:style-name="Table4.A3" office:value-type="string">
            <text:p text:style-name="P54">Garret Grolemund et al. (2014, capítulos 9-12)</text:p>
          </table:table-cell>
        </table:table-row>
        <table:table-row table:style-name="TableLine94276143169280">
          <table:table-cell table:style-name="Table4.A3" office:value-type="string">
            <text:p text:style-name="P75">VI</text:p>
            <text:p text:style-name="P75">(24 al 28 de abril)</text:p>
          </table:table-cell>
          <table:table-cell table:style-name="Table4.A3" office:value-type="string">
            <text:p text:style-name="P10"><text:span text:style-name="T91">Quarto: </text:span><text:span text:style-name="T92">sistema de publicación de documentos técnicos y científicos</text:span></text:p>
            <text:list xml:id="list3453726304" text:style-name="L7">
              <text:list-item>
                <text:p text:style-name="P138">Sintaxis</text:p>
              </text:list-item>
              <text:list-item>
                <text:p text:style-name="P155">Paquetes para <text:span text:style-name="T93">la escritura de documentos en Quarto</text:span></text:p>
              </text:list-item>
            </text:list>
          </table:table-cell>
          <table:table-cell table:style-name="Table4.A3" office:value-type="string">
            <text:p text:style-name="P52">Quarto - Tutorial: Hello, Quarto. (s.f.)</text:p>
          </table:table-cell>
        </table:table-row>
        <table:table-row table:style-name="TableLine94276218994176">
          <table:table-cell table:style-name="Table4.A3" office:value-type="string">
            <text:p text:style-name="P75">VII</text:p>
            <text:p text:style-name="P75">(1 al 5 de mayo)</text:p>
          </table:table-cell>
          <table:table-cell table:style-name="Table4.A3" office:value-type="string">
            <text:p text:style-name="P11">Tidyverse: <text:span text:style-name="T94">colección de paquetes </text:span><text:span text:style-name="T92">de R </text:span><text:span text:style-name="T94">para ciencia de datos</text:span></text:p>
            <text:list xml:id="list3644764612" text:style-name="L8">
              <text:list-item>
                <text:p text:style-name="P131"><text:span text:style-name="T94">D</text:span>atos <text:span text:style-name="T96">tidy</text:span></text:p>
              </text:list-item>
              <text:list-item>
                <text:p text:style-name="P131">La colección de paquetes de Tidyverse</text:p>
                <text:list>
                  <text:list-item>
                    <text:p text:style-name="P146"><text:soft-page-break/><text:span text:style-name="T27">dplyr: </text:span><text:span text:style-name="T28">paquete con </text:span><text:span text:style-name="T29">gramática para manipulación de datos</text:span></text:p>
                  </text:list-item>
                  <text:list-item>
                    <text:p text:style-name="P132">ggplot2: <text:span text:style-name="T98">paquete para </text:span>creación declarativa de gráficos <text:span text:style-name="T98">estadísticos</text:span></text:p>
                  </text:list-item>
                  <text:list-item>
                    <text:p text:style-name="P132">Otros paquetes</text:p>
                  </text:list-item>
                </text:list>
              </text:list-item>
            </text:list>
          </table:table-cell>
          <table:table-cell table:style-name="Table4.A3" office:value-type="string">
            <text:p text:style-name="P55">Hadley Wickham et al. (2017, capítulos 1-12)</text:p>
          </table:table-cell>
        </table:table-row>
        <table:table-row table:style-name="TableLine94276022520832">
          <table:table-cell table:style-name="Table4.A3" table:number-columns-spanned="3" office:value-type="string">
            <text:p text:style-name="P76"/>
            <text:p text:style-name="P76"><text:span text:style-name="T77">3</text:span>. GRAFICACIÓN ESTADÍSTICA EN R</text:p>
            <text:p text:style-name="P76"/>
          </table:table-cell>
          <table:covered-table-cell/>
          <table:covered-table-cell/>
        </table:table-row>
        <table:table-row table:style-name="TableLine94276115669600">
          <table:table-cell table:style-name="Table4.A3" office:value-type="string">
            <text:p text:style-name="P75">VIII</text:p>
            <text:p text:style-name="P75">(8 al 12 de mayo)</text:p>
          </table:table-cell>
          <table:table-cell table:style-name="Table4.A3" office:value-type="string">
            <text:p text:style-name="P12">Paquetes de R para graficación <text:span text:style-name="T98">estadística</text:span></text:p>
            <text:list xml:id="list1035204601" text:style-name="L9">
              <text:list-item>
                <text:p text:style-name="P133"><text:span text:style-name="T92">Funciones </text:span><text:span text:style-name="T99">b</text:span><text:span text:style-name="T92">ásicas de R</text:span><text:span text:style-name="T99"> para graficación </text:span><text:span text:style-name="T98">estadística</text:span></text:p>
              </text:list-item>
              <text:list-item>
                <text:p text:style-name="P133"><text:span text:style-name="T94">ggplot2: </text:span><text:span text:style-name="T98">paquete para </text:span><text:span text:style-name="T94">creación declarativa de gráficos </text:span><text:span text:style-name="T98">estadísticos</text:span></text:p>
              </text:list-item>
            </text:list>
          </table:table-cell>
          <table:table-cell table:style-name="Table4.A3" office:value-type="string">
            <text:p text:style-name="P8">Hadley Wickham (20<text:span text:style-name="T100">10</text:span>, <text:span text:style-name="T100">pp. 3-28</text:span>)</text:p>
            <text:p text:style-name="P7"/>
            <text:p text:style-name="P53">Winston Chang (2018, <text:span text:style-name="T101">capítulos 1-2</text:span>)</text:p>
          </table:table-cell>
        </table:table-row>
        <table:table-row table:style-name="TableLine94276088874496">
          <table:table-cell table:style-name="Table4.A3" office:value-type="string">
            <text:p text:style-name="P75">IX</text:p>
            <text:p text:style-name="P75">(15 al 19 de mayo)</text:p>
          </table:table-cell>
          <table:table-cell table:style-name="Table4.A3" office:value-type="string">
            <text:p text:style-name="P12">Paquetes de R para graficación <text:span text:style-name="T98">estadística </text:span><text:span text:style-name="T102">(continuación)</text:span></text:p>
            <text:list xml:id="list1276787622" text:style-name="L10">
              <text:list-item>
                <text:p text:style-name="P147"><text:span text:style-name="T30">plotly</text:span><text:span text:style-name="T31">: </text:span><text:span text:style-name="T30">gráficos estadísticos para la Web</text:span></text:p>
              </text:list-item>
            </text:list>
          </table:table-cell>
          <table:table-cell table:style-name="Table4.A3" office:value-type="string">
            <text:p text:style-name="P56">Plotly (2022)</text:p>
          </table:table-cell>
        </table:table-row>
        <table:table-row table:style-name="TableLine94276207092480">
          <table:table-cell table:style-name="Table4.A3" table:number-columns-spanned="3" office:value-type="string">
            <text:p text:style-name="P77"/>
            <text:p text:style-name="P77"><text:span text:style-name="T77">4</text:span>. EL ECOSISTEMA GEOESPACIAL DE R</text:p>
            <text:p text:style-name="P77"/>
          </table:table-cell>
          <table:covered-table-cell/>
          <table:covered-table-cell/>
        </table:table-row>
        <table:table-row table:style-name="TableLine94276069200128">
          <table:table-cell table:style-name="Table4.A3" office:value-type="string">
            <text:p text:style-name="P75">X</text:p>
            <text:p text:style-name="P75">(22 al 26 de mayo)</text:p>
          </table:table-cell>
          <table:table-cell table:style-name="Table4.A3" office:value-type="string">
            <text:p text:style-name="P13">Introducción al manejo de datos geoespaciales en R</text:p>
            <text:list xml:id="list3457117020" text:style-name="L11">
              <text:list-item>
                <text:p text:style-name="P134">Modelos de datos geoespaciales</text:p>
                <text:list>
                  <text:list-item>
                    <text:p text:style-name="P134">El modelo vectorial</text:p>
                    <text:list>
                      <text:list-item>
                        <text:p text:style-name="P135">sf: paquete para manejo de datos vectoriales</text:p>
                      </text:list-item>
                    </text:list>
                  </text:list-item>
                  <text:list-item>
                    <text:p text:style-name="P134"><text:soft-page-break/>El modelo raster</text:p>
                    <text:list>
                      <text:list-item>
                        <text:p text:style-name="P135">terra: paquete para manejo de datos raster</text:p>
                      </text:list-item>
                    </text:list>
                  </text:list-item>
                </text:list>
              </text:list-item>
              <text:list-item>
                <text:p text:style-name="P134">Visualización de datos geoespaciales</text:p>
                <text:list>
                  <text:list-item>
                    <text:p text:style-name="P134">leaflet: paquete para desarrollo de mapas para la Web</text:p>
                  </text:list-item>
                  <text:list-item>
                    <text:p text:style-name="P134">Otros paquetes</text:p>
                  </text:list-item>
                </text:list>
              </text:list-item>
            </text:list>
          </table:table-cell>
          <table:table-cell table:style-name="Table4.A3" office:value-type="string">
            <text:p text:style-name="P57">Robin Lovelace et al. (2019, capítulos 1-2)</text:p>
          </table:table-cell>
        </table:table-row>
        <table:table-row table:style-name="TableLine94276096492288">
          <table:table-cell table:style-name="Table4.A3" office:value-type="string">
            <text:p text:style-name="P75">XI</text:p>
            <text:p text:style-name="P75">(29 de mayo al 2 de junio)</text:p>
          </table:table-cell>
          <table:table-cell table:style-name="Table4.A3" office:value-type="string">
            <text:p text:style-name="P14">Operaciones con datos de atributos</text:p>
            <text:list xml:id="list3157556295" text:style-name="L12">
              <text:list-item>
                <text:p text:style-name="P129">Datos vectoriales</text:p>
              </text:list-item>
              <text:list-item>
                <text:p text:style-name="P153">Datos raster</text:p>
              </text:list-item>
            </text:list>
          </table:table-cell>
          <table:table-cell table:style-name="Table4.A3" office:value-type="string">
            <text:p text:style-name="P57">Robin Lovelace et al. (2019, capítulo 3)</text:p>
            <text:p text:style-name="P58"/>
            <text:p text:style-name="P58"/>
          </table:table-cell>
        </table:table-row>
        <table:table-row table:style-name="TableLine94276183106080">
          <table:table-cell table:style-name="Table4.A3" office:value-type="string">
            <text:p text:style-name="P75">XII</text:p>
            <text:p text:style-name="P75">(5 al 9 de junio)</text:p>
          </table:table-cell>
          <table:table-cell table:style-name="Table4.A3" office:value-type="string">
            <text:p text:style-name="P18">Operaciones con datos espaciales</text:p>
            <text:list xml:id="list3765210802" text:style-name="L13">
              <text:list-item>
                <text:p text:style-name="P148">Datos vectoriales</text:p>
              </text:list-item>
              <text:list-item>
                <text:p text:style-name="P150">Datos raster</text:p>
              </text:list-item>
            </text:list>
          </table:table-cell>
          <table:table-cell table:style-name="Table4.A3" office:value-type="string">
            <text:p text:style-name="P46">Robin Lovelace et al. (2019, capítulo 4)</text:p>
          </table:table-cell>
        </table:table-row>
        <table:table-row table:style-name="TableLine94276069195376">
          <table:table-cell table:style-name="Table4.A3" office:value-type="string">
            <text:p text:style-name="P75">XIII</text:p>
            <text:p text:style-name="P75">(12 al 16 de junio)</text:p>
          </table:table-cell>
          <table:table-cell table:style-name="Table4.A3" office:value-type="string">
            <text:p text:style-name="P96">Operaciones con geometrías</text:p>
            <text:list xml:id="list3514678228" text:style-name="L14">
              <text:list-item>
                <text:p text:style-name="P162">Datos vectoriales</text:p>
              </text:list-item>
              <text:list-item>
                <text:p text:style-name="P151">Datos raster</text:p>
              </text:list-item>
            </text:list>
          </table:table-cell>
          <table:table-cell table:style-name="Table4.A3" office:value-type="string">
            <text:p text:style-name="P46">Robin Lovelace et al. (2019, capítulo 5)</text:p>
          </table:table-cell>
        </table:table-row>
        <table:table-row table:style-name="TableLine94276112149280">
          <table:table-cell table:style-name="Table4.A3" table:number-columns-spanned="3" office:value-type="string">
            <text:p text:style-name="P78"/>
            <text:p text:style-name="P78"><text:span text:style-name="T77">5</text:span>. APLICACIONES INTERACTIVAS DE VISUALIZACIÓN Y ANÁLISIS DE DATOS</text:p>
            <text:p text:style-name="P78"/>
          </table:table-cell>
          <table:covered-table-cell/>
          <table:covered-table-cell/>
        </table:table-row>
        <table:table-row table:style-name="TableLine94276069707376">
          <table:table-cell table:style-name="Table4.A3" office:value-type="string">
            <text:p text:style-name="P75">XIV</text:p>
            <text:p text:style-name="P75">(19 al 23 de junio)</text:p>
          </table:table-cell>
          <table:table-cell table:style-name="Table4.A3" office:value-type="string">
            <text:p text:style-name="P97"><text:span text:style-name="T103">Desarrollo de a</text:span>plicaciones interactivas</text:p>
            <text:list xml:id="list2137249804" text:style-name="L15">
              <text:list-item>
                <text:p text:style-name="P163">shiny: paquete para desarrollo de aplicaciones interactivas</text:p>
              </text:list-item>
            </text:list>
          </table:table-cell>
          <table:table-cell table:style-name="Table4.A3" office:value-type="string">
            <text:p text:style-name="P47">Paula Moraga (2019, capítulo<text:span text:style-name="T104">s</text:span> 1<text:span text:style-name="T104">3-14</text:span>)</text:p>
          </table:table-cell>
        </table:table-row>
        <table:table-row table:style-name="TableLine94276218441472">
          <table:table-cell table:style-name="Table4.A3" office:value-type="string">
            <text:p text:style-name="P75">XV</text:p>
            <text:p text:style-name="P75">(26 al 30 de junio)</text:p>
          </table:table-cell>
          <table:table-cell table:style-name="Table4.A3" office:value-type="string">
            <text:p text:style-name="P97"><text:span text:style-name="T103">Desarrollo de a</text:span>plicaciones interactivas <text:span text:style-name="T105">(continuación)</text:span></text:p>
            <text:list xml:id="list2219085992" text:style-name="L16">
              <text:list-item>
                <text:p text:style-name="P164">shiny: paquete para desarrollo de aplicaciones interactivas</text:p>
              </text:list-item>
            </text:list>
          </table:table-cell>
          <table:table-cell table:style-name="Table4.A3" office:value-type="string">
            <text:p text:style-name="P47">Paula Moraga (2019, capítulo<text:span text:style-name="T104">s</text:span> 1<text:span text:style-name="T104">3-14</text:span>)</text:p>
          </table:table-cell>
        </table:table-row>
        <table:table-row table:style-name="TableLine94276223129648">
          <table:table-cell table:style-name="Table4.A3" office:value-type="string">
            <text:p text:style-name="P75">XVI</text:p>
            <text:p text:style-name="P75"><text:soft-page-break/>(3 al 7 de julio)</text:p>
          </table:table-cell>
          <table:table-cell table:style-name="Table4.A3" office:value-type="string">
            <text:p text:style-name="P105">Hospedaje de aplicaciones en <text:soft-page-break/>la nube</text:p>
            <text:list xml:id="list316183677" text:style-name="L17">
              <text:list-item>
                <text:p text:style-name="P165">shinyapps.io: plataforma para hospedaje de aplicaciones de datos</text:p>
              </text:list-item>
            </text:list>
          </table:table-cell>
          <table:table-cell table:style-name="Table4.A3" office:value-type="string">
            <text:p text:style-name="P48">Nata Berishvili <text:span text:style-name="T106">(2020)</text:span><text:soft-page-break/></text:p>
          </table:table-cell>
        </table:table-row>
        <table:table-row table:style-name="TableLine94276217416304">
          <table:table-cell table:style-name="Table4.A3" table:number-columns-spanned="3" office:value-type="string">
            <text:p text:style-name="P63">SEMANA DE E<text:span text:style-name="T107">VALUACIONES FINALES</text:span></text:p>
            <text:p text:style-name="P65"><text:span text:style-name="Fuente_20_de_20_párrafo_20_predeter."><text:span text:style-name="T74">(10 al 14 de julio)</text:span></text:span></text:p>
          </table:table-cell>
          <table:covered-table-cell/>
          <table:covered-table-cell/>
        </table:table-row>
      </table:table>
      <text:p text:style-name="P72"/>
      <text:p text:style-name="P69">4. METODOLOGÍA</text:p>
      <text:p text:style-name="P17"><text:span text:style-name="T40">El curso se desarrolla mediante clases teórico-prácticas </text:span><text:span text:style-name="T44">presenciales</text:span><text:span text:style-name="T40">. Los conceptos teóricos s</text:span><text:span text:style-name="T52">on</text:span><text:span text:style-name="T44"> explicados</text:span><text:span text:style-name="T40"> por el profesor del curso </text:span><text:span text:style-name="T53">durante </text:span><text:span text:style-name="T54">las sesiones teóricas</text:span><text:span text:style-name="T53"> </text:span><text:span text:style-name="T40">y también a través de lecturas previamente asignadas. </text:span><text:span text:style-name="T54">Las sesiones prácticas se destina</text:span><text:span text:style-name="T52">n</text:span><text:span text:style-name="T54"> a la realización de diferentes ejercicios de programación por parte de los estudiantes.</text:span></text:p>
      <text:p text:style-name="P20"/>
      <text:p text:style-name="P21">Los contenidos de las lecciones están disponibles en la plataforma Mediación Virtual y también en el sitio web del curso <text:span text:style-name="T108">(</text:span><text:a xlink:type="simple" xlink:href="https://gf0604-procesamientodatosgeograficos.github.io/2023-i/" text:style-name="Internet_20_link" text:visited-style-name="Visited_20_Internet_20_Link"><text:span text:style-name="Fuente_20_de_20_párrafo_20_predeter."><text:span text:style-name="T109">https://gf0604-procesamientodatosgeograficos.github.io/2023-i/</text:span></text:span></text:a><text:span text:style-name="T108">)</text:span>, en el que hay enlaces a la bibliografía y <text:span text:style-name="T110">a </text:span>otros recursos de aprendizaje como tutoriales y videos.</text:p>
      <text:p text:style-name="P21"/>
      <text:p text:style-name="P17"><text:span text:style-name="T55">Dada la disponibilidad</text:span><text:span text:style-name="T53"> de diversos recursos tecnológicos que la Universidad de Costa Rica pone a disposición para el proceso de aprendizaje, en e</text:span><text:span text:style-name="T56">ste</text:span><text:span text:style-name="T53"> curso </text:span><text:span text:style-name="T52">es posible</text:span><text:span text:style-name="T53"> hacer uso de herramientas tecnológicas que incluyen, </text:span><text:span text:style-name="T57">además de las ya mencionadas,</text:span><text:span text:style-name="T53"> herramientas de comunicación sincrónica en línea </text:span><text:span text:style-name="T57">(ej. Zoom)</text:span><text:span text:style-name="T53">. </text:span><text:span text:style-name="T44">Estas herramientas se utiliza</text:span><text:span text:style-name="T52">n</text:span><text:span text:style-name="T44"> como apoyo a las clases presenciales y también en el caso de que, por fuerza mayor, la clase </text:span><text:span text:style-name="T54">deba ser impartida de manera </text:span><text:span text:style-name="T56">virtual</text:span><text:span text:style-name="T44">.</text:span></text:p>
      <text:p text:style-name="P21"/>
      <text:p text:style-name="P66"><text:span text:style-name="T40">Se recomienda a los estudiantes probar las diferentes herramientas y conceptos </text:span><text:span text:style-name="T54">fuera del tiempo de clase</text:span><text:span text:style-name="T40"> y aprovechar las lecciones </text:span><text:span text:style-name="T53">y las horas de consulta </text:span><text:span text:style-name="T40">para aclarar dudas </text:span><text:span text:style-name="T58">e intercambiar opiniones con el profesor y </text:span><text:span text:style-name="T59">sus</text:span><text:span text:style-name="T58"> compañeros de clase.</text:span></text:p>
      <text:p text:style-name="P62"/>
      <text:p text:style-name="P69">5. EVALUACIÓN.</text:p>
      <text:p text:style-name="P109"><text:soft-page-break/>La evaluación incluye tres componentes:</text:p>
      <text:p text:style-name="P109"/>
      <text:p text:style-name="P113"><text:span text:style-name="T64">1. </text:span><text:span text:style-name="T62">Exámenes cortos.</text:span><text:span text:style-name="T64"> </text:span><text:span text:style-name="T65">Corresponden al </text:span><text:span text:style-name="T66">25</text:span><text:span text:style-name="T64">% de la calificación final. </text:span><text:span text:style-name="T67">Tienen como propósito principal evaluar las lecturas y los conceptos teóricos cubiertos en clase. </text:span><text:span text:style-name="T65">Las semanas estimadas de realización y las secciones de la tabla de contenidos del curso a evaluar en cada examen </text:span><text:span text:style-name="T68">corto </text:span><text:span text:style-name="T65">se presentan en </text:span><text:span text:style-name="T111">la</text:span><text:span text:style-name="T65"> siguente tabla:</text:span></text:p>
      <text:p text:style-name="P109"/>
      <text:p text:style-name="P110"/>
      <table:table table:name="Exámenescortos" table:style-name="Exámenescortos">
        <table:table-column table:style-name="Exámenescortos.A"/>
        <table:table-column table:style-name="Exámenescortos.B"/>
        <table:table-column table:style-name="Exámenescortos.C"/>
        <table:table-row table:style-name="TableLine94276143114992">
          <table:table-cell table:style-name="Exámenescortos.A1" office:value-type="string">
            <text:p text:style-name="P114">Semana estimada de realización</text:p>
          </table:table-cell>
          <table:table-cell table:style-name="Exámenescortos.A1" office:value-type="string">
            <text:p text:style-name="P114">Secciones a evaluar</text:p>
          </table:table-cell>
          <table:table-cell table:style-name="Exámenescortos.A1" office:value-type="string">
            <text:p text:style-name="P115">Porcentaje de la calificación final del curso</text:p>
          </table:table-cell>
        </table:table-row>
        <table:table-row table:style-name="TableLine94276227073024">
          <table:table-cell table:style-name="Exámenescortos.A1" office:value-type="string">
            <text:p text:style-name="P116">II<text:span text:style-name="T113">I</text:span></text:p>
          </table:table-cell>
          <table:table-cell table:style-name="Exámenescortos.A1" office:value-type="string">
            <text:p text:style-name="P116">1</text:p>
          </table:table-cell>
          <table:table-cell table:style-name="Exámenescortos.A1" office:value-type="string">
            <text:p text:style-name="P117">5%</text:p>
          </table:table-cell>
        </table:table-row>
        <table:table-row table:style-name="TableLine94276094622768">
          <table:table-cell table:style-name="Exámenescortos.A1" office:value-type="string">
            <text:p text:style-name="P118">VIII</text:p>
          </table:table-cell>
          <table:table-cell table:style-name="Exámenescortos.A1" office:value-type="string">
            <text:p text:style-name="P119">2</text:p>
          </table:table-cell>
          <table:table-cell table:style-name="Exámenescortos.A1" office:value-type="string">
            <text:p text:style-name="P117">5%</text:p>
          </table:table-cell>
        </table:table-row>
        <table:table-row table:style-name="TableLine94276098817248">
          <table:table-cell table:style-name="Exámenescortos.A1" office:value-type="string">
            <text:p text:style-name="P118">X</text:p>
          </table:table-cell>
          <table:table-cell table:style-name="Exámenescortos.A1" office:value-type="string">
            <text:p text:style-name="P119">3</text:p>
          </table:table-cell>
          <table:table-cell table:style-name="Exámenescortos.A1" office:value-type="string">
            <text:p text:style-name="P117">5%</text:p>
          </table:table-cell>
        </table:table-row>
        <table:table-row table:style-name="TableLine94276086847920">
          <table:table-cell table:style-name="Exámenescortos.A1" office:value-type="string">
            <text:p text:style-name="P118">XIV</text:p>
          </table:table-cell>
          <table:table-cell table:style-name="Exámenescortos.A1" office:value-type="string">
            <text:p text:style-name="P119">4</text:p>
          </table:table-cell>
          <table:table-cell table:style-name="Exámenescortos.A1" office:value-type="string">
            <text:p text:style-name="P119"><text:span text:style-name="T114">5</text:span>%</text:p>
          </table:table-cell>
        </table:table-row>
        <table:table-row table:style-name="TableLine94276078898000">
          <table:table-cell table:style-name="Exámenescortos.A1" office:value-type="string">
            <text:p text:style-name="P120">XVI</text:p>
          </table:table-cell>
          <table:table-cell table:style-name="Exámenescortos.A1" office:value-type="string">
            <text:p text:style-name="P120">5</text:p>
          </table:table-cell>
          <table:table-cell table:style-name="Exámenescortos.A1" office:value-type="string">
            <text:p text:style-name="P117">5%</text:p>
          </table:table-cell>
        </table:table-row>
      </table:table>
      <text:p text:style-name="P110"/>
      <text:p text:style-name="P109">2. <text:span text:style-name="T115">Tareas programadas.</text:span> <text:span text:style-name="T109">Corresponden al </text:span>4<text:span text:style-name="T116">5</text:span>% de la calificación final <text:span text:style-name="T109">del curso</text:span>. <text:span text:style-name="T117">Consisten en ejercicios de programación que deben ser resueltos por los estudiantes fuera del tiempo de clase. </text:span><text:span text:style-name="T118">Las semanas estimadas de entrega, temas a cubrir y valor de cada tarea se presentan en la siguiente tabla:</text:span></text:p>
      <text:p text:style-name="P109"/>
      <table:table table:name="tareas" table:style-name="tareas">
        <table:table-column table:style-name="tareas.A"/>
        <table:table-column table:style-name="tareas.B"/>
        <table:table-column table:style-name="tareas.C"/>
        <table:table-row table:style-name="TableLine94276185924848">
          <table:table-cell table:style-name="tareas.A1" office:value-type="string">
            <text:p text:style-name="P114">Semana estimada de entrega</text:p>
          </table:table-cell>
          <table:table-cell table:style-name="tareas.A1" office:value-type="string">
            <text:p text:style-name="P114">Tema <text:span text:style-name="T119">a desarrollar</text:span></text:p>
          </table:table-cell>
          <table:table-cell table:style-name="tareas.A1" office:value-type="string">
            <text:p text:style-name="P115">Porcentaje de la calificación final del curso</text:p>
          </table:table-cell>
        </table:table-row>
        <table:table-row table:style-name="TableLine94276186182016">
          <table:table-cell table:style-name="tareas.A1" office:value-type="string">
            <text:p text:style-name="P121">V</text:p>
          </table:table-cell>
          <table:table-cell table:style-name="tareas.A1" office:value-type="string">
            <text:p text:style-name="P123">Página web desarrollada en Markdown y publicada en Internet</text:p>
          </table:table-cell>
          <table:table-cell table:style-name="tareas.A1" office:value-type="string">
            <text:p text:style-name="P121">10%</text:p>
          </table:table-cell>
        </table:table-row>
        <table:table-row table:style-name="TableLine94276228114944">
          <table:table-cell table:style-name="tareas.A1" office:value-type="string">
            <text:p text:style-name="P121">X<text:span text:style-name="T113">I</text:span></text:p>
          </table:table-cell>
          <table:table-cell table:style-name="tareas.A1" office:value-type="string">
            <text:p text:style-name="P122"><text:span text:style-name="T120">Página web desarrollada en</text:span> <text:span text:style-name="T121">Quarto</text:span>, con código en R que <text:span text:style-name="T113">procese datos y los presente en tablas y gráficos, </text:span><text:span text:style-name="T120">publicada en Internet</text:span></text:p>
          </table:table-cell>
          <table:table-cell table:style-name="tareas.A1" office:value-type="string">
            <text:p text:style-name="P121">15%</text:p>
          </table:table-cell>
        </table:table-row>
        <table:table-row table:style-name="TableLine94276226472800">
          <table:table-cell table:style-name="tareas.A1" office:value-type="string">
            <text:p text:style-name="P124">XV</text:p>
          </table:table-cell>
          <table:table-cell table:style-name="tareas.A1" office:value-type="string">
            <text:p text:style-name="P125">Tablero de control <text:span text:style-name="T121">desarrollado en Quarto </text:span>con visualizaciones tabulares, gráficas y geoespaciales, <text:soft-page-break/><text:span text:style-name="T120">publicado en Internet</text:span></text:p>
          </table:table-cell>
          <table:table-cell table:style-name="tareas.A1" office:value-type="string">
            <text:p text:style-name="P121">20%</text:p>
          </table:table-cell>
        </table:table-row>
      </table:table>
      <text:p text:style-name="P109"/>
      <text:p text:style-name="P113"><text:span text:style-name="T64">3. </text:span><text:span text:style-name="T62">Proyecto final.</text:span><text:span text:style-name="T64"> </text:span><text:span text:style-name="T69">Corresponden al </text:span><text:span text:style-name="T64">30% de la calificación final </text:span><text:span text:style-name="T69">del curso</text:span><text:span text:style-name="T64">. </text:span><text:span text:style-name="T112">Su objetivo es sintetizar</text:span><text:span text:style-name="T70"> los co</text:span><text:span text:style-name="T69">nocimientos y habilidades aprendidas durante</text:span><text:span text:style-name="T70"> el curso.</text:span></text:p>
      <text:p text:style-name="P111"/>
      <text:p text:style-name="P112"/>
      <table:table table:name="Table5" table:style-name="Table5">
        <table:table-column table:style-name="Table5.A" table:number-columns-repeated="3"/>
        <table:table-row table:style-name="TableLine94276143679088">
          <table:table-cell table:style-name="Table5.A1" office:value-type="string">
            <text:p text:style-name="P114">Semana estimada de entrega</text:p>
          </table:table-cell>
          <table:table-cell table:style-name="Table5.A1" office:value-type="string">
            <text:p text:style-name="P114">Tema <text:span text:style-name="T119">a desarrollar</text:span></text:p>
          </table:table-cell>
          <table:table-cell table:style-name="Table5.A1" office:value-type="string">
            <text:p text:style-name="P115">Porcentaje de la calificación final del curso</text:p>
          </table:table-cell>
        </table:table-row>
        <table:table-row table:style-name="TableLine94276187872496">
          <table:table-cell table:style-name="Table5.A1" office:value-type="string">
            <text:p text:style-name="P124">Semana de evaluaciones finales</text:p>
          </table:table-cell>
          <table:table-cell table:style-name="Table5.A1" office:value-type="string">
            <text:p text:style-name="P125">Tablero de control interactivo <text:span text:style-name="T121">desarrollado en shiny </text:span>con visualizaciones tabulares, gráficas y geoespaciales, <text:span text:style-name="T120">publicado en Internet</text:span></text:p>
          </table:table-cell>
          <table:table-cell table:style-name="Table5.A1" office:value-type="string">
            <text:p text:style-name="P117">30%</text:p>
          </table:table-cell>
        </table:table-row>
      </table:table>
      <text:p text:style-name="P19"/>
      <text:p text:style-name="P69"/>
      <text:p text:style-name="P61"/>
      <text:p text:style-name="P69">6. <text:s/>TRABAJO DE CAMPO</text:p>
      <text:p text:style-name="P87">Este curso no incluye trabajo de campo.</text:p>
      <text:p text:style-name="P88"/>
      <text:p text:style-name="P59"/>
      <text:p text:style-name="P80"><text:span text:style-name="Fuente_20_de_20_párrafo_20_predeter."><text:span text:style-name="T61">7. NORMATIVA DE INTERÉS <text:s/>(como primera instancia, el estudiantado puede acudir a: </text:span></text:span><text:a xlink:type="simple" xlink:href="mailto:geografia@ucr.ac.cr" office:target-frame-name="_top" xlink:show="replace" text:style-name="Internet_20_link" text:visited-style-name="Visited_20_Internet_20_Link"><text:span text:style-name="Internet_20_link"><text:span text:style-name="T61">geografia@ucr.ac.cr</text:span></text:span></text:a><text:span text:style-name="Fuente_20_de_20_párrafo_20_predeter."><text:span text:style-name="T61">; o bien, al director de Escuela: <text:s/></text:span></text:span><text:a xlink:type="simple" xlink:href="mailto:pascal.girotpignot@ucr.ac.cr" office:target-frame-name="_top" xlink:show="replace" text:style-name="Internet_20_link" text:visited-style-name="Visited_20_Internet_20_Link"><text:span text:style-name="Fuente_20_de_20_párrafo_20_predeter."><text:span text:style-name="T61">pascal.girotpignot@ucr.ac.cr</text:span></text:span></text:a><text:span text:style-name="Fuente_20_de_20_párrafo_20_predeter."><text:span text:style-name="T61"> ).</text:span></text:span></text:p>
      <text:p text:style-name="P69"/>
      <text:p text:style-name="P43"><text:span text:style-name="Fuente_20_de_20_párrafo_20_predeter."><text:span text:style-name="T60">El </text:span></text:span><text:span text:style-name="Fuente_20_de_20_párrafo_20_predeter."><text:span text:style-name="T61">Reglamento de Régimen Disciplinario del Personal Académico </text:span></text:span><text:span text:style-name="Fuente_20_de_20_párrafo_20_predeter."><text:span text:style-name="T60">establece mecanismos para resolver situaciones que afectan la excelencia en el ejercicio de la labor académica y en el desarrollo armonioso de los procesos institucionales.</text:span></text:span></text:p>
      <text:p text:style-name="P43"><text:span text:style-name="Fuente_20_de_20_párrafo_20_predeter."><text:span text:style-name="T60">El </text:span></text:span><text:span text:style-name="Fuente_20_de_20_párrafo_20_predeter."><text:span text:style-name="T61">Reglamento de Orden y Disciplina de los Estudiantes de la UCR</text:span></text:span><text:span text:style-name="Fuente_20_de_20_párrafo_20_predeter."><text:span text:style-name="T60"> regula la disciplina del estudiantado en TODOS los recintos de la Institución y en aquellas acciones u omisiones que, aunque se produzcan fuera de las instalaciones que comprometan la </text:span></text:span><text:soft-page-break/><text:span text:style-name="Fuente_20_de_20_párrafo_20_predeter."><text:span text:style-name="T60">buena marcha o el buen nombre de la Universidad de Costa Rica. Se establecen faltas, sanciones y procedimientos.</text:span></text:span></text:p>
      <text:p text:style-name="P43"><text:span text:style-name="Fuente_20_de_20_párrafo_20_predeter."><text:span text:style-name="T60">El </text:span></text:span><text:span text:style-name="Fuente_20_de_20_párrafo_20_predeter."><text:span text:style-name="T61">Reglamento de Régimen Académico Estudiantil</text:span></text:span><text:span text:style-name="Fuente_20_de_20_párrafo_20_predeter."><text:span text:style-name="T60"> rige los procedimientos relacionados con la evaluación y orientación académica de las diversas categorías de estudiantes de la UCR. Incluye la orientación académica en cualquier época del año, las pruebas de reposición y pruebas opcionales, las necesidades educativas especiales, la igualdad y la equiparación de oportunidades, las funciones y deberes del profesor consejero, qué es un plan de estudios, la administración de los cursos, las normas de evaluación, las calificaciones e informes finales, el rendimiento académico del estudiantado, la orientación en matrícula, etc.</text:span></text:span></text:p>
      <text:p text:style-name="P43"><text:span text:style-name="Fuente_20_de_20_párrafo_20_predeter."><text:span text:style-name="T60">El </text:span></text:span><text:span text:style-name="Fuente_20_de_20_párrafo_20_predeter."><text:span text:style-name="T61">Reglamento de la Universidad de Costa Rica en contra del Hostigamiento Sexual </text:span></text:span><text:span text:style-name="Fuente_20_de_20_párrafo_20_predeter."><text:span text:style-name="T60">cubre a hombres y mujeres (docentes, administrativos y estudiantes). Esta norma está para proteger la dignidad de la persona en sus relaciones y garantiza un clima académico fundamentado en el respeto a la libertad, el trabajo, la igualdad, la equidad, el respeto mutuo y que conduzca al desarrollo intelectual, profesional y social, libre de cualquier forma de discriminación y violencia. Las denuncias se interponen ante la Comisión Institucional contra el Hostigamiento Sexual, que, con total confidencialidad, da seguimiento a los casos y consultas en esta materia.</text:span></text:span></text:p>
      <text:p text:style-name="P43"><text:span text:style-name="Fuente_20_de_20_párrafo_20_predeter."><text:span text:style-name="T60">El </text:span></text:span><text:span text:style-name="Fuente_20_de_20_párrafo_20_predeter."><text:span text:style-name="T61">Reglamento del Servicio de Transportes</text:span></text:span><text:span text:style-name="Fuente_20_de_20_párrafo_20_predeter."><text:span text:style-name="T60"> que es aplicable a los miembros de la comunidad universitaria que en sus labores o actividades académicas, usen o controlen los recursos de transporte de la Universidad de Costa Rica. También se cuenta con la </text:span></text:span><text:span text:style-name="Fuente_20_de_20_párrafo_20_predeter."><text:span text:style-name="T61">Normativa para salidas de campo de la Escuela de Geografía.</text:span></text:span></text:p>
      <text:p text:style-name="P43"><text:span text:style-name="Fuente_20_de_20_párrafo_20_predeter."><text:span text:style-name="T71">En los cursos que se imparten en la Escuela de Geografía, se da especial importancia al desarrollo intelectual y académico de las personas estudiantes. Por ello, se reconoce y promueve la honestidad y la originalidad en la producción académica estudiantil. El incumplimiento de estas disposiciones, podría dar lugar incluso, a que se emprendan procesos sancionatorios a quienes las incumplan, a partir de lo establecido en el</text:span></text:span><text:span text:style-name="Fuente_20_de_20_párrafo_20_predeter."><text:span text:style-name="T72"> Reglamento de orden y disciplina de los estudiantes de la Universidad de Costa Rica </text:span></text:span><text:span text:style-name="Fuente_20_de_20_párrafo_20_predeter."><text:span text:style-name="T71">(artículo 4 y ss.)</text:span></text:span></text:p>
      <text:p text:style-name="P44"><text:soft-page-break/></text:p>
      <text:p text:style-name="P44">Para casos de emergencias, comunicarse al teléfono: 2511-4911</text:p>
      <text:p text:style-name="P44"/>
      <text:p text:style-name="P45">8. BIBLIOGRAFÍA</text:p>
      <text:p text:style-name="P106"/>
      <text:p text:style-name="P107"><text:span text:style-name="Fuente_20_de_20_párrafo_20_predeter."><text:span text:style-name="T63">Bibliografía obligatoria</text:span></text:span></text:p>
      <text:p text:style-name="P93">Abba, I. V. (2021). <text:span text:style-name="T95">Git and GitHub Tutorial – Version Control for Beginners</text:span>. FreeCodeCamp.Org. <text:a xlink:type="simple" xlink:href="https://www.freecodecamp.org/news/git-and-github-for-beginners/" text:style-name="Internet_20_link" text:visited-style-name="Visited_20_Internet_20_Link">https://www.freecodecamp.org/news/git-and-github-for-beginners/</text:a></text:p>
      <text:p text:style-name="P93"/>
      <text:p text:style-name="P93">Berishvili, N. (2020). <text:span text:style-name="T95">Create an Interactive Dashboard with Shiny, Flexdashboard, and Plotly</text:span>. Medium. <text:a xlink:type="simple" xlink:href="https://towardsdatascience.com/create-an-interactive-dashboard-with-shiny-flexdashboard-and-plotly-b1f025aebc9c" text:style-name="Internet_20_link" text:visited-style-name="Visited_20_Internet_20_Link">https://towardsdatascience.com/create-an-interactive-dashboard-with-shiny-flexdashboard-and-plotly-b1f025aebc9c</text:a></text:p>
      <text:p text:style-name="P93"/>
      <text:p text:style-name="P94">Chang, W. (2018). <text:span text:style-name="T95">R graphics cookbook: Practical recipes for visualizing data</text:span> (Second edition). O’Reilly. <text:a xlink:type="simple" xlink:href="https://r-graphics.org/" text:style-name="Internet_20_link" text:visited-style-name="Visited_20_Internet_20_Link">https://r-graphics.org/</text:a></text:p>
      <text:p text:style-name="P94"/>
      <text:p text:style-name="P94">Gandhi, U. (2020). <text:span text:style-name="T95">Mastering GDAL Tools</text:span>. Spatial Thoughts. <text:a xlink:type="simple" xlink:href="https://spatialthoughts.com/courses/mastering-gdal-tools/" text:style-name="Internet_20_link" text:visited-style-name="Visited_20_Internet_20_Link">https://spatialthoughts.com/courses/mastering-gdal-tools/</text:a></text:p>
      <text:p text:style-name="P94"/>
      <text:p text:style-name="P94">Grolemund, G., &amp; Wickham, H. (2014). <text:span text:style-name="T95">Hands-On Programming with R: Write Your Own Functions And Simulations</text:span>. O’Reilly Media. <text:a xlink:type="simple" xlink:href="https://rstudio-education.github.io/hopr/" text:style-name="Internet_20_link" text:visited-style-name="Visited_20_Internet_20_Link">https://rstudio-education.github.io/hopr/</text:a></text:p>
      <text:p text:style-name="P94"/>
      <text:p text:style-name="P95">Lovelace, R., Nowosad, J., &amp; Münchow, J. (2019). <text:span text:style-name="T95">Geocomputation with R</text:span>. CRC Press. <text:a xlink:type="simple" xlink:href="https://geocompr.robinlovelace.net/" text:style-name="Internet_20_link" text:visited-style-name="Visited_20_Internet_20_Link">https://geocompr.robinlovelace.net/</text:a></text:p>
      <text:p text:style-name="P95"/>
      <text:p text:style-name="P95"><text:span text:style-name="T97">Markdown Tutorial</text:span><text:span text:style-name="T122">. (s. f.). Recuperado 19 de marzo de 2022, de </text:span><text:a xlink:type="simple" xlink:href="https://www.markdowntutorial.com/" text:style-name="Internet_20_link" text:visited-style-name="Visited_20_Internet_20_Link"><text:span text:style-name="T122">https://www.markdowntutorial.com/</text:span></text:a></text:p>
      <text:p text:style-name="P99"/>
      <text:p text:style-name="P95"><text:soft-page-break/><text:span text:style-name="T122">Pebesma, E., Wagner, W., Verbesselt, J., Goor, E., Briese, C., &amp; Neteler, M. (2016). </text:span><text:span text:style-name="T97">OpenEO: a GDAL for Earth Observation Analytics</text:span><text:span text:style-name="T122">. </text:span><text:a xlink:type="simple" xlink:href="https://r-spatial.org/2016/11/29/openeo.html" text:style-name="Internet_20_link" text:visited-style-name="Visited_20_Internet_20_Link"><text:span text:style-name="T122">https://r-spatial.org/2016/11/29/openeo.html</text:span></text:a></text:p>
      <text:p text:style-name="P102"/>
      <text:p text:style-name="P103">Plotly. (2022). <text:span text:style-name="T95">Getting Started with Plotly in R</text:span>. <text:a xlink:type="simple" xlink:href="https://plotly.com/r/getting-started/" text:style-name="Internet_20_link" text:visited-style-name="Visited_20_Internet_20_Link">https://plotly.com/r/getting-started/</text:a></text:p>
      <text:p text:style-name="P103"/>
      <text:p text:style-name="P103"><text:span text:style-name="T95">Quarto - Tutorial: Hello, Quarto</text:span>. (s.f.). Recuperado 22 de agosto de 2022, de <text:a xlink:type="simple" xlink:href="https://quarto.org/docs/get-started/hello/rstudio.html" text:style-name="Internet_20_link" text:visited-style-name="Visited_20_Internet_20_Link">https://quarto.org/docs/get-started/hello/rstudio.html</text:a></text:p>
      <text:p text:style-name="P103"/>
      <text:p text:style-name="P103">Wickham, H. (2010). A Layered Grammar of Graphics. <text:span text:style-name="T95">Journal of Computational and Graphical Statistics</text:span>, <text:span text:style-name="T95">19</text:span>(1), 3-28. <text:a xlink:type="simple" xlink:href="https://doi.org/10.1198/jcgs.2009.07098" text:style-name="Internet_20_link" text:visited-style-name="Visited_20_Internet_20_Link">https://doi.org/10.1198/jcgs.2009.07098</text:a></text:p>
      <text:p text:style-name="P103"/>
      <text:p text:style-name="P103">Wickham, H. (2014). Tidy Data. <text:span text:style-name="T95">Journal of Statistical Software</text:span>, <text:span text:style-name="T95">59</text:span>(1), 1-23. <text:a xlink:type="simple" xlink:href="https://doi.org/10.18637/jss.v059.i10" text:style-name="Internet_20_link" text:visited-style-name="Visited_20_Internet_20_Link">https://doi.org/10.18637/jss.v059.i10</text:a></text:p>
      <text:p text:style-name="P103"/>
      <text:p text:style-name="P100">Wickham, H., &amp; Grolemund, G. (2017). R for Data Science: Import, Tidy, Transform, Visualize, and Model Data. O’Reilly Media. <text:a xlink:type="simple" xlink:href="https://r4ds.had.co.nz/" text:style-name="Internet_20_link" text:visited-style-name="Visited_20_Internet_20_Link"><text:span text:style-name="T123">https://r4ds.had.co.nz/</text:span></text:a></text:p>
      <text:p text:style-name="P103"/>
      <text:p text:style-name="P103">Wing, J. M. (2006). Computational thinking. <text:span text:style-name="T95">Communications of the ACM</text:span>, <text:span text:style-name="T95">49</text:span>(3), 33-35. <text:a xlink:type="simple" xlink:href="https://doi.org/10.1145/1118178.1118215" text:style-name="Internet_20_link" text:visited-style-name="Visited_20_Internet_20_Link">https://doi.org/10.1145/1118178.1118215</text:a>. <text:span text:style-name="T124">Disponible en </text:span><text:a xlink:type="simple" xlink:href="https://www.cs.cmu.edu/~15110-s13/Wing06-ct.pdf" text:style-name="Internet_20_link" text:visited-style-name="Visited_20_Internet_20_Link"><text:span text:style-name="T124">https://www.cs.cmu.edu/~15110-s13/Wing06-ct.pdf</text:span></text:a><text:span text:style-name="T124">. </text:span></text:p>
      <text:p text:style-name="P104"/>
      <text:p text:style-name="P101"><text:span text:style-name="T125">Xie, Y., Allaire, J. J., &amp; Grolemund, G. (2018). </text:span><text:span text:style-name="T126">R Markdown: The definitive guide</text:span><text:span text:style-name="T125">. CRC Press. </text:span><text:a xlink:type="simple" xlink:href="https://bookdown.org/yihui/rmarkdown/" text:style-name="Internet_20_link" text:visited-style-name="Visited_20_Internet_20_Link"><text:span text:style-name="T125">https://bookdown.org/yihui/rmarkdown/</text:span></text:a></text:p>
      <text:p text:style-name="P104"/>
      <text:p text:style-name="P101"><text:span text:style-name="Fuente_20_de_20_párrafo_20_predeter."><text:span text:style-name="T63"/></text:span></text:p>
      <text:p text:style-name="P108"><text:span text:style-name="Fuente_20_de_20_párrafo_20_predeter."><text:span text:style-name="T61">Bibliografía complementaria</text:span></text:span></text:p>
      <text:p text:style-name="P5">Atlan. (s. f.). <text:span text:style-name="T95">Free Online Course—Introduction to GIS in R</text:span>. Atlan. Recuperado 20 de marzo de 2022, de <text:a xlink:type="simple" xlink:href="https://atlan.com//courses/introduction-to-gis-r/overview/" text:style-name="Internet_20_link" text:visited-style-name="Visited_20_Internet_20_Link">https://atlan.com//courses/introduction-to-gis-r/overview/</text:a></text:p>
      <text:p text:style-name="P5"><text:soft-page-break/></text:p>
      <text:p text:style-name="P93">Bivand, R. (2022). <text:span text:style-name="T95">CRAN Task View: Analysis of Spatial Data</text:span>. <text:a xlink:type="simple" xlink:href="https://CRAN.R-project.org/view=Spatial" text:style-name="Internet_20_link" text:visited-style-name="Visited_20_Internet_20_Link">https://CRAN.R-project.org/view=Spatial</text:a></text:p>
      <text:p text:style-name="P98"/>
      <text:p text:style-name="P5">Canelón, S. (2020). <text:span text:style-name="T95">An Antarctic Tour of the Tidyverse</text:span>. <text:a xlink:type="simple" xlink:href="https://spcanelon.github.io/tour-of-the-tidyverse/" text:style-name="Internet_20_link" text:visited-style-name="Visited_20_Internet_20_Link">https://spcanelon.github.io/tour-of-the-tidyverse/</text:a></text:p>
      <text:p text:style-name="P98"/>
      <text:p text:style-name="P5">Carnes, B. (2020). <text:span text:style-name="T95">Git and GitHub Crash Course</text:span>. FreeCodeCamp.Org. <text:a xlink:type="simple" xlink:href="https://www.freecodecamp.org/news/git-and-github-crash-course/" text:style-name="Internet_20_link" text:visited-style-name="Visited_20_Internet_20_Link">https://www.freecodecamp.org/news/git-and-github-crash-course/</text:a></text:p>
      <text:p text:style-name="P5"/>
      <text:p text:style-name="P5">Carrera Arias, F. J. (2020). <text:span text:style-name="T95">How to Install R on Windows, Mac OS X, and Ubuntu Tutorial</text:span>. DataCamp Community. <text:a xlink:type="simple" xlink:href="https://www.datacamp.com/community/tutorials/installing-R-windows-mac-ubuntu" text:style-name="Internet_20_link" text:visited-style-name="Visited_20_Internet_20_Link">https://www.datacamp.com/community/tutorials/installing-R-windows-mac-ubuntu</text:a></text:p>
      <text:p text:style-name="P5"/>
      <text:p text:style-name="P5">Codecademy. (s. f.). <text:span text:style-name="T95">Command Line Tutorial: Learn The Command Line</text:span>. Codecademy. Recuperado 19 de marzo de 2022, de <text:a xlink:type="simple" xlink:href="https://www.codecademy.com/learn/learn-the-command-line" text:style-name="Internet_20_link" text:visited-style-name="Visited_20_Internet_20_Link">https://www.codecademy.com/learn/learn-the-command-line</text:a></text:p>
      <text:p text:style-name="P5"/>
      <text:p text:style-name="P5">Harvard University. (2022). <text:span text:style-name="T95">CS50’s Introduction to Computer Science</text:span>. EdX. <text:a xlink:type="simple" xlink:href="https://www.edx.org/course/introduction-computer-science-harvardx-cs50x" text:style-name="Internet_20_link" text:visited-style-name="Visited_20_Internet_20_Link">https://www.edx.org/course/introduction-computer-science-harvardx-cs50x</text:a></text:p>
      <text:p text:style-name="P5"/>
      <text:p text:style-name="P5">Healy, Y. H. and C. (s. f.). <text:span text:style-name="T95">From data to Viz | Find the graphic you need</text:span>. Recuperado 20 de marzo de 2022, de <text:a xlink:type="simple" xlink:href="https://www.data-to-viz.com/data-to-viz.com" text:style-name="Internet_20_link" text:visited-style-name="Visited_20_Internet_20_Link">https://www.data-to-viz.com/data-to-viz.com</text:a></text:p>
      <text:p text:style-name="P5"/>
      <text:p text:style-name="P5">Mas, J.-F. (2018). <text:span text:style-name="T95">Análisis espacial con R: Usa R como un Sistema de Información Geográfica</text:span>. European Scientific Institute. <text:a xlink:type="simple" xlink:href="http://eujournal.org/files/journals/1/books/JeanFrancoisMas.pdf" text:style-name="Internet_20_link" text:visited-style-name="Visited_20_Internet_20_Link">http://eujournal.org/files/journals/1/books/JeanFrancoisMas.pdf</text:a></text:p>
      <text:p text:style-name="P5"/>
      <text:p text:style-name="P5">Moraga, P. (2019). <text:span text:style-name="T95">Geospatial Health Data: Modeling and Visualization with R-INLA and Shiny</text:span>. Chapman &amp; Hall/CRC. <text:a xlink:type="simple" xlink:href="https://www.paulamoraga.com/book-geospatial/" text:style-name="Internet_20_link" text:visited-style-name="Visited_20_Internet_20_Link">https://www.paulamoraga.com/book-geospatial/</text:a></text:p>
      <text:p text:style-name="P5"><text:soft-page-break/></text:p>
      <text:p text:style-name="P5">Olaya, V. (2020). <text:span text:style-name="T95">Sistemas de Información Geográfica</text:span>. CreateSpace Independent Publishing Platform. <text:a xlink:type="simple" xlink:href="https://volaya.github.io/libro-sig/" text:style-name="Internet_20_link" text:visited-style-name="Visited_20_Internet_20_Link">https://volaya.github.io/libro-sig/</text:a></text:p>
      <text:p text:style-name="P5"/>
      <text:p text:style-name="P5">Orellana, S. (2021). <text:span text:style-name="T95">Datos espaciales con R</text:span>. <text:a xlink:type="simple" xlink:href="https://sporella.github.io/datos_espaciales_madrid/" text:style-name="Internet_20_link" text:visited-style-name="Visited_20_Internet_20_Link">https://sporella.github.io/datos_espaciales_madrid/</text:a></text:p>
      <text:p text:style-name="P98"/>
      <text:p text:style-name="P98">Pebesma, E., &amp; Bivand, R. (2022). <text:span text:style-name="T95">Spatial Data Science</text:span>. <text:a xlink:type="simple" xlink:href="https://keen-swartz-3146c4.netlify.app/" text:style-name="Internet_20_link" text:visited-style-name="Visited_20_Internet_20_Link">https://keen-swartz-3146c4.netlify.app/</text:a></text:p>
      <text:p text:style-name="P98"/>
      <text:p text:style-name="P5">R-Ladies Global. (2020). <text:span text:style-name="T95">R-Ladies Chicago (English)—An Antarctic Tour of the Tidyverse—Silvia Canelón</text:span>. <text:a xlink:type="simple" xlink:href="https://www.youtube.com/watch?v=m_ZoMmAIx-o" text:style-name="Internet_20_link" text:visited-style-name="Visited_20_Internet_20_Link">https://www.youtube.com/watch?v=m_ZoMmAIx-o</text:a></text:p>
      <text:p text:style-name="P5"/>
      <text:p text:style-name="P5">R-Ladies Madrid. (2021). <text:span text:style-name="T95">R-Ladies Madrid (español)—Analiza datos espaciales—Stephanie Orellana</text:span>. <text:a xlink:type="simple" xlink:href="https://www.youtube.com/watch?v=59tO2ARvVVU" text:style-name="Internet_20_link" text:visited-style-name="Visited_20_Internet_20_Link">https://www.youtube.com/watch?v=59tO2ARvVVU</text:a></text:p>
      <text:p text:style-name="P5"/>
      <text:p text:style-name="P5">RStudio. (s. f.). <text:span text:style-name="T95">RStudio Cheatsheets</text:span>. Recuperado 20 de marzo de 2022, de <text:a xlink:type="simple" xlink:href="https://www.rstudio.com/resources/cheatsheets/" text:style-name="Internet_20_link" text:visited-style-name="Visited_20_Internet_20_Link">https://www.rstudio.com/resources/cheatsheets/</text:a></text:p>
      <text:p text:style-name="P5"/>
      <text:p text:style-name="P5">RStudio. (s. f.). <text:span text:style-name="T95">Using shiny with flexdashboard</text:span>. Recuperado 20 de marzo de 2022, de <text:a xlink:type="simple" xlink:href="https://rstudio.github.io/flexdashboard/articles/shiny.html" text:style-name="Internet_20_link" text:visited-style-name="Visited_20_Internet_20_Link">https://rstudio.github.io/flexdashboard/articles/shiny.html</text:a></text:p>
      <text:p text:style-name="P5"/>
      <text:p text:style-name="P5">Sabbata, S. D. (s. f.). <text:span text:style-name="T95">R for Geographic Data Science</text:span>. Recuperado 20 de marzo de 2022, de <text:a xlink:type="simple" xlink:href="https://sdesabbata.github.io/r-for-geographic-data-science/" text:style-name="Internet_20_link" text:visited-style-name="Visited_20_Internet_20_Link">https://sdesabbata.github.io/r-for-geographic-data-science/</text:a></text:p>
      <text:p text:style-name="P5"/>
      <text:p text:style-name="P5">Xie, Y., Dervieux, C., &amp; Riederer, E. (2020). <text:span text:style-name="T95">R Markdown Cookbook</text:span>. CRC Press. <text:a xlink:type="simple" xlink:href="https://bookdown.org/yihui/rmarkdown-cookbook/" text:style-name="Internet_20_link" text:visited-style-name="Visited_20_Internet_20_Link">https://bookdown.org/yihui/rmarkdown-cookbook/</text:a></text:p>
      <text:p text:style-name="P5"/>
      <text:p text:style-name="P5">Walum, H., &amp; De León, D. (s. f.). <text:span text:style-name="T95">Teacups, giraffes, &amp; statistics</text:span>. Recuperado 2 de marzo de 2020, de <text:a xlink:type="simple" xlink:href="https://tinystats.github.io/teacups-giraffes-and-statistics/" text:style-name="Internet_20_link" text:visited-style-name="Visited_20_Internet_20_Link">https://tinystats.github.io/teacups-giraffes-and-statistics/</text:a></text:p>
      <text:p text:style-name="P5"><text:soft-page-break/></text:p>
      <text:p text:style-name="P5">Wickham, H. (s. f.). <text:span text:style-name="T95">Style guide · Advanced R</text:span>. Recuperado 20 de marzo de 2022, de <text:a xlink:type="simple" xlink:href="http://adv-r.had.co.nz/Style.html" text:style-name="Internet_20_link" text:visited-style-name="Visited_20_Internet_20_Link">http://adv-r.had.co.nz/Style.html</text:a></text:p>
      <text:p text:style-name="P5"/>
      <text:p text:style-name="P41"/>
      <text:p text:style-name="P3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Calibri" svg:font-family="Calibri"/>
    <style:font-face style:name="Calibri1" svg:font-family="Calibri" style:font-family-generic="swiss"/>
    <style:font-face style:name="Calibri3" svg:font-family="Calibri" style:font-family-generic="roman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Open Sans" svg:font-family="'Open Sans'" style:font-family-generic="roman" style:font-pitch="variable"/>
    <style:font-face style:name="Times New Roman" svg:font-family="'Times New Roman'" style:font-family-generic="roman" style:font-pitch="variable"/>
    <style:font-face style:name="Calibri2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Calibri4" svg:font-family="Calibri" style:font-family-generic="system" style:font-pitch="variable"/>
    <style:font-face style:name="Georgia1" svg:font-family="Georgia" style:font-family-generic="system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  <style:font-face style:name="Lucida Sans" svg:font-family="'Lucida Sans'" style:font-family-generic="system" style:font-pitch="variable"/>
    <style:font-face style:name="Open Sans1" svg:font-family="'Open Sans'" style:font-family-generic="system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s" fo:country="MX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Normal_20_Table" style:display-name="Normal Table" style:family="paragraph">
      <style:paragraph-properties fo:text-align="start" style:justify-single-word="false" fo:orphans="2" fo:widows="2" style:vertical-align="baseline"/>
      <style:text-properties style:font-name="Liberation Serif" fo:font-family="'Liberation Serif'" style:font-family-generic="roman" style:font-pitch="variable" fo:font-size="12pt" fo:language="es" fo:country="MX" style:letter-kerning="true" style:font-name-asian="SimSun" style:font-family-asian="SimSun" style:font-family-generic-asian="system" style:font-pitch-asian="variable" style:font-size-asian="12pt" style:language-asian="zh" style:country-asian="CN" style:font-name-complex="Lucida Sans" style:font-family-complex="'Lucida Sans'" style:font-family-generic-complex="system" style:font-pitch-complex="variable" style:font-size-complex="12pt" style:language-complex="hi" style:country-complex="IN"/>
    </style:style>
    <style:style style:name="Standard_20__28_user_29_" style:display-name="Standard (user)" style:family="paragraph">
      <style:paragraph-properties fo:text-align="start" style:justify-single-word="false" fo:orphans="2" fo:widows="2" fo:hyphenation-ladder-count="no-limit" style:vertical-align="baseline"/>
      <style:text-properties style:font-name="Liberation Serif" fo:font-family="'Liberation Serif'" style:font-family-generic="roman" style:font-pitch="variable" fo:font-size="12pt" fo:language="es" fo:country="MX" style:letter-kerning="true" style:font-name-asian="SimSun" style:font-family-asian="SimSun" style:font-family-generic-asian="system" style:font-pitch-asian="variable" style:font-size-asian="12pt" style:language-asian="zh" style:country-asian="CN" style:font-name-complex="Lucida Sans" style:font-family-complex="'Lucida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Encabezado" style:family="paragraph" style:parent-style-name="Header_20_and_20_Footer">
      <style:paragraph-properties fo:hyphenation-ladder-count="no-limit"/>
      <style:text-properties fo:hyphenate="false" fo:hyphenation-remain-char-count="2" fo:hyphenation-push-char-count="2" loext:hyphenation-no-caps="false"/>
    </style:style>
    <style:style style:name="Pie_20_de_20_página" style:display-name="Pie de página" style:family="paragraph" style:parent-style-name="Standard">
      <style:paragraph-properties fo:hyphenation-ladder-count="no-limit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hyphenate="false" fo:hyphenation-remain-char-count="2" fo:hyphenation-push-char-count="2" loext:hyphenation-no-caps="false"/>
    </style:style>
    <style:style style:name="ListLabel_20_1" style:display-name="ListLabel 1" style:family="text">
      <style:text-properties fo:font-variant="normal" fo:text-transform="none" fo:color="#044356" style:text-line-through-style="none" style:text-line-through-type="none" style:text-position="0% 100%" style:font-name="Open Sans" fo:font-family="'Open Sans'" style:font-family-generic="roman" style:font-pitch="variable" fo:font-size="13pt" fo:font-style="normal" style:text-underline-style="solid" style:text-underline-width="auto" style:text-underline-color="font-color" fo:font-weight="bold" style:font-name-asian="Open Sans1" style:font-family-asian="'Open Sans'" style:font-family-generic-asian="system" style:font-pitch-asian="variable" style:font-size-asian="13pt" style:font-style-asian="normal" style:font-weight-asian="bold" style:font-name-complex="Open Sans1" style:font-family-complex="'Open Sans'" style:font-family-generic-complex="system" style:font-pitch-complex="variable" style:font-size-complex="13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2" style:display-name="ListLabel 2" style:family="text">
      <style:text-properties fo:font-variant="normal" fo:text-transform="none" fo:color="#044356" style:text-line-through-style="none" style:text-line-through-type="none" style:text-position="0% 100%" style:font-name="Open Sans" fo:font-family="'Open Sans'" style:font-family-generic="roman" style:font-pitch="variable" fo:font-size="13pt" fo:font-style="normal" style:text-underline-style="none" fo:font-weight="bold" style:font-name-asian="Open Sans1" style:font-family-asian="'Open Sans'" style:font-family-generic-asian="system" style:font-pitch-asian="variable" style:font-size-asian="13pt" style:font-style-asian="normal" style:font-weight-asian="bold" style:font-name-complex="Open Sans1" style:font-family-complex="'Open Sans'" style:font-family-generic-complex="system" style:font-pitch-complex="variable" style:font-size-complex="13pt"/>
    </style:style>
    <style:style style:name="ListLabel_20_3" style:display-name="ListLabel 3" style:family="text">
      <style:text-properties fo:font-variant="normal" fo:text-transform="none" fo:color="#000080" style:text-line-through-style="none" style:text-line-through-type="none" style:text-position="0% 100%" style:font-name="Calibri3" fo:font-family="Calibri" style:font-family-generic="roman" style:font-pitch="variable" fo:font-size="12pt" fo:font-style="italic" style:text-underline-style="solid" style:text-underline-width="auto" style:text-underline-color="font-color" fo:font-weight="normal" style:font-name-asian="Calibri4" style:font-family-asian="Calibri" style:font-family-generic-asian="system" style:font-pitch-asian="variable" style:font-size-asian="12pt" style:font-style-asian="italic" style:font-weight-asian="normal" style:font-name-complex="Calibri4" style:font-family-complex="Calibri" style:font-family-generic-complex="system" style:font-pitch-complex="variable" style:font-size-complex="12pt"/>
    </style:style>
    <style:style style:name="ListLabel_20_4" style:display-name="ListLabel 4" style:family="text">
      <style:text-properties fo:font-variant="normal" fo:text-transform="none" fo:color="#000000" style:text-line-through-style="none" style:text-line-through-type="none" style:text-position="0% 100%" style:font-name="Calibri3" fo:font-family="Calibri" style:font-family-generic="roman" style:font-pitch="variable" fo:font-size="8pt" fo:font-style="italic" style:text-underline-style="solid" style:text-underline-width="auto" style:text-underline-color="font-color" fo:font-weight="normal" style:font-name-asian="Calibri4" style:font-family-asian="Calibri" style:font-family-generic-asian="system" style:font-pitch-asian="variable" style:font-size-asian="8pt" style:font-style-asian="italic" style:font-weight-asian="normal" style:font-name-complex="Calibri4" style:font-family-complex="Calibri" style:font-family-generic-complex="system" style:font-pitch-complex="variable" style:font-size-complex="8pt"/>
    </style:style>
    <style:style style:name="ListLabel_20_5" style:display-name="ListLabel 5" style:family="text">
      <style:text-properties fo:color="#000080" style:font-name="Calibri3" fo:font-family="Calibri" style:font-family-generic="roman" style:font-pitch="variable" fo:font-style="italic" style:text-underline-style="solid" style:text-underline-width="auto" style:text-underline-color="font-color" style:font-name-asian="Calibri4" style:font-family-asian="Calibri" style:font-family-generic-asian="system" style:font-pitch-asian="variable" style:font-style-asian="italic" style:font-name-complex="Calibri4" style:font-family-complex="Calibri" style:font-family-generic-complex="system" style:font-pitch-complex="variable"/>
    </style:style>
    <style:style style:name="ListLabel_20_6" style:display-name="ListLabel 6" style:family="text">
      <style:text-properties style:font-name="Calibri3" fo:font-family="Calibri" style:font-family-generic="roman" style:font-pitch="variable" fo:font-size="8pt" fo:font-style="italic" style:text-underline-style="solid" style:text-underline-width="auto" style:text-underline-color="font-color" style:font-name-asian="Calibri4" style:font-family-asian="Calibri" style:font-family-generic-asian="system" style:font-pitch-asian="variable" style:font-size-asian="8pt" style:font-style-asian="italic" style:font-name-complex="Calibri4" style:font-family-complex="Calibri" style:font-family-generic-complex="system" style:font-pitch-complex="variable" style:font-size-complex="8pt"/>
    </style:style>
    <style:style style:name="Default_20_Paragraph_20_Font" style:display-name="Default Paragraph Font" style:family="text"/>
    <style:style style:name="Encabezado_20_Car" style:display-name="Encabezado Car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Pie_20_de_20_página_20_Car" style:display-name="Pie de página Car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Internet_20_link_20__28_user_29_" style:display-name="Internet link (user)" style:family="text">
      <style:text-properties fo:color="#000080" style:text-underline-style="solid" style:text-underline-width="auto" style:text-underline-color="font-color"/>
    </style:style>
    <style:style style:name="ListLabel_20_7" style:display-name="ListLabel 7" style:family="text">
      <style:text-properties style:font-name="Calibri3" fo:font-family="Calibri" style:font-family-generic="roman" style:font-pitch="variable" fo:font-size="11pt" style:font-name-asian="OpenSymbol1" style:font-family-asian="OpenSymbol" style:font-family-generic-asian="system" style:font-pitch-asian="variable"/>
    </style:style>
    <style:style style:name="ListLabel_20_8" style:display-name="ListLabel 8" style:family="text">
      <style:text-properties style:font-name-asian="OpenSymbol1" style:font-family-asian="OpenSymbol" style:font-family-generic-asian="system" style:font-pitch-asian="variable"/>
    </style:style>
    <style:style style:name="ListLabel_20_9" style:display-name="ListLabel 9" style:family="text">
      <style:text-properties style:font-name-asian="OpenSymbol1" style:font-family-asian="OpenSymbol" style:font-family-generic-asian="system" style:font-pitch-asian="variable"/>
    </style:style>
    <style:style style:name="ListLabel_20_10" style:display-name="ListLabel 10" style:family="text">
      <style:text-properties style:font-name-asian="OpenSymbol1" style:font-family-asian="OpenSymbol" style:font-family-generic-asian="system" style:font-pitch-asian="variable"/>
    </style:style>
    <style:style style:name="ListLabel_20_11" style:display-name="ListLabel 11" style:family="text">
      <style:text-properties style:font-name-asian="OpenSymbol1" style:font-family-asian="OpenSymbol" style:font-family-generic-asian="system" style:font-pitch-asian="variable"/>
    </style:style>
    <style:style style:name="ListLabel_20_12" style:display-name="ListLabel 12" style:family="text">
      <style:text-properties style:font-name-asian="OpenSymbol1" style:font-family-asian="OpenSymbol" style:font-family-generic-asian="system" style:font-pitch-asian="variable"/>
    </style:style>
    <style:style style:name="ListLabel_20_13" style:display-name="ListLabel 13" style:family="text">
      <style:text-properties style:font-name-asian="OpenSymbol1" style:font-family-asian="OpenSymbol" style:font-family-generic-asian="system" style:font-pitch-asian="variable"/>
    </style:style>
    <style:style style:name="ListLabel_20_14" style:display-name="ListLabel 14" style:family="text">
      <style:text-properties style:font-name-asian="OpenSymbol1" style:font-family-asian="OpenSymbol" style:font-family-generic-asian="system" style:font-pitch-asian="variable"/>
    </style:style>
    <style:style style:name="ListLabel_20_15" style:display-name="ListLabel 15" style:family="text">
      <style:text-properties style:font-name-asian="OpenSymbol1" style:font-family-asian="OpenSymbol" style:font-family-generic-asian="system" style:font-pitch-asian="variable"/>
    </style:style>
    <style:style style:name="Fuente_20_de_20_párrafo_20_predeter." style:display-name="Fuente de párrafo predeter." style:family="text"/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7" style:num-suffix="•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8" style:num-suffix="◦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9" style:num-suffix="▪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0" style:num-suffix="•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1" style:num-suffix="◦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2" style:num-suffix="▪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3" style:num-suffix="•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4" style:num-suffix="◦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5" style:num-suffix="▪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7.2806in" fo:margin-left="-0.1639in" fo:margin-top="0in" fo:margin-bottom="0in" table:align="left"/>
    </style:style>
    <style:style style:name="Table1.A" style:family="table-column">
      <style:table-column-properties style:column-width="2.6569in"/>
    </style:style>
    <style:style style:name="Table1.B" style:family="table-column">
      <style:table-column-properties style:column-width="2.0701in"/>
    </style:style>
    <style:style style:name="Table1.C" style:family="table-column">
      <style:table-column-properties style:column-width="2.5535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background-color="#ffffff" fo:padding-left="0.075in" fo:padding-right="0.075in" fo:padding-top="0in" fo:padding-bottom="0in" fo:border-left="none" fo:border-right="none" fo:border-top="0.5pt solid #000000" fo:border-bottom="0.5pt solid #000000">
        <style:background-image/>
      </style:table-cell-properties>
    </style:style>
    <style:style style:name="Table2" style:family="table">
      <style:table-properties style:width="7.2806in" fo:margin-left="-0.1639in" fo:margin-top="0in" fo:margin-bottom="0in" table:align="left"/>
    </style:style>
    <style:style style:name="Table2.A" style:family="table-column">
      <style:table-column-properties style:column-width="2.6569in"/>
    </style:style>
    <style:style style:name="Table2.B" style:family="table-column">
      <style:table-column-properties style:column-width="2.0701in"/>
    </style:style>
    <style:style style:name="Table2.C" style:family="table-column">
      <style:table-column-properties style:column-width="2.5535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middle" fo:background-color="#ffffff" fo:padding-left="0.075in" fo:padding-right="0.075in" fo:padding-top="0in" fo:padding-bottom="0in" fo:border-left="none" fo:border-right="none" fo:border-top="0.5pt solid #000000" fo:border-bottom="0.5pt solid #000000">
        <style:background-image/>
      </style:table-cell-properties>
    </style:style>
    <style:style style:name="Table3" style:family="table">
      <style:table-properties style:width="7.2806in" fo:margin-left="-0.0819in" table:align="left"/>
    </style:style>
    <style:style style:name="Table3.A" style:family="table-column">
      <style:table-column-properties style:column-width="2.6576in"/>
    </style:style>
    <style:style style:name="Table3.B" style:family="table-column">
      <style:table-column-properties style:column-width="2.0701in"/>
    </style:style>
    <style:style style:name="Table3.C" style:family="table-column">
      <style:table-column-properties style:column-width="2.5528in"/>
    </style:style>
    <style:style style:name="Table3.A1" style:family="table-cell">
      <style:table-cell-properties style:vertical-align="middle" fo:background-color="#ffffff" fo:padding-left="0.0819in" fo:padding-right="0.075in" fo:padding-top="0.0382in" fo:padding-bottom="0.0382in" fo:border-left="none" fo:border-right="none" fo:border-top="none" fo:border-bottom="0.25pt solid #000000" style:writing-mode="lr-tb">
        <style:background-image/>
      </style:table-cell-properties>
    </style:style>
    <style:style style:name="MP1" style:family="paragraph" style:parent-style-name="Standard">
      <style:paragraph-properties fo:line-height="115%" fo:orphans="0" fo:widows="0"/>
      <style:text-properties style:font-name="Calibri3" fo:font-size="10pt" style:text-underline-style="solid" style:text-underline-width="auto" style:text-underline-color="font-color" fo:font-weight="bold" fo:background-color="#ffffff" style:font-name-asian="Calibri4" style:font-size-asian="10pt" style:font-weight-asian="bold" style:font-name-complex="Calibri4" style:font-size-complex="10pt"/>
    </style:style>
    <style:style style:name="MP2" style:family="paragraph" style:parent-style-name="Standard">
      <style:paragraph-properties fo:text-align="center" style:justify-single-word="false"/>
    </style:style>
    <style:style style:name="MP3" style:family="paragraph" style:parent-style-name="Standard">
      <style:paragraph-properties fo:margin-left="0in" fo:margin-right="0.25in" fo:margin-top="0in" fo:margin-bottom="0in" loext:contextual-spacing="false" fo:line-height="100%" fo:text-align="center" style:justify-single-word="false" fo:keep-together="auto" fo:orphans="2" fo:widows="2" fo:text-indent="0in" style:auto-text-indent="false" fo:break-before="auto" fo:break-after="auto" fo:padding="0in" fo:border="none" fo:keep-with-next="auto">
        <style:tab-stops>
          <style:tab-stop style:position="3.4626in" style:type="center"/>
          <style:tab-stop style:position="6.9252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alibri3" fo:font-size="8pt" fo:font-style="normal" style:text-underline-style="none" fo:font-weight="bold" style:font-name-asian="Calibri4" style:font-size-asian="8pt" style:font-style-asian="normal" style:font-weight-asian="bold" style:font-name-complex="Calibri4" style:font-size-complex="8pt"/>
    </style:style>
    <style:style style:name="MP4" style:family="paragraph" style:parent-style-name="Standard">
      <style:paragraph-properties fo:margin-left="0in" fo:margin-right="0.25in" fo:margin-top="0in" fo:margin-bottom="0in" loext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>
        <style:tab-stops>
          <style:tab-stop style:position="3.4626in" style:type="center"/>
          <style:tab-stop style:position="6.9252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alibri3" fo:font-size="8pt" fo:font-style="normal" style:text-underline-style="none" fo:font-weight="bold" style:font-name-asian="Calibri4" style:font-size-asian="8pt" style:font-style-asian="normal" style:font-weight-asian="bold" style:font-name-complex="Calibri4" style:font-size-complex="8pt"/>
    </style:style>
    <style:style style:name="MP5" style:family="paragraph" style:parent-style-name="Standard">
      <style:paragraph-properties fo:margin-left="0in" fo:margin-right="0.25in" fo:margin-top="0in" fo:margin-bottom="0in" loext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>
        <style:tab-stops>
          <style:tab-stop style:position="3.4626in" style:type="center"/>
          <style:tab-stop style:position="6.9252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alibri3" fo:font-size="8pt" fo:font-style="normal" style:text-underline-style="none" fo:font-weight="normal" style:font-name-asian="Calibri4" style:font-size-asian="8pt" style:font-style-asian="normal" style:font-weight-asian="normal" style:font-name-complex="Calibri4" style:font-size-complex="8pt"/>
    </style:style>
    <style:style style:name="MP6" style:family="paragraph" style:parent-style-name="Standard">
      <style:paragraph-properties fo:margin-left="0in" fo:margin-right="0.25in" fo:margin-top="0in" fo:margin-bottom="0in" loext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 style:parent-style-name="Standard">
      <style:paragraph-properties fo:line-height="115%" fo:orphans="0" fo:widows="0"/>
      <style:text-properties style:font-name="Calibri3" fo:font-size="10pt" fo:font-weight="bold" fo:background-color="#ffffff" style:font-name-asian="Calibri4" style:font-size-asian="10pt" style:font-weight-asian="bold" style:font-name-complex="Calibri4" style:font-size-complex="10pt"/>
    </style:style>
    <style:style style:name="MP9" style:family="paragraph">
      <loext:graphic-properties draw:fill="none" draw:fill-color="#ffffff"/>
      <style:paragraph-properties fo:text-align="center" style:writing-mode="lr-tb"/>
    </style:style>
    <style:style style:name="MP10" style:family="paragraph" style:parent-style-name="Standard">
      <style:paragraph-properties fo:margin-left="0in" fo:margin-right="0.25in" fo:text-align="center" style:justify-single-word="false" fo:text-indent="0in" style:auto-text-indent="false">
        <style:tab-stops>
          <style:tab-stop style:position="3.4626in" style:type="center"/>
          <style:tab-stop style:position="6.9252in" style:type="right"/>
        </style:tab-stops>
      </style:paragraph-properties>
      <style:text-properties style:font-name="Calibri3" fo:font-size="8pt" fo:font-weight="bold" style:font-name-asian="Calibri4" style:font-size-asian="8pt" style:font-weight-asian="bold" style:font-name-complex="Calibri4" style:font-size-complex="8pt"/>
    </style:style>
    <style:style style:name="MP11" style:family="paragraph" style:parent-style-name="Standard">
      <style:paragraph-properties fo:margin-left="0in" fo:margin-right="0.25in" fo:text-indent="0in" style:auto-text-indent="false">
        <style:tab-stops>
          <style:tab-stop style:position="3.4626in" style:type="center"/>
          <style:tab-stop style:position="6.9252in" style:type="right"/>
        </style:tab-stops>
      </style:paragraph-properties>
      <style:text-properties style:font-name="Calibri3" fo:font-size="8pt" fo:font-weight="bold" style:font-name-asian="Calibri4" style:font-size-asian="8pt" style:font-weight-asian="bold" style:font-name-complex="Calibri4" style:font-size-complex="8pt"/>
    </style:style>
    <style:style style:name="MP12" style:family="paragraph" style:parent-style-name="Standard">
      <style:paragraph-properties fo:margin-left="0in" fo:margin-right="0.25in" fo:text-indent="0in" style:auto-text-indent="false">
        <style:tab-stops>
          <style:tab-stop style:position="3.4626in" style:type="center"/>
          <style:tab-stop style:position="6.9252in" style:type="right"/>
        </style:tab-stops>
      </style:paragraph-properties>
      <style:text-properties style:font-name="Calibri3" fo:font-size="8pt" style:font-name-asian="Calibri4" style:font-size-asian="8pt" style:font-name-complex="Calibri4" style:font-size-complex="8pt"/>
    </style:style>
    <style:style style:name="MP13" style:family="paragraph" style:parent-style-name="Standard">
      <style:paragraph-properties fo:margin-left="0in" fo:margin-right="0.25in" fo:text-indent="0in" style:auto-text-indent="false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MP14" style:family="paragraph" style:parent-style-name="Pie_20_de_20_página">
      <style:paragraph-properties fo:margin-left="0in" fo:margin-right="0.25in" fo:text-align="center" style:justify-single-word="false" fo:text-indent="0in" style:auto-text-indent="false"/>
    </style:style>
    <style:style style:name="MP15" style:family="paragraph">
      <loext:graphic-properties draw:fill="none"/>
    </style:style>
    <style:style style:name="MP16" style:family="paragraph" style:parent-style-name="Pie_20_de_20_página">
      <style:paragraph-properties fo:margin-left="0in" fo:margin-right="0.25in" fo:text-indent="0in" style:auto-text-indent="false"/>
      <style:text-properties style:font-name="Calibri Light" fo:font-size="8pt" fo:font-weight="bold" style:font-size-asian="8pt" style:font-weight-asian="bold" style:font-name-complex="Times New Roman" style:font-size-complex="8pt" style:font-weight-complex="bold"/>
    </style:style>
    <style:style style:name="MP17" style:family="paragraph" style:parent-style-name="Pie_20_de_20_página">
      <style:paragraph-properties fo:margin-left="0in" fo:margin-right="0.25in" fo:text-indent="0in" style:auto-text-indent="false"/>
      <style:text-properties style:font-name="Calibri Light" fo:font-size="8pt" style:font-size-asian="8pt" style:font-name-complex="Times New Roman" style:font-size-complex="8pt"/>
    </style:style>
    <style:style style:name="MP18" style:family="paragraph" style:parent-style-name="Pie_20_de_20_página">
      <style:paragraph-properties fo:margin-left="0in" fo:margin-right="0.25in" fo:text-indent="0in" style:auto-text-indent="false"/>
    </style:style>
    <style:style style:name="MP19" style:family="paragraph" style:parent-style-name="Standard">
      <style:paragraph-properties fo:margin-left="0in" fo:margin-right="0.0535in" fo:text-indent="0in" style:auto-text-indent="false">
        <style:tab-stops>
          <style:tab-stop style:position="3in" style:type="center"/>
          <style:tab-stop style:position="3.4626in" style:type="center"/>
          <style:tab-stop style:position="6in" style:type="right"/>
          <style:tab-stop style:position="6.5957in" style:type="right"/>
          <style:tab-stop style:position="6.9252in" style:type="right"/>
        </style:tab-stops>
      </style:paragraph-properties>
    </style:style>
    <style:style style:name="MP20" style:family="paragraph" style:parent-style-name="Standard">
      <style:paragraph-properties fo:margin-left="0in" fo:margin-right="0.0535in" fo:text-align="center" style:justify-single-word="false" fo:text-indent="0in" style:auto-text-indent="false">
        <style:tab-stops>
          <style:tab-stop style:position="3in" style:type="center"/>
          <style:tab-stop style:position="3.4626in" style:type="center"/>
          <style:tab-stop style:position="6in" style:type="right"/>
          <style:tab-stop style:position="6.5957in" style:type="right"/>
          <style:tab-stop style:position="6.9252in" style:type="right"/>
        </style:tab-stops>
      </style:paragraph-properties>
    </style:style>
    <style:style style:name="MP21" style:family="paragraph" style:parent-style-name="Standard">
      <style:paragraph-properties fo:text-align="end" style:justify-single-word="false">
        <style:tab-stops>
          <style:tab-stop style:position="3.4626in" style:type="center"/>
          <style:tab-stop style:position="6.9252in" style:type="right"/>
        </style:tab-stops>
      </style:paragraph-properties>
      <style:text-properties fo:font-variant="small-caps" style:font-name="Calibri3" fo:font-size="40pt" style:text-underline-style="solid" style:text-underline-width="auto" style:text-underline-color="font-color" style:font-name-asian="Calibri4" style:font-size-asian="40pt" style:font-name-complex="Calibri4" style:font-size-complex="40pt"/>
    </style:style>
    <style:style style:name="MP22" style:family="paragraph" style:parent-style-name="Encabezado">
      <style:paragraph-properties fo:margin-left="0in" fo:margin-right="0.0535in" fo:text-indent="0in" style:auto-text-indent="false">
        <style:tab-stops>
          <style:tab-stop style:position="3in" style:type="center"/>
          <style:tab-stop style:position="6in" style:type="right"/>
          <style:tab-stop style:position="6.5957in" style:type="right"/>
        </style:tab-stops>
      </style:paragraph-properties>
    </style:style>
    <style:style style:name="MP23" style:family="paragraph" style:parent-style-name="Encabezado">
      <style:paragraph-properties fo:margin-left="0in" fo:margin-right="0.0535in" fo:text-align="center" style:justify-single-word="false" fo:text-indent="0in" style:auto-text-indent="false">
        <style:tab-stops>
          <style:tab-stop style:position="3in" style:type="center"/>
          <style:tab-stop style:position="6in" style:type="right"/>
          <style:tab-stop style:position="6.5957in" style:type="right"/>
        </style:tab-stops>
      </style:paragraph-properties>
    </style:style>
    <style:style style:name="MP24" style:family="paragraph" style:parent-style-name="Encabezado">
      <style:paragraph-properties fo:text-align="end" style:justify-single-word="false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Calibri3" fo:font-size="12pt" fo:font-style="italic" style:text-underline-style="none" fo:font-weight="normal" style:font-name-asian="Calibri4" style:font-size-asian="12pt" style:font-style-asian="italic" style:font-weight-asian="normal" style:font-name-complex="Calibri4" style:font-size-complex="12pt"/>
    </style:style>
    <style:style style:name="MT2" style:family="text">
      <style:text-properties fo:font-variant="normal" fo:text-transform="none" fo:color="#000080" style:text-line-through-style="none" style:text-line-through-type="none" style:text-position="0% 100%" style:font-name="Calibri3" fo:font-size="12pt" fo:font-style="italic" style:text-underline-style="solid" style:text-underline-width="auto" style:text-underline-color="font-color" fo:font-weight="normal" style:font-name-asian="Calibri4" style:font-size-asian="12pt" style:font-style-asian="italic" style:font-weight-asian="normal" style:font-name-complex="Calibri4" style:font-size-complex="12pt"/>
    </style:style>
    <style:style style:name="MT3" style:family="text">
      <style:text-properties fo:font-variant="normal" fo:text-transform="none" fo:color="#000080" style:text-line-through-style="none" style:text-line-through-type="none" style:text-position="0% 100%" style:font-name="Calibri3" fo:font-size="12pt" fo:font-style="italic" style:text-underline-style="none" fo:font-weight="normal" style:font-name-asian="Calibri4" style:font-size-asian="12pt" style:font-style-asian="italic" style:font-weight-asian="normal" style:font-name-complex="Calibri4" style:font-size-complex="12pt"/>
    </style:style>
    <style:style style:name="MT4" style:family="text">
      <style:text-properties fo:font-variant="normal" fo:text-transform="none" fo:color="#000080" style:text-line-through-style="none" style:text-line-through-type="none" style:text-position="0% 100%" style:font-name="Calibri3" fo:font-size="12pt" fo:font-style="normal" style:text-underline-style="none" fo:font-weight="normal" style:font-name-asian="Calibri4" style:font-size-asian="12pt" style:font-style-asian="normal" style:font-weight-asian="normal" style:font-name-complex="Calibri4" style:font-size-complex="12pt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3" fo:font-size="8pt" fo:font-style="italic" style:text-underline-style="solid" style:text-underline-width="auto" style:text-underline-color="font-color" fo:font-weight="normal" style:font-name-asian="Calibri4" style:font-size-asian="8pt" style:font-style-asian="italic" style:font-weight-asian="normal" style:font-name-complex="Calibri4" style:font-size-complex="8pt"/>
    </style:style>
    <style:style style:name="MT6" style:family="text">
      <style:text-properties style:font-name="Calibri3" fo:font-style="italic" style:font-name-asian="Calibri4" style:font-style-asian="italic" style:font-name-complex="Calibri4"/>
    </style:style>
    <style:style style:name="MT7" style:family="text">
      <style:text-properties fo:color="#000080" style:font-name="Calibri3" fo:font-style="italic" style:text-underline-style="solid" style:text-underline-width="auto" style:text-underline-color="font-color" style:font-name-asian="Calibri4" style:font-style-asian="italic" style:font-name-complex="Calibri4"/>
    </style:style>
    <style:style style:name="MT8" style:family="text">
      <style:text-properties fo:color="#000080" style:font-name="Calibri3" fo:font-style="italic" style:font-name-asian="Calibri4" style:font-style-asian="italic" style:font-name-complex="Calibri4"/>
    </style:style>
    <style:style style:name="MT9" style:family="text">
      <style:text-properties fo:color="#000080" style:font-name="Calibri3" style:font-name-asian="Calibri4" style:font-name-complex="Calibri4"/>
    </style:style>
    <style:style style:name="MT10" style:family="text">
      <style:text-properties style:font-name="Calibri3" fo:font-size="8pt" fo:font-style="italic" style:text-underline-style="solid" style:text-underline-width="auto" style:text-underline-color="font-color" style:font-name-asian="Calibri4" style:font-size-asian="8pt" style:font-style-asian="italic" style:font-name-complex="Calibri4" style:font-size-complex="8pt"/>
    </style:style>
    <style:style style:name="MT11" style:family="text">
      <style:text-properties style:font-name="Calibri Light" fo:font-size="8pt" style:font-size-asian="8pt" style:font-name-complex="Times New Roman" style:font-size-complex="8pt" style:font-weight-complex="bold"/>
    </style:style>
    <style:style style:name="MT12" style:family="text">
      <style:text-properties fo:color="#000000" style:font-name="Calibri Light" fo:font-size="8pt" style:text-underline-style="none" style:font-size-asian="8pt" style:font-name-complex="Times New Roman" style:font-size-complex="8pt" style:font-weight-complex="bold"/>
    </style:style>
    <style:style style:name="MT13" style:family="text">
      <style:text-properties fo:color="#000000" style:font-name="Calibri Light" fo:font-style="italic" style:text-underline-style="none" style:font-style-asian="italic" style:font-name-complex="Times New Roman" style:font-weight-complex="bold"/>
    </style:style>
    <style:style style:name="MT14" style:family="text">
      <style:text-properties style:font-name="Calibri Light" fo:font-style="italic" style:font-style-asian="italic" style:font-name-complex="Times New Roman" style:font-weight-complex="bold"/>
    </style:style>
    <style:style style:name="MT15" style:family="text">
      <style:text-properties style:font-name="Calibri Light" fo:font-style="italic" style:text-underline-style="none" style:font-style-asian="italic" style:font-name-complex="Times New Roman" style:font-weight-complex="bold"/>
    </style:style>
    <style:style style:name="MT16" style:family="text">
      <style:text-properties style:font-name="Calibri Light" style:text-underline-style="none" style:font-name-complex="Times New Roman" style:font-weight-complex="bold"/>
    </style:style>
    <style:style style:name="MT17" style:family="text">
      <style:text-properties style:font-name="Calibri Light" fo:font-size="8pt" fo:font-style="italic" style:text-underline-style="solid" style:text-underline-width="auto" style:text-underline-color="font-color" style:text-underline-mode="continuous" style:text-overline-mode="continuous" style:text-line-through-mode="continuous" style:font-size-asian="8pt" style:font-style-asian="italic" style:font-name-complex="Times New Roman" style:font-size-complex="8pt" style:font-weight-complex="bold"/>
    </style:style>
    <style:style style:name="MT18" style:family="text">
      <style:text-properties fo:font-size="11pt" style:font-size-asian="11pt" style:font-size-complex="11pt"/>
    </style:style>
    <style:style style:name="MT19" style:family="text">
      <style:text-properties fo:font-size="11pt" style:font-size-asian="11pt"/>
    </style:style>
    <style:style style:name="Mfr1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.1252in" fo:margin-right="0.1252in" fo:margin-top="0.1252in" fo:margin-bottom="0.1252in"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in" fo:border="none" style:mirror="none" fo:clip="rect(5.3327in, 1.7217in, 2.1047in, 13.0165in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4" style:family="graphic" style:parent-style-name="Graphics">
      <style:graphic-properties style:vertical-pos="from-top" style:vertical-rel="paragraph" style:horizontal-pos="from-left" style:horizontal-rel="paragraph" style:mirror="none" fo:clip="rect(2.652in, 15.8965in, 16.7709in, 1.8689in)" draw:luminance="0%" draw:contrast="0%" draw:red="0%" draw:green="0%" draw:blue="0%" draw:gamma="100%" draw:color-inversion="false" draw:image-opacity="100%" draw:color-mode="standard"/>
    </style:style>
    <style:style style:name="Mfr5" style:family="graphic" style:parent-style-name="Graphics">
      <style:graphic-properties fo:margin-left="0in" fo:margin-right="0in" fo:margin-top="0in" fo:margin-bottom="0in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6" style:family="graphic" style:parent-style-name="Graphics">
      <style:graphic-properties style:vertical-pos="from-top" style:vertical-rel="paragraph" style:horizontal-pos="from-left" style:horizontal-rel="paragraph" style:mirror="none" fo:clip="rect(2.652in, 6.0307in, 16.7709in, 1.8689in)" draw:luminance="0%" draw:contrast="0%" draw:red="0%" draw:green="0%" draw:blue="0%" draw:gamma="100%" draw:color-inversion="false" draw:image-opacity="100%" draw:color-mode="standard"/>
    </style:style>
    <style:style style:name="Mfr7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8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.411in, 0in, 0.411in, 0in)" draw:luminance="0%" draw:contrast="0%" draw:red="0%" draw:green="0%" draw:blue="0%" draw:gamma="100%" draw:color-inversion="false" draw:image-opacity="100%" draw:color-mode="standard"/>
    </style:style>
    <style:style style:name="Mfr9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in" fo:border="none" style:mirror="none" fo:clip="rect(0.548in, 0in, 0.548in, 0in)" draw:luminance="0%" draw:contrast="0%" draw:red="0%" draw:green="0%" draw:blue="0%" draw:gamma="100%" draw:color-inversion="false" draw:image-opacity="100%" draw:color-mode="standard"/>
    </style:style>
    <style:style style:name="Mfr10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2.8055in, 2.9126in, 15.6587in, 2.0142in)" draw:image-opacity="100%" style:mirror="none" fo:margin-left="0.1866in" fo:margin-right="0.1866in" fo:margin-top="0.6752in" fo:margin-bottom="0.6752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draw:stroke="none" svg:stroke-width="0.0102in" svg:stroke-color="#000000" draw:fill="none" draw:fill-color="#ffffff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style:run-through="background" style:vertical-pos="from-top" style:horizontal-pos="from-left" style:horizontal-rel="paragraph" draw:wrap-influence-on-position="once-concurrent" loext:allow-overlap="true" style:flow-with-text="false"/>
    </style:style>
    <style:style style:name="Mgr3" style:family="graphic">
      <style:graphic-properties draw:stroke="solid" svg:stroke-width="0.0138in" svg:stroke-color="#000000" svg:stroke-opacity="100%" draw:stroke-linejoin="miter" svg:stroke-linecap="butt" draw:fill="none" fo:padding-top="0.0071in" fo:padding-bottom="0.0071in" fo:padding-left="0.0071in" fo:padding-right="0.007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8.5in" fo:page-height="11in" style:num-format="1" style:print-orientation="portrait" fo:margin-top="0.3929in" fo:margin-bottom="0.5in" fo:margin-left="0.7874in" fo:margin-right="0.7874in" style:writing-mode="lr-tb" style:layout-grid-color="#c0c0c0" style:layout-grid-lines="2204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1.1409in" fo:margin-left="0in" fo:margin-right="0in" fo:margin-bottom="1.1016in" style:dynamic-spacing="true"/>
      </style:header-style>
      <style:footer-style>
        <style:header-footer-properties fo:min-height="0.2874in" fo:margin-left="0in" fo:margin-right="0in" fo:margin-top="0.248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4693in" fo:margin-bottom="0.5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>
        <style:header-footer-properties fo:min-height="1.0646in" fo:margin-left="0in" fo:margin-right="0in" fo:margin-bottom="0in" style:dynamic-spacing="true"/>
      </style:header-style>
      <style:footer-style>
        <style:header-footer-properties fo:min-height="0.2874in" fo:margin-left="0in" fo:margin-right="0in" fo:margin-top="0in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1.png" text:anchor-type="char" svg:x="5.0425in" svg:y="0.148in" svg:width="2.1299in" svg:height="0.9965in" draw:z-index="105"><draw:image xlink:href="Pictures/100002010000035D0000019F2A9E7BCCB108298E.png" xlink:type="simple" xlink:show="embed" xlink:actuate="onLoad" loext:mime-type="image/png"/></draw:frame><draw:frame draw:style-name="Mfr2" draw:name="image2.png" text:anchor-type="char" svg:x="-0.0457in" svg:y="0.0102in" svg:width="0.7799in" svg:height="1.5516in" draw:z-index="90"><draw:image xlink:href="Pictures/10000201000006400000064033D301F3F0E53D33.png" xlink:type="simple" xlink:show="embed" xlink:actuate="onLoad" loext:mime-type="image/png"/></draw:frame></text:p>
        <table:table table:name="Table1" table:style-name="Table1">
          <table:table-column table:style-name="Table1.A"/>
          <table:table-column table:style-name="Table1.B"/>
          <table:table-column table:style-name="Table1.C"/>
          <table:table-row table:style-name="Table1.1">
            <table:table-cell table:style-name="Table1.A1" office:value-type="string">
              <text:p text:style-name="MP19"><draw:frame draw:style-name="Mfr8" draw:name="image3.png" text:anchor-type="as-char" svg:width="1.9898in" svg:height="0.8016in" draw:z-index="33"><draw:image xlink:href="Pictures/1000020100000435000002014AA292AE2CC1FE7E.png" xlink:type="simple" xlink:show="embed" xlink:actuate="onLoad" loext:mime-type="image/png"/><svg:desc>firma_horizontal_cmyk.png</svg:desc></draw:frame></text:p>
            </table:table-cell>
            <table:table-cell table:style-name="Table1.A1" office:value-type="string">
              <text:p text:style-name="MP20"><text:span text:style-name="MT18">Página </text:span><text:page-number text:select-page="current">15</text:page-number><text:span text:style-name="MT18"><text:s/>de </text:span><text:page-count>15</text:page-count></text:p>
              <text:p text:style-name="MP19"/>
            </table:table-cell>
            <table:table-cell table:style-name="Table1.A1" office:value-type="string">
              <text:p text:style-name="MP21"/>
            </table:table-cell>
          </table:table-row>
        </table:table>
        <text:p text:style-name="MP2"/>
        <text:p text:style-name="MP2"><draw:frame draw:style-name="Mfr2" draw:name="Image1" text:anchor-type="char" svg:x="-0.2646in" svg:y="11.0201in" svg:width="1.6937in" svg:height="3.3543in" draw:z-index="75"><draw:image xlink:href="Pictures/10000201000006400000064033D301F3F0E53D33.png" xlink:type="simple" xlink:show="embed" xlink:actuate="onLoad" loext:mime-type="image/png"/></draw:frame></text:p>
      </style:header>
      <style:footer>
        <text:p text:style-name="MP3"><draw:frame draw:style-name="Mfr3" draw:name="image5.png" text:anchor-type="char" svg:x="5.4354in" svg:y="0.0689in" svg:width="1.4909in" svg:height="1.2in" draw:z-index="16"><draw:image xlink:href="Pictures/10000000000001EA000001ADADBC31F0BA639A5B.png" xlink:type="simple" xlink:show="embed" xlink:actuate="onLoad" loext:mime-type="image/png"/></draw:frame></text:p>
        <text:p text:style-name="MP4">Somos Geografía - UCR: Enseñando desde 1946 y formando profesionales a partir de 1974</text:p>
        <text:p text:style-name="MP5">Ciudad Universitaria Rodrigo Facio, San Pedro, Montes de Oca, San José, Costa Rica <text:tab/></text:p>
        <text:p text:style-name="MP5">Teléfonos: Recepción: 2511-6402 | Asuntos Estudiantiles 2511-6469 | Código Postal 11501-2060</text:p>
        <text:p text:style-name="MP6"><draw:frame text:anchor-type="paragraph" draw:z-index="44" draw:name="image4.png" draw:style-name="Mgr1" draw:text-style-name="MP7" svg:width="5.3925in" svg:height="1.1669in" draw:transform="rotate (0.210312174865317) translate (0.864583333333333in 1.74861111111111in)"><draw:image xlink:href="Pictures/10000201000006400000064033D301F3F0E53D33.png" xlink:type="simple" xlink:show="embed" xlink:actuate="onLoad" loext:mime-type="image/png"><text:p/></draw:image></draw:frame><draw:frame draw:style-name="Mfr4" draw:name="Imagen2" text:anchor-type="char" svg:x="6.5917in" svg:y="0.3209in" svg:width="1.1209in" svg:height="0.4063in" draw:z-index="60"><draw:image xlink:href="Pictures/10000201000006400000064033D301F3F0E53D33.png" xlink:type="simple" xlink:show="embed" xlink:actuate="onLoad" loext:mime-type="image/png"/></draw:frame><text:span text:style-name="MT1">Página web: </text:span><text:a xlink:type="simple" xlink:href="http://www.geografia.fcs.ucr.ac.cr/" text:style-name="ListLabel_20_3" text:visited-style-name="ListLabel_20_3"><text:span text:style-name="MT2">http://www.geografia.fcs.ucr.ac.cr</text:span></text:a><text:span text:style-name="MT3"> </text:span><text:span text:style-name="MT4"><text:s/>| </text:span><text:span text:style-name="MT5">dirección electrónica: </text:span><text:a xlink:type="simple" xlink:href="mailto:geografia@ucr.ac.cr" text:style-name="ListLabel_20_4" text:visited-style-name="ListLabel_20_4"><text:span text:style-name="MT5">geografia@ucr.ac.cr</text:span></text:a></text:p>
      </style:footer>
    </style:master-page>
    <style:master-page style:name="First_20_Page" style:display-name="First Page" style:page-layout-name="Mpm1" style:next-style-name="Standard">
      <style:header>
        <text:p text:style-name="MP8"><draw:frame draw:style-name="Mfr1" draw:name="Image4" text:anchor-type="char" svg:x="5.0425in" svg:y="0.1272in" svg:width="2.1299in" svg:height="0.9965in" draw:z-index="76"><draw:image xlink:href="Pictures/100002010000035D0000019F2A9E7BCCB108298E.png" xlink:type="simple" xlink:show="embed" xlink:actuate="onLoad" loext:mime-type="image/png"/></draw:frame><draw:frame draw:style-name="Mfr2" draw:name="Image2" text:anchor-type="char" svg:x="-0.4583in" svg:y="-0.5102in" svg:width="1.6272in" svg:height="3.2138in" draw:z-index="45"><draw:image xlink:href="Pictures/10000201000006400000064033D301F3F0E53D33.png" xlink:type="simple" xlink:show="embed" xlink:actuate="onLoad" loext:mime-type="image/png"/></draw:frame><draw:frame text:anchor-type="as-char" svg:y="0in" draw:z-index="0" draw:name="Imagen2" draw:style-name="Mgr2" draw:text-style-name="MP9" svg:width="0.0398in" svg:height="0.0398in"><draw:image xlink:href="Pictures/10000000000001EA000001ADADBC31F0BA639A5B.png" xlink:type="simple" xlink:show="embed" xlink:actuate="onLoad" loext:mime-type="image/png"><text:p/></draw:image></draw:frame><draw:frame text:anchor-type="as-char" svg:y="0in" draw:z-index="1" draw:name="Forma1" draw:style-name="Mgr2" draw:text-style-name="MP9" svg:width="0.0398in" svg:height="0.0398in"><draw:image xlink:href="Pictures/100002010000035D0000019F2A9E7BCCB108298E.png" xlink:type="simple" xlink:show="embed" xlink:actuate="onLoad" loext:mime-type="image/png"><text:p/></draw:image></draw:frame><draw:frame text:anchor-type="as-char" svg:y="0in" draw:z-index="2" draw:name="Imagen1" draw:style-name="Mgr2" draw:text-style-name="MP9" svg:width="0.0398in" svg:height="0.0398in"><draw:image xlink:href="Pictures/1000020100000435000002014AA292AE2CC1FE7E.png" xlink:type="simple" xlink:show="embed" xlink:actuate="onLoad" loext:mime-type="image/png"><text:p/></draw:image><svg:desc>firma_horizontal_cmyk.png</svg:desc></draw:frame></text:p>
        <table:table table:name="Table2" table:style-name="Table2">
          <table:table-column table:style-name="Table2.A"/>
          <table:table-column table:style-name="Table2.B"/>
          <table:table-column table:style-name="Table2.C"/>
          <table:table-row table:style-name="Table2.1">
            <table:table-cell table:style-name="Table2.A1" office:value-type="string">
              <text:p text:style-name="MP19"><draw:frame draw:style-name="Mfr8" draw:name="Image3" text:anchor-type="as-char" svg:width="1.9898in" svg:height="0.8016in" draw:z-index="64"><draw:image xlink:href="Pictures/1000020100000435000002014AA292AE2CC1FE7E.png" xlink:type="simple" xlink:show="embed" xlink:actuate="onLoad" loext:mime-type="image/png"/><svg:desc>firma_horizontal_cmyk.png</svg:desc></draw:frame></text:p>
            </table:table-cell>
            <table:table-cell table:style-name="Table2.A1" office:value-type="string">
              <text:p text:style-name="MP20"><text:span text:style-name="MT18">Página </text:span><text:page-number text:select-page="current">1</text:page-number><text:span text:style-name="MT18"><text:s/>de </text:span><text:page-count>15</text:page-count></text:p>
              <text:p text:style-name="MP19"/>
            </table:table-cell>
            <table:table-cell table:style-name="Table2.A1" office:value-type="string">
              <text:p text:style-name="MP21"/>
            </table:table-cell>
          </table:table-row>
        </table:table>
        <text:p text:style-name="MP2"/>
      </style:header>
      <style:footer>
        <text:p text:style-name="MP10"><draw:frame draw:style-name="Mfr5" draw:name="Image5" text:anchor-type="char" svg:x="5.4272in" svg:y="0.0728in" svg:width="1.4909in" svg:height="1.2in" draw:z-index="46"><draw:image xlink:href="Pictures/10000000000001EA000001ADADBC31F0BA639A5B.png" xlink:type="simple" xlink:show="embed" xlink:actuate="onLoad" loext:mime-type="image/png"/></draw:frame></text:p>
        <text:p text:style-name="MP11">Somos Geografía - UCR: Enseñando desde 1946 y formando profesionales a partir de 1974</text:p>
        <text:p text:style-name="MP12">Ciudad Universitaria Rodrigo Facio, San Pedro, Montes de Oca, San José, Costa Rica <text:tab/></text:p>
        <text:p text:style-name="MP12">Teléfonos: Recepción: 2511-6402 | Asuntos Estudiantiles 2511-6469 | Código Postal 11501-2060</text:p>
        <text:p text:style-name="MP13"><text:span text:style-name="MT6">Página web: </text:span><text:a xlink:type="simple" xlink:href="http://www.geografia.fcs.ucr.ac.cr/" text:style-name="ListLabel_20_5" text:visited-style-name="ListLabel_20_5"><text:span text:style-name="MT7">http://www.geografia.fcs.ucr.ac.cr</text:span></text:a><text:span text:style-name="MT8"> </text:span><text:span text:style-name="MT9"><text:s/>| </text:span><text:span text:style-name="MT10">dirección electrónica: </text:span><text:a xlink:type="simple" xlink:href="mailto:geografia@ucr.ac.cr" text:style-name="ListLabel_20_6" text:visited-style-name="ListLabel_20_6"><text:span text:style-name="MT10">geografia@ucr.ac.cr</text:span></text:a></text:p>
        <text:p text:style-name="Standard"><draw:frame draw:style-name="Mfr6" draw:name="Imagen1" text:anchor-type="char" svg:x="4.1083in" svg:y="0.2854in" svg:width="3.6043in" svg:height="0.4063in" draw:z-index="91"><draw:image xlink:href="Pictures/10000201000006400000064033D301F3F0E53D33.png" xlink:type="simple" xlink:show="embed" xlink:actuate="onLoad" loext:mime-type="image/png"/></draw:frame></text:p>
      </style:footer>
    </style:master-page>
    <style:master-page style:name="MP0" style:page-layout-name="Mpm2">
      <style:header>
        <table:table table:name="Table3" table:style-name="Table3">
          <table:table-column table:style-name="Table3.A"/>
          <table:table-column table:style-name="Table3.B"/>
          <table:table-column table:style-name="Table3.C"/>
          <table:table-row table:style-name="TableLine94276114245040">
            <table:table-cell table:style-name="Table3.A1" office:value-type="string">
              <text:p text:style-name="MP22"><draw:frame draw:style-name="Mfr9" draw:name="Image6" text:anchor-type="as-char" svg:y="0in" svg:width="1.9898in" style:rel-width="scale" svg:height="0.8016in" style:rel-height="scale" draw:z-index="0"><draw:image xlink:href="Pictures/1000020100000435000002014AA292AE2CC1FE7E.png" xlink:type="simple" xlink:show="embed" xlink:actuate="onLoad" loext:mime-type="image/png"/><svg:desc>firma_horizontal_cmyk.png</svg:desc></draw:frame></text:p>
            </table:table-cell>
            <table:table-cell table:style-name="Table3.A1" office:value-type="string">
              <text:p text:style-name="MP23"><text:span text:style-name="Fuente_20_de_20_párrafo_20_predeter."><text:span text:style-name="MT19">Página </text:span></text:span><text:span text:style-name="Fuente_20_de_20_párrafo_20_predeter."><text:span text:style-name="MT19"><text:page-number text:select-page="current">0</text:page-number></text:span></text:span><text:span text:style-name="Fuente_20_de_20_párrafo_20_predeter."><text:span text:style-name="MT19"><text:s/>de </text:span></text:span><text:span text:style-name="Fuente_20_de_20_párrafo_20_predeter."><text:span text:style-name="MT19"><text:page-count>15</text:page-count></text:span></text:span></text:p>
              <text:p text:style-name="MP22"/>
            </table:table-cell>
            <table:table-cell table:style-name="Table3.A1" office:value-type="string">
              <text:p text:style-name="MP24"><draw:frame draw:style-name="Mfr10" draw:name="Forma1" text:anchor-type="paragraph" svg:x="0.4043in" svg:y="-0.5201in" svg:width="2.1299in" style:rel-width="scale" svg:height="0.9965in" style:rel-height="scale" draw:z-index="0"><draw:image xlink:href="Pictures/100002010000035D0000019F2A9E7BCCB108298E.png" xlink:type="simple" xlink:show="embed" xlink:actuate="onLoad" loext:mime-type="image/png"/></draw:frame></text:p>
            </table:table-cell>
          </table:table-row>
        </table:table>
        <text:p text:style-name="Standard"/>
      </style:header>
      <style:footer>
        <text:p text:style-name="MP14"><draw:connector text:anchor-type="paragraph" draw:z-index="106" draw:name="Forma1_0" draw:style-name="Mgr3" draw:text-style-name="MP15" draw:type="line" svg:x1="-0.0941in" svg:y1="0.0543in" svg:x2="6.4437in" svg:y2="0.0543in" svg:d="M-240 138h16607" svg:viewBox="0 0 16609 2"><text:p/></draw:connector><draw:frame draw:style-name="Mfr7" draw:name="Image7" text:anchor-type="paragraph" svg:x="5.4272in" svg:y="-0.0772in" svg:width="1.4909in" style:rel-width="scale" svg:height="1.2in" style:rel-height="scale" draw:z-index="0"><draw:image xlink:href="Pictures/10000000000001EA000001ADADBC31F0BA639A5B.png" xlink:type="simple" xlink:show="embed" xlink:actuate="onLoad" loext:mime-type="image/png"/></draw:frame></text:p>
        <text:p text:style-name="MP16">Somos Geografía - UCR: Enseñando desde 1946 y formando profesionales a partir de 1974</text:p>
        <text:p text:style-name="MP17">Ciudad Universitaria Rodrigo Facio, San Pedro, Montes de Oca, San José, Costa Rica <text:tab/></text:p>
        <text:p text:style-name="MP18"><text:span text:style-name="Fuente_20_de_20_párrafo_20_predeter."><text:span text:style-name="MT11">Teléfonos: Recepción: </text:span></text:span><text:span text:style-name="Internet_20_link"><text:span text:style-name="MT12">2511-6402 | Asuntos Estudiantiles 2511-6469 | </text:span></text:span><text:span text:style-name="Fuente_20_de_20_párrafo_20_predeter."><text:span text:style-name="MT11">Código Postal 11501-2060</text:span></text:span></text:p>
        <text:p text:style-name="MP18"><text:span text:style-name="Internet_20_link"><text:span text:style-name="MT13">Página web: </text:span></text:span><text:a xlink:type="simple" xlink:href="http://www.geografia.fcs.ucr.ac.cr/" office:target-frame-name="_top" xlink:show="replace" text:style-name="Internet_20_link" text:visited-style-name="Visited_20_Internet_20_Link"><text:span text:style-name="Internet_20_link"><text:span text:style-name="MT14">http://www.geografia.fcs.ucr.ac.cr</text:span></text:span></text:a><text:span text:style-name="Internet_20_link"><text:span text:style-name="MT15"> </text:span></text:span><text:span text:style-name="Internet_20_link"><text:span text:style-name="MT16"><text:s/>| </text:span></text:span><text:span text:style-name="Fuente_20_de_20_párrafo_20_predeter."><text:span text:style-name="MT17">dirección electrónica: </text:span></text:span><text:a xlink:type="simple" xlink:href="mailto:geografia@ucr.ac.cr" office:target-frame-name="_top" xlink:show="replace" text:style-name="Internet_20_link" text:visited-style-name="Visited_20_Internet_20_Link"><text:span text:style-name="Fuente_20_de_20_párrafo_20_predeter."><text:span text:style-name="MT17">geograf</text:span></text:span></text:a><text:a xlink:type="simple" xlink:href="mailto:geografia@ucr.ac.cr" office:target-frame-name="_top" xlink:show="replace" text:style-name="Internet_20_link" text:visited-style-name="Visited_20_Internet_20_Link"><text:span text:style-name="Fuente_20_de_20_párrafo_20_predeter."><text:span text:style-name="MT17">i</text:span></text:span></text:a><text:a xlink:type="simple" xlink:href="mailto:geografia@ucr.ac.cr" office:target-frame-name="_top" xlink:show="replace" text:style-name="Internet_20_link" text:visited-style-name="Visited_20_Internet_20_Link"><text:span text:style-name="Fuente_20_de_20_párrafo_20_predeter."><text:span text:style-name="MT17">a@ucr.ac.cr</text:span></text:span></text:a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editing-duration>PT4M30S</meta:editing-duration>
    <meta:editing-cycles>4</meta:editing-cycles>
    <meta:creation-date>2023-03-07T11:33:10.861000000</meta:creation-date>
    <dc:date>2023-03-07T12:40:38.577460543</dc:date>
    <meta:document-statistic meta:table-count="7" meta:image-count="14" meta:object-count="0" meta:page-count="15" meta:paragraph-count="265" meta:word-count="2535" meta:character-count="18104" meta:non-whitespace-character-count="15875"/>
  </office:meta>
</office:document-meta>
</file>